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Web" style:family="paragraph">
      <style:paragraph-properties fo:text-align="center" fo:margin-top="0in" fo:margin-bottom="0.1111in" fo:line-height="106%"/>
    </style:style>
    <style:style style:name="T3" style:parent-style-name="DefaultParagraphFont" style:family="text">
      <style:text-properties style:font-name-asian="Times New Roman" fo:font-size="11pt" style:font-size-asian="11pt" style:font-size-complex="11pt"/>
    </style:style>
    <style:style style:name="P4" style:parent-style-name="NormalWeb" style:family="paragraph">
      <style:paragraph-properties fo:text-align="center" fo:margin-top="0in" fo:margin-bottom="0.1111in" fo:line-height="106%"/>
    </style:style>
    <style:style style:name="T5" style:parent-style-name="DefaultParagraphFont" style:family="text">
      <style:text-properties style:font-name-asian="Times New Roman" fo:font-size="11pt" style:font-size-asian="11pt" style:font-size-complex="11pt"/>
    </style:style>
    <style:style style:name="P6" style:parent-style-name="NormalWeb" style:family="paragraph">
      <style:paragraph-properties fo:text-align="center" fo:margin-top="0in" fo:margin-bottom="0.1111in" fo:line-height="106%"/>
    </style:style>
    <style:style style:name="T7" style:parent-style-name="DefaultParagraphFont" style:family="text">
      <style:text-properties style:font-name-asian="Times New Roman" fo:font-size="11pt" style:font-size-asian="11pt" style:font-size-complex="11pt"/>
    </style:style>
    <style:style style:name="P8" style:parent-style-name="Normal" style:family="paragraph">
      <style:paragraph-properties fo:text-align="center"/>
    </style:style>
    <style:style style:name="P9" style:parent-style-name="NormalWeb" style:family="paragraph">
      <style:paragraph-properties fo:text-align="center" fo:margin-top="0in" fo:margin-bottom="0.1111in" fo:line-height="106%"/>
    </style:style>
    <style:style style:name="T10" style:parent-style-name="DefaultParagraphFont" style:family="text">
      <style:text-properties style:font-name-asian="Calibri" fo:font-size="11pt" style:font-size-asian="11pt" style:font-size-complex="11pt"/>
    </style:style>
    <style:style style:name="P11" style:parent-style-name="NormalWeb" style:family="paragraph">
      <style:paragraph-properties fo:text-align="center" fo:margin-top="0in" fo:margin-bottom="0.1111in" fo:line-height="106%"/>
    </style:style>
    <style:style style:name="T12" style:parent-style-name="DefaultParagraphFont" style:family="text">
      <style:text-properties style:font-name-asian="Calibri" fo:font-size="11pt" style:font-size-asian="11pt" style:font-size-complex="11pt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Web" style:family="paragraph">
      <style:paragraph-properties fo:text-align="center" fo:margin-top="0in" fo:margin-bottom="0.1111in" fo:line-height="105%"/>
    </style:style>
    <style:style style:name="T16" style:parent-style-name="DefaultParagraphFont" style:family="text">
      <style:text-properties style:font-name-asian="Times New Roman" fo:font-size="11pt" style:font-size-asian="11pt" style:font-size-complex="11pt"/>
    </style:style>
    <style:style style:name="P17" style:parent-style-name="NormalWeb" style:family="paragraph">
      <style:paragraph-properties fo:text-align="center" fo:margin-top="0in" fo:margin-bottom="0.1111in" fo:line-height="105%"/>
    </style:style>
    <style:style style:name="T18" style:parent-style-name="DefaultParagraphFont" style:family="text">
      <style:text-properties style:font-name-asian="Calibri" fo:font-size="11pt" style:font-size-asian="11pt" style:font-size-complex="11pt"/>
    </style:style>
    <style:style style:name="P19" style:parent-style-name="Normal" style:family="paragraph">
      <style:paragraph-properties fo:text-align="center"/>
    </style:style>
    <style:style style:name="T20" style:parent-style-name="DefaultParagraphFont" style:family="text">
      <style:text-properties fo:color="#70AD47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fo:color="#70AD47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fo:color="#70AD47"/>
    </style:style>
    <style:style style:name="P25" style:parent-style-name="Normal" style:family="paragraph">
      <style:paragraph-properties fo:text-align="center"/>
    </style:style>
    <style:style style:name="T26" style:parent-style-name="DefaultParagraphFont" style:family="text">
      <style:text-properties fo:color="#70AD47"/>
    </style:style>
    <style:style style:name="P27" style:parent-style-name="Normal" style:family="paragraph">
      <style:paragraph-properties fo:text-align="center"/>
    </style:style>
    <style:style style:name="P28" style:parent-style-name="NormalWeb" style:family="paragraph">
      <style:paragraph-properties fo:text-align="center" fo:margin-top="0in" fo:margin-bottom="0.1111in" fo:line-height="106%"/>
    </style:style>
    <style:style style:name="T29" style:parent-style-name="DefaultParagraphFont" style:family="text">
      <style:text-properties style:font-name-asian="Calibri" fo:font-size="11pt" style:font-size-asian="11pt" style:font-size-complex="11pt"/>
    </style:style>
    <style:style style:name="T30" style:parent-style-name="DefaultParagraphFont" style:family="text">
      <style:text-properties style:font-name-asian="Calibri" fo:font-size="11pt" style:font-size-asian="11pt" style:font-size-complex="11pt"/>
    </style:style>
    <style:style style:name="T31" style:parent-style-name="DefaultParagraphFont" style:family="text">
      <style:text-properties style:font-name-asian="Calibri" fo:font-size="11pt" style:font-size-asian="11pt" style:font-size-complex="11pt"/>
    </style:style>
    <style:style style:name="T32" style:parent-style-name="DefaultParagraphFont" style:family="text">
      <style:text-properties style:font-name-asian="Calibri" fo:color="#70AD47" fo:font-size="11pt" style:font-size-asian="11pt" style:font-size-complex="11pt"/>
    </style:style>
    <style:style style:name="P33" style:parent-style-name="NormalWeb" style:family="paragraph">
      <style:paragraph-properties fo:text-align="center" fo:margin-top="0in" fo:margin-bottom="0.1111in" fo:line-height="106%"/>
    </style:style>
    <style:style style:name="T34" style:parent-style-name="DefaultParagraphFont" style:family="text">
      <style:text-properties style:font-name-asian="Calibri" fo:font-size="11pt" style:font-size-asian="11pt" style:font-size-complex="11pt"/>
    </style:style>
    <style:style style:name="T35" style:parent-style-name="DefaultParagraphFont" style:family="text">
      <style:text-properties style:font-name-asian="Calibri" fo:font-size="11pt" style:font-size-asian="11pt" style:font-size-complex="11pt"/>
    </style:style>
    <style:style style:name="T36" style:parent-style-name="DefaultParagraphFont" style:family="text">
      <style:text-properties style:font-name-asian="Calibri" fo:color="#70AD47" fo:font-size="11pt" style:font-size-asian="11pt" style:font-size-complex="11pt"/>
    </style:style>
    <style:style style:name="P37" style:parent-style-name="NormalWeb" style:family="paragraph">
      <style:paragraph-properties fo:text-align="center" fo:margin-top="0in" fo:margin-bottom="0.1111in" fo:line-height="106%"/>
    </style:style>
    <style:style style:name="T38" style:parent-style-name="DefaultParagraphFont" style:family="text">
      <style:text-properties style:font-name-asian="Calibri" fo:font-size="11pt" style:font-size-asian="11pt" style:font-size-complex="11pt"/>
    </style:style>
    <style:style style:name="T39" style:parent-style-name="DefaultParagraphFont" style:family="text">
      <style:text-properties style:font-name-asian="Calibri" fo:font-size="11pt" style:font-size-asian="11pt" style:font-size-complex="11pt"/>
    </style:style>
    <style:style style:name="T40" style:parent-style-name="DefaultParagraphFont" style:family="text">
      <style:text-properties style:font-name-asian="Calibri" fo:font-size="11pt" style:font-size-asian="11pt" style:font-size-complex="11pt"/>
    </style:style>
    <style:style style:name="T41" style:parent-style-name="DefaultParagraphFont" style:family="text">
      <style:text-properties style:font-name-asian="Calibri" fo:color="#70AD47" fo:font-size="11pt" style:font-size-asian="11pt" style:font-size-complex="11pt"/>
    </style:style>
    <style:style style:name="P42" style:parent-style-name="NormalWeb" style:family="paragraph">
      <style:paragraph-properties fo:text-align="center" fo:margin-top="0in" fo:margin-bottom="0.1111in" fo:line-height="106%"/>
    </style:style>
    <style:style style:name="T43" style:parent-style-name="DefaultParagraphFont" style:family="text">
      <style:text-properties style:font-name-asian="Calibri" fo:font-size="11pt" style:font-size-asian="11pt" style:font-size-complex="11pt"/>
    </style:style>
    <style:style style:name="P44" style:parent-style-name="Normal" style:family="paragraph">
      <style:text-properties fo:text-shadow="0.0145in 0.0145in 0.0416in #000000" fo:color="#000000"/>
    </style:style>
    <style:style style:name="P45" style:parent-style-name="NormalWeb" style:family="paragraph">
      <style:paragraph-properties fo:margin-top="0in" fo:margin-bottom="0.1111in" fo:line-height="106%"/>
    </style:style>
    <style:style style:name="T46" style:parent-style-name="DefaultParagraphFont" style:family="text">
      <style:text-properties style:font-name="Calibri" style:font-name-asian="Calibri" fo:text-shadow="0.0145in 0.0145in 0.0416in #000000" fo:color="#000000" fo:font-size="11pt" style:font-size-asian="11pt" style:font-size-complex="11pt"/>
    </style:style>
    <style:style style:name="P47" style:parent-style-name="NormalWeb" style:family="paragraph">
      <style:paragraph-properties fo:margin-top="0in" fo:margin-bottom="0.1111in" fo:line-height="106%"/>
    </style:style>
    <style:style style:name="T48" style:parent-style-name="DefaultParagraphFont" style:family="text">
      <style:text-properties style:font-name="Calibri" style:font-name-asian="Calibri" fo:text-shadow="0.0145in 0.0145in 0.0416in #000000" fo:color="#000000" fo:font-size="11pt" style:font-size-asian="11pt" style:font-size-complex="11pt"/>
    </style:style>
    <style:style style:family="graphic" style:name="a74">
      <style:graphic-properties draw:fill="none" draw:stroke="solid" svg:stroke-width="0.00694in" svg:stroke-color="#4472c4" draw:marker-end="a73" svg:stroke-opacity="100%" draw:stroke-linejoin="miter" svg:stroke-linecap="butt"/>
    </style:style>
    <style:style style:family="graphic" style:name="a38">
      <style:graphic-properties draw:fill="none" draw:stroke="solid" svg:stroke-width="0.00694in" svg:stroke-color="#4472c4" draw:marker-end="a37" svg:stroke-opacity="100%" draw:stroke-linejoin="miter" svg:stroke-linecap="butt"/>
    </style:style>
    <style:style style:family="graphic" style:name="a7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>
      <style:graphic-properties draw:fill="none" draw:stroke="solid" svg:stroke-width="0.00694in" svg:stroke-color="#4472c4" draw:marker-end="a20" svg:stroke-opacity="100%" draw:stroke-linejoin="miter" svg:stroke-linecap="butt"/>
    </style:style>
    <style:style style:family="graphic" style:name="a78">
      <style:graphic-properties/>
    </style:style>
    <style:style style:family="graphic" style:name="a23">
      <style:graphic-properties draw:fill="none" draw:stroke="solid" svg:stroke-width="0.00694in" svg:stroke-color="#4472c4" draw:marker-end="a22" svg:stroke-opacity="100%" draw:stroke-linejoin="miter" svg:stroke-linecap="butt"/>
    </style:style>
    <style:style style:family="graphic" style:name="a61">
      <style:graphic-properties draw:fill="none" draw:stroke="solid" svg:stroke-width="0.00694in" svg:stroke-color="#4472c4" draw:marker-end="a60" svg:stroke-opacity="100%" draw:stroke-linejoin="miter" svg:stroke-linecap="butt"/>
    </style:style>
    <style:style style:family="graphic" style:name="a25">
      <style:graphic-properties draw:fill="none" draw:stroke="solid" svg:stroke-width="0.00694in" svg:stroke-color="#4472c4" draw:marker-end="a24" svg:stroke-opacity="100%" draw:stroke-linejoin="miter" svg:stroke-linecap="butt"/>
    </style:style>
    <style:style style:family="graphic" style:name="a27">
      <style:graphic-properties draw:fill="none" draw:stroke="solid" svg:stroke-width="0.00694in" svg:stroke-color="#4472c4" draw:marker-end="a26" svg:stroke-opacity="100%" draw:stroke-linejoin="miter" svg:stroke-linecap="butt"/>
    </style:style>
    <style:style style:family="graphic" style:name="a64">
      <style:graphic-properties draw:fill="none" draw:stroke="solid" svg:stroke-width="0.00694in" svg:stroke-color="#4472c4" draw:marker-start="a62" draw:marker-end="a63" svg:stroke-opacity="100%" draw:stroke-linejoin="miter" svg:stroke-linecap="butt"/>
    </style:style>
    <style:style style:family="graphic" style:name="a28">
      <style:graphic-properties draw:fill="solid" draw:fill-color="#fff2cc" draw:opacity="100%" draw:stroke="solid" svg:stroke-width="0.01389in" svg:stroke-color="#2f528f" svg:stroke-opacity="100%" draw:stroke-linejoin="miter" svg:stroke-linecap="butt"/>
    </style:style>
    <style:style style:family="graphic" style:name="a29">
      <style:graphic-properties draw:fill="solid" draw:fill-color="#e2f0d9" draw:opacity="100%" draw:stroke="solid" svg:stroke-width="0.01389in" svg:stroke-color="#2f528f" svg:stroke-opacity="100%" draw:stroke-linejoin="miter" svg:stroke-linecap="butt"/>
    </style:style>
    <style:style style:family="graphic" style:name="a66">
      <style:graphic-properties draw:fill="none" draw:stroke="solid" svg:stroke-width="0.00694in" svg:stroke-color="#4472c4" draw:marker-end="a65" svg:stroke-opacity="100%" draw:stroke-linejoin="miter" svg:stroke-linecap="butt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none" draw:stroke="solid" svg:stroke-width="0.00694in" svg:stroke-color="#4472c4" draw:marker-start="a67" draw:marker-end="a68" svg:stroke-opacity="100%" draw:stroke-linejoin="miter" svg:stroke-linecap="butt"/>
    </style:style>
    <style:style style:family="graphic" style:name="a13">
      <style:graphic-properties draw:fill="none" draw:stroke="solid" svg:stroke-width="0.00694in" svg:stroke-color="#4472c4" draw:marker-end="a12" svg:stroke-opacity="100%" draw:stroke-linejoin="miter" svg:stroke-linecap="butt"/>
    </style:style>
    <style:style style:family="graphic" style:name="a15">
      <style:graphic-properties draw:fill="none" draw:stroke="solid" svg:stroke-width="0.00694in" svg:stroke-color="#4472c4" draw:marker-end="a14" svg:stroke-opacity="100%" draw:stroke-linejoin="miter" svg:stroke-linecap="butt"/>
    </style:style>
    <style:style style:family="graphic" style:name="a52">
      <style:graphic-properties draw:fill="none" draw:stroke="solid" svg:stroke-width="0.00694in" svg:stroke-color="#4472c4" draw:marker-start="a50" draw:marker-end="a51" svg:stroke-opacity="100%" draw:stroke-linejoin="miter" svg:stroke-linecap="butt"/>
    </style:style>
    <style:style style:family="graphic" style:name="a17">
      <style:graphic-properties draw:fill="none" draw:stroke="solid" svg:stroke-width="0.00694in" svg:stroke-color="#4472c4" draw:marker-end="a16" svg:stroke-opacity="100%" draw:stroke-linejoin="miter" svg:stroke-linecap="butt"/>
    </style:style>
    <style:style style:family="graphic" style:name="a54">
      <style:graphic-properties draw:fill="none" draw:stroke="solid" svg:stroke-width="0.00694in" svg:stroke-color="#4472c4" draw:marker-end="a53" svg:stroke-opacity="100%" draw:stroke-linejoin="miter" svg:stroke-linecap="butt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">
      <style:graphic-properties draw:fill="none" draw:stroke="solid" svg:stroke-width="0.00694in" svg:stroke-color="#4472c4" draw:marker-end="a18" svg:stroke-opacity="100%" draw:stroke-linejoin="miter" svg:stroke-linecap="butt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solid" draw:fill-color="#fbe5d6" draw:opacity="100%" draw:stroke="solid" svg:stroke-width="0.01389in" svg:stroke-color="#2f528f" svg:stroke-opacity="100%" draw:stroke-linejoin="miter" svg:stroke-linecap="butt"/>
    </style:style>
    <style:style style:family="graphic" style:name="a59">
      <style:graphic-properties draw:fill="none" draw:stroke="solid" svg:stroke-width="0.00694in" svg:stroke-color="#4472c4" draw:marker-end="a58" svg:stroke-opacity="100%" draw:stroke-linejoin="miter" svg:stroke-linecap="butt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">
      <style:graphic-properties draw:fill="none" draw:stroke="solid" svg:stroke-width="0.00694in" svg:stroke-color="#4472c4" draw:marker-end="a39" svg:stroke-opacity="100%" draw:stroke-linejoin="miter" svg:stroke-linecap="butt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">
      <style:graphic-properties draw:fill="none" draw:stroke="solid" svg:stroke-width="0.00694in" svg:stroke-color="#4472c4" draw:marker-end="a41" svg:stroke-opacity="100%" draw:stroke-linejoin="miter" svg:stroke-linecap="butt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">
      <style:graphic-properties draw:fill="none" draw:stroke="solid" svg:stroke-width="0.00694in" svg:stroke-color="#4472c4" draw:marker-end="a43" svg:stroke-opacity="100%" draw:stroke-linejoin="miter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none" draw:stroke="solid" svg:stroke-width="0.00694in" svg:stroke-color="#4472c4" draw:marker-end="a45" svg:stroke-opacity="100%" draw:stroke-linejoin="miter" svg:stroke-linecap="butt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none" draw:stroke="solid" svg:stroke-width="0.00694in" svg:stroke-color="#4472c4" draw:marker-start="a47" draw:marker-end="a48" svg:stroke-opacity="100%" draw:stroke-linejoin="miter" svg:stroke-linecap="butt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none" draw:stroke="solid" svg:stroke-width="0.00694in" svg:stroke-color="#4472c4" draw:marker-end="a71" svg:stroke-opacity="100%" draw:stroke-linejoin="miter" svg:stroke-linecap="butt"/>
    </style:style>
    <style:style style:family="graphic" style:name="a36">
      <style:graphic-properties draw:fill="none" draw:stroke="solid" svg:stroke-width="0.00694in" svg:stroke-color="#4472c4" draw:marker-end="a35" svg:stroke-opacity="100%" draw:stroke-linejoin="miter" svg:stroke-linecap="butt"/>
    </style:style>
  </office:automatic-styles>
  <office:body>
    <office:text text:use-soft-page-breaks="true">
      <text:p text:style-name="P1"><draw:frame draw:z-index="251659264" draw:id="id0" draw:style-name="a0" draw:name="Text Box 2" text:anchor-type="paragraph" svg:x="3.83333in" svg:y="4.37431in" svg:width="4.16667in" svg:height="0.28056in" style:rel-width="scale" style:rel-height="scale"><draw:text-box><text:p text:style-name="Normal">Loop varying segmentation params to optimize training results</text:p></draw:text-box><svg:title/><svg:desc/></draw:frame><draw:g draw:name="Canvas 2" draw:id="id51" draw:style-name="a78" text:anchor-type="as-char"><svg:title/><svg:desc/><draw:custom-shape svg:x="0in" svg:y="0.00007in" svg:width="9.5625in" svg:height="3.04149in" draw:id="id1" draw:style-name="a1" draw:name="Rectangle 25"><svg:title/><svg:desc/><draw:enhanced-geometry draw:type="non-primitive" svg:viewBox="0 0 21600 21600" draw:enhanced-path="M 0 0 L 21600 0 21600 21600 0 21600 Z N"/></draw:custom-shape><draw:g draw:name="Group 26" draw:id="id20"><svg:title/><svg:desc/><draw:custom-shape svg:x="0.36352in" svg:y="0.31974in" svg:width="1.83333in" svg:height="0.82292in" draw:id="id2" draw:style-name="a2" draw:name="Cloud 4"><svg:title/><svg:desc/><text:p text:style-name="P2"><text:span text:style-name="T3">NAIP Imagery</text:span></text:p><draw:enhanced-geometry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?f9 / 43200"/><draw:equation draw:name="f14" draw:formula="?f6 / 43200"/><draw:equation draw:name="f15" draw:formula="?f9 * 2977 / 21600"/><draw:equation draw:name="f16" draw:formula="?f6 * 3262 / 21600"/><draw:equation draw:name="f17" draw:formula="?f9 * 17087 / 21600"/><draw:equation draw:name="f18" draw:formula="?f6 * 17337 / 21600"/><draw:equation draw:name="f19" draw:formula="?f9 * 67 / 21600"/><draw:equation draw:name="f20" draw:formula="?f6 * 21577 / 21600"/><draw:equation draw:name="f21" draw:formula="?f9 * 21582 / 21600"/><draw:equation draw:name="f22" draw:formula="?f6 * 1235 / 21600"/><draw:equation draw:name="f23" draw:formula="?f21 / ?f13"/><draw:equation draw:name="f24" draw:formula="?f8 / ?f14"/><draw:equation draw:name="f25" draw:formula="?f11 / ?f13"/><draw:equation draw:name="f26" draw:formula="?f20 / ?f14"/><draw:equation draw:name="f27" draw:formula="?f19 / ?f13"/><draw:equation draw:name="f28" draw:formula="?f22 / ?f14"/><draw:equation draw:name="f29" draw:formula="?f15 / ?f13"/><draw:equation draw:name="f30" draw:formula="?f17 / ?f13"/><draw:equation draw:name="f31" draw:formula="?f16 / ?f14"/><draw:equation draw:name="f32" draw:formula="?f18 / ?f14"/><draw:equation draw:name="f33" draw:formula="21550000 - 7426832"/><draw:equation draw:name="f34" draw:formula="if(?f33, 7426832, 21550000)"/><draw:equation draw:name="f35" draw:formula="-21550000 - ?f34"/><draw:equation draw:name="f36" draw:formula="if(?f35, -21550000, ?f34)"/><draw:equation draw:name="f37" draw:formula="-11429249 + ?f36"/><draw:equation draw:name="f38" draw:formula="-11429249 + ?f1"/><draw:equation draw:name="f39" draw:formula="?f38 * ?f12 / ?f0"/><draw:equation draw:name="f40" draw:formula="0 - ?f39"/><draw:equation draw:name="f41" draw:formula="cos(?f40)"/><draw:equation draw:name="f42" draw:formula="0 - ?f41"/><draw:equation draw:name="f43" draw:formula="?f42 * 6753"/><draw:equation draw:name="f44" draw:formula="sin(?f40)"/><draw:equation draw:name="f45" draw:formula="0 - ?f44"/><draw:equation draw:name="f46" draw:formula="?f45 * 9190"/><draw:equation draw:name="f47" draw:formula="sqrt(?f43 * ?f43 + ?f46 * ?f46 + 0 * 0)"/><draw:equation draw:name="f48" draw:formula="6753 * 9190 / ?f47"/><draw:equation draw:name="f49" draw:formula="?f45 * ?f48"/><draw:equation draw:name="f50" draw:formula="3900 - ?f49"/><draw:equation draw:name="f51" draw:formula="?f42 * ?f48"/><draw:equation draw:name="f52" draw:formula="14370 - ?f51"/><draw:equation draw:name="f53" draw:formula="?f50 - 6753"/><draw:equation draw:name="f54" draw:formula="?f52 - 9190"/><draw:equation draw:name="f55" draw:formula="?f50 + 6753"/><draw:equation draw:name="f56" draw:formula="?f52 + 9190"/><draw:equation draw:name="f57" draw:formula="?f37 + ?f1"/><draw:equation draw:name="f58" draw:formula="?f57 * ?f12 / ?f0"/><draw:equation draw:name="f59" draw:formula="0 - ?f58"/><draw:equation draw:name="f60" draw:formula="cos(?f59)"/><draw:equation draw:name="f61" draw:formula="0 - ?f60"/><draw:equation draw:name="f62" draw:formula="?f61 * 6753"/><draw:equation draw:name="f63" draw:formula="sin(?f59)"/><draw:equation draw:name="f64" draw:formula="0 - ?f63"/><draw:equation draw:name="f65" draw:formula="?f64 * 9190"/><draw:equation draw:name="f66" draw:formula="sqrt(?f62 * ?f62 + ?f65 * ?f65 + 0 * 0)"/><draw:equation draw:name="f67" draw:formula="6753 * 9190 / ?f66"/><draw:equation draw:name="f68" draw:formula="?f64 * ?f67"/><draw:equation draw:name="f69" draw:formula="?f50 + ?f68"/><draw:equation draw:name="f70" draw:formula="?f61 * ?f67"/><draw:equation draw:name="f71" draw:formula="?f52 + ?f70"/><draw:equation draw:name="f72" draw:formula="if(?f36, 3900, ?f53)"/><draw:equation draw:name="f73" draw:formula="if(?f36, 14370, ?f54)"/><draw:equation draw:name="f74" draw:formula="if(?f36, 3900, ?f55)"/><draw:equation draw:name="f75" draw:formula="if(?f36, 14370, ?f56)"/><draw:equation draw:name="f76" draw:formula="if(?f36, ?f53, ?f69)"/><draw:equation draw:name="f77" draw:formula="if(?f36, ?f54, ?f71)"/><draw:equation draw:name="f78" draw:formula="if(?f36, ?f55, ?f69)"/><draw:equation draw:name="f79" draw:formula="if(?f36, ?f56, ?f71)"/><draw:equation draw:name="f80" draw:formula="21550000 - 5396714"/><draw:equation draw:name="f81" draw:formula="if(?f80, 5396714, 21550000)"/><draw:equation draw:name="f82" draw:formula="-21550000 - ?f81"/><draw:equation draw:name="f83" draw:formula="if(?f82, -21550000, ?f81)"/><draw:equation draw:name="f84" draw:formula="-8646143 + ?f83"/><draw:equation draw:name="f85" draw:formula="-8646143 + ?f1"/><draw:equation draw:name="f86" draw:formula="?f85 * ?f12 / ?f0"/><draw:equation draw:name="f87" draw:formula="0 - ?f86"/><draw:equation draw:name="f88" draw:formula="cos(?f87)"/><draw:equation draw:name="f89" draw:formula="0 - ?f88"/><draw:equation draw:name="f90" draw:formula="?f89 * 5333"/><draw:equation draw:name="f91" draw:formula="sin(?f87)"/><draw:equation draw:name="f92" draw:formula="0 - ?f91"/><draw:equation draw:name="f93" draw:formula="?f92 * 7267"/><draw:equation draw:name="f94" draw:formula="sqrt(?f90 * ?f90 + ?f93 * ?f93 + 0 * 0)"/><draw:equation draw:name="f95" draw:formula="5333 * 7267 / ?f94"/><draw:equation draw:name="f96" draw:formula="?f92 * ?f95"/><draw:equation draw:name="f97" draw:formula="?f69 - ?f96"/><draw:equation draw:name="f98" draw:formula="?f89 * ?f95"/><draw:equation draw:name="f99" draw:formula="?f71 - ?f98"/><draw:equation draw:name="f100" draw:formula="?f97 - 5333"/><draw:equation draw:name="f101" draw:formula="?f99 - 7267"/><draw:equation draw:name="f102" draw:formula="?f97 + 5333"/><draw:equation draw:name="f103" draw:formula="?f99 + 7267"/><draw:equation draw:name="f104" draw:formula="?f84 + ?f1"/><draw:equation draw:name="f105" draw:formula="?f104 * ?f12 / ?f0"/><draw:equation draw:name="f106" draw:formula="0 - ?f105"/><draw:equation draw:name="f107" draw:formula="cos(?f106)"/><draw:equation draw:name="f108" draw:formula="0 - ?f107"/><draw:equation draw:name="f109" draw:formula="?f108 * 5333"/><draw:equation draw:name="f110" draw:formula="sin(?f106)"/><draw:equation draw:name="f111" draw:formula="0 - ?f110"/><draw:equation draw:name="f112" draw:formula="?f111 * 7267"/><draw:equation draw:name="f113" draw:formula="sqrt(?f109 * ?f109 + ?f112 * ?f112 + 0 * 0)"/><draw:equation draw:name="f114" draw:formula="5333 * 7267 / ?f113"/><draw:equation draw:name="f115" draw:formula="?f111 * ?f114"/><draw:equation draw:name="f116" draw:formula="?f97 + ?f115"/><draw:equation draw:name="f117" draw:formula="?f108 * ?f114"/><draw:equation draw:name="f118" draw:formula="?f99 + ?f117"/><draw:equation draw:name="f119" draw:formula="if(?f83, ?f69, ?f100)"/><draw:equation draw:name="f120" draw:formula="if(?f83, ?f71, ?f101)"/><draw:equation draw:name="f121" draw:formula="if(?f83, ?f69, ?f102)"/><draw:equation draw:name="f122" draw:formula="if(?f83, ?f71, ?f103)"/><draw:equation draw:name="f123" draw:formula="if(?f83, ?f100, ?f116)"/><draw:equation draw:name="f124" draw:formula="if(?f83, ?f101, ?f118)"/><draw:equation draw:name="f125" draw:formula="if(?f83, ?f102, ?f116)"/><draw:equation draw:name="f126" draw:formula="if(?f83, ?f103, ?f118)"/><draw:equation draw:name="f127" draw:formula="21550000 - 5983381"/><draw:equation draw:name="f128" draw:formula="if(?f127, 5983381, 21550000)"/><draw:equation draw:name="f129" draw:formula="-21550000 - ?f128"/><draw:equation draw:name="f130" draw:formula="if(?f129, -21550000, ?f128)"/><draw:equation draw:name="f131" draw:formula="-8748475 + ?f130"/><draw:equation draw:name="f132" draw:formula="-8748475 + ?f1"/><draw:equation draw:name="f133" draw:formula="?f132 * ?f12 / ?f0"/><draw:equation draw:name="f134" draw:formula="0 - ?f133"/><draw:equation draw:name="f135" draw:formula="cos(?f134)"/><draw:equation draw:name="f136" draw:formula="0 - ?f135"/><draw:equation draw:name="f137" draw:formula="?f136 * 4365"/><draw:equation draw:name="f138" draw:formula="sin(?f134)"/><draw:equation draw:name="f139" draw:formula="0 - ?f138"/><draw:equation draw:name="f140" draw:formula="?f139 * 5945"/><draw:equation draw:name="f141" draw:formula="sqrt(?f137 * ?f137 + ?f140 * ?f140 + 0 * 0)"/><draw:equation draw:name="f142" draw:formula="4365 * 5945 / ?f141"/><draw:equation draw:name="f143" draw:formula="?f139 * ?f142"/><draw:equation draw:name="f144" draw:formula="?f116 - ?f143"/><draw:equation draw:name="f145" draw:formula="?f136 * ?f142"/><draw:equation draw:name="f146" draw:formula="?f118 - ?f145"/><draw:equation draw:name="f147" draw:formula="?f144 - 4365"/><draw:equation draw:name="f148" draw:formula="?f146 - 5945"/><draw:equation draw:name="f149" draw:formula="?f144 + 4365"/><draw:equation draw:name="f150" draw:formula="?f146 + 5945"/><draw:equation draw:name="f151" draw:formula="?f131 + ?f1"/><draw:equation draw:name="f152" draw:formula="?f151 * ?f12 / ?f0"/><draw:equation draw:name="f153" draw:formula="0 - ?f152"/><draw:equation draw:name="f154" draw:formula="cos(?f153)"/><draw:equation draw:name="f155" draw:formula="0 - ?f154"/><draw:equation draw:name="f156" draw:formula="?f155 * 4365"/><draw:equation draw:name="f157" draw:formula="sin(?f153)"/><draw:equation draw:name="f158" draw:formula="0 - ?f157"/><draw:equation draw:name="f159" draw:formula="?f158 * 5945"/><draw:equation draw:name="f160" draw:formula="sqrt(?f156 * ?f156 + ?f159 * ?f159 + 0 * 0)"/><draw:equation draw:name="f161" draw:formula="4365 * 594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0, ?f116, ?f147)"/><draw:equation draw:name="f167" draw:formula="if(?f130, ?f118, ?f148)"/><draw:equation draw:name="f168" draw:formula="if(?f130, ?f116, ?f149)"/><draw:equation draw:name="f169" draw:formula="if(?f130, ?f118, ?f150)"/><draw:equation draw:name="f170" draw:formula="if(?f130, ?f147, ?f163)"/><draw:equation draw:name="f171" draw:formula="if(?f130, ?f148, ?f165)"/><draw:equation draw:name="f172" draw:formula="if(?f130, ?f149, ?f163)"/><draw:equation draw:name="f173" draw:formula="if(?f130, ?f150, ?f165)"/><draw:equation draw:name="f174" draw:formula="21550000 - 7034504"/><draw:equation draw:name="f175" draw:formula="if(?f174, 7034504, 21550000)"/><draw:equation draw:name="f176" draw:formula="-21550000 - ?f175"/><draw:equation draw:name="f177" draw:formula="if(?f176, -21550000, ?f175)"/><draw:equation draw:name="f178" draw:formula="-7859163 + ?f177"/><draw:equation draw:name="f179" draw:formula="-7859163 + ?f1"/><draw:equation draw:name="f180" draw:formula="?f179 * ?f12 / ?f0"/><draw:equation draw:name="f181" draw:formula="0 - ?f180"/><draw:equation draw:name="f182" draw:formula="cos(?f181)"/><draw:equation draw:name="f183" draw:formula="0 - ?f182"/><draw:equation draw:name="f184" draw:formula="?f183 * 4857"/><draw:equation draw:name="f185" draw:formula="sin(?f181)"/><draw:equation draw:name="f186" draw:formula="0 - ?f185"/><draw:equation draw:name="f187" draw:formula="?f186 * 6595"/><draw:equation draw:name="f188" draw:formula="sqrt(?f184 * ?f184 + ?f187 * ?f187 + 0 * 0)"/><draw:equation draw:name="f189" draw:formula="4857 * 6595 / ?f188"/><draw:equation draw:name="f190" draw:formula="?f186 * ?f189"/><draw:equation draw:name="f191" draw:formula="?f163 - ?f190"/><draw:equation draw:name="f192" draw:formula="?f183 * ?f189"/><draw:equation draw:name="f193" draw:formula="?f165 - ?f192"/><draw:equation draw:name="f194" draw:formula="?f191 - 4857"/><draw:equation draw:name="f195" draw:formula="?f193 - 6595"/><draw:equation draw:name="f196" draw:formula="?f191 + 4857"/><draw:equation draw:name="f197" draw:formula="?f193 + 6595"/><draw:equation draw:name="f198" draw:formula="?f178 + ?f1"/><draw:equation draw:name="f199" draw:formula="?f198 * ?f12 / ?f0"/><draw:equation draw:name="f200" draw:formula="0 - ?f199"/><draw:equation draw:name="f201" draw:formula="cos(?f200)"/><draw:equation draw:name="f202" draw:formula="0 - ?f201"/><draw:equation draw:name="f203" draw:formula="?f202 * 4857"/><draw:equation draw:name="f204" draw:formula="sin(?f200)"/><draw:equation draw:name="f205" draw:formula="0 - ?f204"/><draw:equation draw:name="f206" draw:formula="?f205 * 6595"/><draw:equation draw:name="f207" draw:formula="sqrt(?f203 * ?f203 + ?f206 * ?f206 + 0 * 0)"/><draw:equation draw:name="f208" draw:formula="4857 * 6595 / ?f207"/><draw:equation draw:name="f209" draw:formula="?f205 * ?f208"/><draw:equation draw:name="f210" draw:formula="?f191 + ?f209"/><draw:equation draw:name="f211" draw:formula="?f202 * ?f208"/><draw:equation draw:name="f212" draw:formula="?f193 + ?f211"/><draw:equation draw:name="f213" draw:formula="if(?f177, ?f163, ?f194)"/><draw:equation draw:name="f214" draw:formula="if(?f177, ?f165, ?f195)"/><draw:equation draw:name="f215" draw:formula="if(?f177, ?f163, ?f196)"/><draw:equation draw:name="f216" draw:formula="if(?f177, ?f165, ?f197)"/><draw:equation draw:name="f217" draw:formula="if(?f177, ?f194, ?f210)"/><draw:equation draw:name="f218" draw:formula="if(?f177, ?f195, ?f212)"/><draw:equation draw:name="f219" draw:formula="if(?f177, ?f196, ?f210)"/><draw:equation draw:name="f220" draw:formula="if(?f177, ?f197, ?f212)"/><draw:equation draw:name="f221" draw:formula="21550000 - 6541615"/><draw:equation draw:name="f222" draw:formula="if(?f221, 6541615, 21550000)"/><draw:equation draw:name="f223" draw:formula="-21550000 - ?f222"/><draw:equation draw:name="f224" draw:formula="if(?f223, -21550000, ?f222)"/><draw:equation draw:name="f225" draw:formula="-4722533 + ?f224"/><draw:equation draw:name="f226" draw:formula="-4722533 + ?f1"/><draw:equation draw:name="f227" draw:formula="?f226 * ?f12 / ?f0"/><draw:equation draw:name="f228" draw:formula="0 - ?f227"/><draw:equation draw:name="f229" draw:formula="cos(?f228)"/><draw:equation draw:name="f230" draw:formula="0 - ?f229"/><draw:equation draw:name="f231" draw:formula="?f230 * 5333"/><draw:equation draw:name="f232" draw:formula="sin(?f228)"/><draw:equation draw:name="f233" draw:formula="0 - ?f232"/><draw:equation draw:name="f234" draw:formula="?f233 * 7273"/><draw:equation draw:name="f235" draw:formula="sqrt(?f231 * ?f231 + ?f234 * ?f234 + 0 * 0)"/><draw:equation draw:name="f236" draw:formula="5333 * 7273 / ?f235"/><draw:equation draw:name="f237" draw:formula="?f233 * ?f236"/><draw:equation draw:name="f238" draw:formula="?f210 - ?f237"/><draw:equation draw:name="f239" draw:formula="?f230 * ?f236"/><draw:equation draw:name="f240" draw:formula="?f212 - ?f239"/><draw:equation draw:name="f241" draw:formula="?f238 - 5333"/><draw:equation draw:name="f242" draw:formula="?f240 - 7273"/><draw:equation draw:name="f243" draw:formula="?f238 + 5333"/><draw:equation draw:name="f244" draw:formula="?f240 + 7273"/><draw:equation draw:name="f245" draw:formula="?f225 + ?f1"/><draw:equation draw:name="f246" draw:formula="?f245 * ?f12 / ?f0"/><draw:equation draw:name="f247" draw:formula="0 - ?f246"/><draw:equation draw:name="f248" draw:formula="cos(?f247)"/><draw:equation draw:name="f249" draw:formula="0 - ?f248"/><draw:equation draw:name="f250" draw:formula="?f249 * 5333"/><draw:equation draw:name="f251" draw:formula="sin(?f247)"/><draw:equation draw:name="f252" draw:formula="0 - ?f251"/><draw:equation draw:name="f253" draw:formula="?f252 * 7273"/><draw:equation draw:name="f254" draw:formula="sqrt(?f250 * ?f250 + ?f253 * ?f253 + 0 * 0)"/><draw:equation draw:name="f255" draw:formula="5333 * 7273 / ?f254"/><draw:equation draw:name="f256" draw:formula="?f252 * ?f255"/><draw:equation draw:name="f257" draw:formula="?f238 + ?f256"/><draw:equation draw:name="f258" draw:formula="?f249 * ?f255"/><draw:equation draw:name="f259" draw:formula="?f240 + ?f258"/><draw:equation draw:name="f260" draw:formula="if(?f224, ?f210, ?f241)"/><draw:equation draw:name="f261" draw:formula="if(?f224, ?f212, ?f242)"/><draw:equation draw:name="f262" draw:formula="if(?f224, ?f210, ?f243)"/><draw:equation draw:name="f263" draw:formula="if(?f224, ?f212, ?f244)"/><draw:equation draw:name="f264" draw:formula="if(?f224, ?f241, ?f257)"/><draw:equation draw:name="f265" draw:formula="if(?f224, ?f242, ?f259)"/><draw:equation draw:name="f266" draw:formula="if(?f224, ?f243, ?f257)"/><draw:equation draw:name="f267" draw:formula="if(?f224, ?f244, ?f259)"/><draw:equation draw:name="f268" draw:formula="21550000 - 7816140"/><draw:equation draw:name="f269" draw:formula="if(?f268, 7816140, 21550000)"/><draw:equation draw:name="f270" draw:formula="-21550000 - ?f269"/><draw:equation draw:name="f271" draw:formula="if(?f270, -21550000, ?f269)"/><draw:equation draw:name="f272" draw:formula="-2776035 + ?f271"/><draw:equation draw:name="f273" draw:formula="-2776035 + ?f1"/><draw:equation draw:name="f274" draw:formula="?f273 * ?f12 / ?f0"/><draw:equation draw:name="f275" draw:formula="0 - ?f274"/><draw:equation draw:name="f276" draw:formula="cos(?f275)"/><draw:equation draw:name="f277" draw:formula="0 - ?f276"/><draw:equation draw:name="f278" draw:formula="?f277 * 6775"/><draw:equation draw:name="f279" draw:formula="sin(?f275)"/><draw:equation draw:name="f280" draw:formula="0 - ?f279"/><draw:equation draw:name="f281" draw:formula="?f280 * 9220"/><draw:equation draw:name="f282" draw:formula="sqrt(?f278 * ?f278 + ?f281 * ?f281 + 0 * 0)"/><draw:equation draw:name="f283" draw:formula="6775 * 9220 / ?f282"/><draw:equation draw:name="f284" draw:formula="?f280 * ?f283"/><draw:equation draw:name="f285" draw:formula="?f257 - ?f284"/><draw:equation draw:name="f286" draw:formula="?f277 * ?f283"/><draw:equation draw:name="f287" draw:formula="?f259 - ?f286"/><draw:equation draw:name="f288" draw:formula="?f285 - 6775"/><draw:equation draw:name="f289" draw:formula="?f287 - 9220"/><draw:equation draw:name="f290" draw:formula="?f285 + 6775"/><draw:equation draw:name="f291" draw:formula="?f287 + 9220"/><draw:equation draw:name="f292" draw:formula="?f272 + ?f1"/><draw:equation draw:name="f293" draw:formula="?f292 * ?f12 / ?f0"/><draw:equation draw:name="f294" draw:formula="0 - ?f293"/><draw:equation draw:name="f295" draw:formula="cos(?f294)"/><draw:equation draw:name="f296" draw:formula="0 - ?f295"/><draw:equation draw:name="f297" draw:formula="?f296 * 6775"/><draw:equation draw:name="f298" draw:formula="sin(?f294)"/><draw:equation draw:name="f299" draw:formula="0 - ?f298"/><draw:equation draw:name="f300" draw:formula="?f299 * 9220"/><draw:equation draw:name="f301" draw:formula="sqrt(?f297 * ?f297 + ?f300 * ?f300 + 0 * 0)"/><draw:equation draw:name="f302" draw:formula="6775 * 9220 / ?f301"/><draw:equation draw:name="f303" draw:formula="?f299 * ?f302"/><draw:equation draw:name="f304" draw:formula="?f285 + ?f303"/><draw:equation draw:name="f305" draw:formula="?f296 * ?f302"/><draw:equation draw:name="f306" draw:formula="?f287 + ?f305"/><draw:equation draw:name="f307" draw:formula="if(?f271, ?f257, ?f288)"/><draw:equation draw:name="f308" draw:formula="if(?f271, ?f259, ?f289)"/><draw:equation draw:name="f309" draw:formula="if(?f271, ?f257, ?f290)"/><draw:equation draw:name="f310" draw:formula="if(?f271, ?f259, ?f291)"/><draw:equation draw:name="f311" draw:formula="if(?f271, ?f288, ?f304)"/><draw:equation draw:name="f312" draw:formula="if(?f271, ?f289, ?f306)"/><draw:equation draw:name="f313" draw:formula="if(?f271, ?f290, ?f304)"/><draw:equation draw:name="f314" draw:formula="if(?f271, ?f291, ?f306)"/><draw:equation draw:name="f315" draw:formula="21550000 - 6842000"/><draw:equation draw:name="f316" draw:formula="if(?f315, 6842000, 21550000)"/><draw:equation draw:name="f317" draw:formula="-21550000 - ?f316"/><draw:equation draw:name="f318" draw:formula="if(?f317, -21550000, ?f316)"/><draw:equation draw:name="f319" draw:formula="37501 + ?f318"/><draw:equation draw:name="f320" draw:formula="37501 + ?f1"/><draw:equation draw:name="f321" draw:formula="?f320 * ?f12 / ?f0"/><draw:equation draw:name="f322" draw:formula="0 - ?f321"/><draw:equation draw:name="f323" draw:formula="cos(?f322)"/><draw:equation draw:name="f324" draw:formula="0 - ?f323"/><draw:equation draw:name="f325" draw:formula="?f324 * 5785"/><draw:equation draw:name="f326" draw:formula="sin(?f322)"/><draw:equation draw:name="f327" draw:formula="0 - ?f326"/><draw:equation draw:name="f328" draw:formula="?f327 * 7867"/><draw:equation draw:name="f329" draw:formula="sqrt(?f325 * ?f325 + ?f328 * ?f328 + 0 * 0)"/><draw:equation draw:name="f330" draw:formula="5785 * 7867 / ?f329"/><draw:equation draw:name="f331" draw:formula="?f327 * ?f330"/><draw:equation draw:name="f332" draw:formula="?f304 - ?f331"/><draw:equation draw:name="f333" draw:formula="?f324 * ?f330"/><draw:equation draw:name="f334" draw:formula="?f306 - ?f333"/><draw:equation draw:name="f335" draw:formula="?f332 - 5785"/><draw:equation draw:name="f336" draw:formula="?f334 - 7867"/><draw:equation draw:name="f337" draw:formula="?f332 + 5785"/><draw:equation draw:name="f338" draw:formula="?f334 + 7867"/><draw:equation draw:name="f339" draw:formula="?f319 + ?f1"/><draw:equation draw:name="f340" draw:formula="?f339 * ?f12 / ?f0"/><draw:equation draw:name="f341" draw:formula="0 - ?f340"/><draw:equation draw:name="f342" draw:formula="cos(?f341)"/><draw:equation draw:name="f343" draw:formula="0 - ?f342"/><draw:equation draw:name="f344" draw:formula="?f343 * 5785"/><draw:equation draw:name="f345" draw:formula="sin(?f341)"/><draw:equation draw:name="f346" draw:formula="0 - ?f345"/><draw:equation draw:name="f347" draw:formula="?f346 * 7867"/><draw:equation draw:name="f348" draw:formula="sqrt(?f344 * ?f344 + ?f347 * ?f347 + 0 * 0)"/><draw:equation draw:name="f349" draw:formula="5785 * 7867 / ?f348"/><draw:equation draw:name="f350" draw:formula="?f346 * ?f349"/><draw:equation draw:name="f351" draw:formula="?f332 + ?f350"/><draw:equation draw:name="f352" draw:formula="?f343 * ?f349"/><draw:equation draw:name="f353" draw:formula="?f334 + ?f352"/><draw:equation draw:name="f354" draw:formula="if(?f318, ?f304, ?f335)"/><draw:equation draw:name="f355" draw:formula="if(?f318, ?f306, ?f336)"/><draw:equation draw:name="f356" draw:formula="if(?f318, ?f304, ?f337)"/><draw:equation draw:name="f357" draw:formula="if(?f318, ?f306, ?f338)"/><draw:equation draw:name="f358" draw:formula="if(?f318, ?f335, ?f351)"/><draw:equation draw:name="f359" draw:formula="if(?f318, ?f336, ?f353)"/><draw:equation draw:name="f360" draw:formula="if(?f318, ?f337, ?f351)"/><draw:equation draw:name="f361" draw:formula="if(?f318, ?f338, ?f353)"/><draw:equation draw:name="f362" draw:formula="21550000 - 6910353"/><draw:equation draw:name="f363" draw:formula="if(?f362, 6910353, 21550000)"/><draw:equation draw:name="f364" draw:formula="-21550000 - ?f363"/><draw:equation draw:name="f365" draw:formula="if(?f364, -21550000, ?f363)"/><draw:equation draw:name="f366" draw:formula="1347096 + ?f365"/><draw:equation draw:name="f367" draw:formula="1347096 + ?f1"/><draw:equation draw:name="f368" draw:formula="?f367 * ?f12 / ?f0"/><draw:equation draw:name="f369" draw:formula="0 - ?f368"/><draw:equation draw:name="f370" draw:formula="cos(?f369)"/><draw:equation draw:name="f371" draw:formula="0 - ?f370"/><draw:equation draw:name="f372" draw:formula="?f371 * 6752"/><draw:equation draw:name="f373" draw:formula="sin(?f369)"/><draw:equation draw:name="f374" draw:formula="0 - ?f373"/><draw:equation draw:name="f375" draw:formula="?f374 * 9215"/><draw:equation draw:name="f376" draw:formula="sqrt(?f372 * ?f372 + ?f375 * ?f375 + 0 * 0)"/><draw:equation draw:name="f377" draw:formula="6752 * 9215 / ?f376"/><draw:equation draw:name="f378" draw:formula="?f374 * ?f377"/><draw:equation draw:name="f379" draw:formula="?f351 - ?f378"/><draw:equation draw:name="f380" draw:formula="?f371 * ?f377"/><draw:equation draw:name="f381" draw:formula="?f353 - ?f380"/><draw:equation draw:name="f382" draw:formula="?f379 - 6752"/><draw:equation draw:name="f383" draw:formula="?f381 - 9215"/><draw:equation draw:name="f384" draw:formula="?f379 + 6752"/><draw:equation draw:name="f385" draw:formula="?f381 + 9215"/><draw:equation draw:name="f386" draw:formula="?f366 + ?f1"/><draw:equation draw:name="f387" draw:formula="?f386 * ?f12 / ?f0"/><draw:equation draw:name="f388" draw:formula="0 - ?f387"/><draw:equation draw:name="f389" draw:formula="cos(?f388)"/><draw:equation draw:name="f390" draw:formula="0 - ?f389"/><draw:equation draw:name="f391" draw:formula="?f390 * 6752"/><draw:equation draw:name="f392" draw:formula="sin(?f388)"/><draw:equation draw:name="f393" draw:formula="0 - ?f392"/><draw:equation draw:name="f394" draw:formula="?f393 * 9215"/><draw:equation draw:name="f395" draw:formula="sqrt(?f391 * ?f391 + ?f394 * ?f394 + 0 * 0)"/><draw:equation draw:name="f396" draw:formula="6752 * 9215 / ?f395"/><draw:equation draw:name="f397" draw:formula="?f393 * ?f396"/><draw:equation draw:name="f398" draw:formula="?f379 + ?f397"/><draw:equation draw:name="f399" draw:formula="?f390 * ?f396"/><draw:equation draw:name="f400" draw:formula="?f381 + ?f399"/><draw:equation draw:name="f401" draw:formula="if(?f365, ?f351, ?f382)"/><draw:equation draw:name="f402" draw:formula="if(?f365, ?f353, ?f383)"/><draw:equation draw:name="f403" draw:formula="if(?f365, ?f351, ?f384)"/><draw:equation draw:name="f404" draw:formula="if(?f365, ?f353, ?f385)"/><draw:equation draw:name="f405" draw:formula="if(?f365, ?f382, ?f398)"/><draw:equation draw:name="f406" draw:formula="if(?f365, ?f383, ?f400)"/><draw:equation draw:name="f407" draw:formula="if(?f365, ?f384, ?f398)"/><draw:equation draw:name="f408" draw:formula="if(?f365, ?f385, ?f400)"/><draw:equation draw:name="f409" draw:formula="21550000 - 4542661"/><draw:equation draw:name="f410" draw:formula="if(?f409, 4542661, 21550000)"/><draw:equation draw:name="f411" draw:formula="-21550000 - ?f410"/><draw:equation draw:name="f412" draw:formula="if(?f411, -21550000, ?f410)"/><draw:equation draw:name="f413" draw:formula="3974558 + ?f412"/><draw:equation draw:name="f414" draw:formula="3974558 + ?f1"/><draw:equation draw:name="f415" draw:formula="?f414 * ?f12 / ?f0"/><draw:equation draw:name="f416" draw:formula="0 - ?f415"/><draw:equation draw:name="f417" draw:formula="cos(?f416)"/><draw:equation draw:name="f418" draw:formula="0 - ?f417"/><draw:equation draw:name="f419" draw:formula="?f418 * 7720"/><draw:equation draw:name="f420" draw:formula="sin(?f416)"/><draw:equation draw:name="f421" draw:formula="0 - ?f420"/><draw:equation draw:name="f422" draw:formula="?f421 * 10543"/><draw:equation draw:name="f423" draw:formula="sqrt(?f419 * ?f419 + ?f422 * ?f422 + 0 * 0)"/><draw:equation draw:name="f424" draw:formula="7720 * 10543 / ?f423"/><draw:equation draw:name="f425" draw:formula="?f421 * ?f424"/><draw:equation draw:name="f426" draw:formula="?f398 - ?f425"/><draw:equation draw:name="f427" draw:formula="?f418 * ?f424"/><draw:equation draw:name="f428" draw:formula="?f400 - ?f427"/><draw:equation draw:name="f429" draw:formula="?f426 - 7720"/><draw:equation draw:name="f430" draw:formula="?f428 - 10543"/><draw:equation draw:name="f431" draw:formula="?f426 + 7720"/><draw:equation draw:name="f432" draw:formula="?f428 + 10543"/><draw:equation draw:name="f433" draw:formula="?f413 + ?f1"/><draw:equation draw:name="f434" draw:formula="?f433 * ?f12 / ?f0"/><draw:equation draw:name="f435" draw:formula="0 - ?f434"/><draw:equation draw:name="f436" draw:formula="cos(?f435)"/><draw:equation draw:name="f437" draw:formula="0 - ?f436"/><draw:equation draw:name="f438" draw:formula="?f437 * 7720"/><draw:equation draw:name="f439" draw:formula="sin(?f435)"/><draw:equation draw:name="f440" draw:formula="0 - ?f439"/><draw:equation draw:name="f441" draw:formula="?f440 * 10543"/><draw:equation draw:name="f442" draw:formula="sqrt(?f438 * ?f438 + ?f441 * ?f441 + 0 * 0)"/><draw:equation draw:name="f443" draw:formula="7720 * 10543 / ?f442"/><draw:equation draw:name="f444" draw:formula="?f440 * ?f443"/><draw:equation draw:name="f445" draw:formula="?f426 + ?f444"/><draw:equation draw:name="f446" draw:formula="?f437 * ?f443"/><draw:equation draw:name="f447" draw:formula="?f428 + ?f446"/><draw:equation draw:name="f448" draw:formula="if(?f412, ?f398, ?f429)"/><draw:equation draw:name="f449" draw:formula="if(?f412, ?f400, ?f430)"/><draw:equation draw:name="f450" draw:formula="if(?f412, ?f398, ?f431)"/><draw:equation draw:name="f451" draw:formula="if(?f412, ?f400, ?f432)"/><draw:equation draw:name="f452" draw:formula="if(?f412, ?f429, ?f445)"/><draw:equation draw:name="f453" draw:formula="if(?f412, ?f430, ?f447)"/><draw:equation draw:name="f454" draw:formula="if(?f412, ?f431, ?f445)"/><draw:equation draw:name="f455" draw:formula="if(?f412, ?f432, ?f447)"/><draw:equation draw:name="f456" draw:formula="21550000 - 8804134"/><draw:equation draw:name="f457" draw:formula="if(?f456, 8804134, 21550000)"/><draw:equation draw:name="f458" draw:formula="-21550000 - ?f457"/><draw:equation draw:name="f459" draw:formula="if(?f458, -21550000, ?f457)"/><draw:equation draw:name="f460" draw:formula="-16496525 + ?f459"/><draw:equation draw:name="f461" draw:formula="-16496525 + ?f1"/><draw:equation draw:name="f462" draw:formula="?f461 * ?f12 / ?f0"/><draw:equation draw:name="f463" draw:formula="0 - ?f462"/><draw:equation draw:name="f464" draw:formula="cos(?f463)"/><draw:equation draw:name="f465" draw:formula="0 - ?f464"/><draw:equation draw:name="f466" draw:formula="?f465 * 4360"/><draw:equation draw:name="f467" draw:formula="sin(?f463)"/><draw:equation draw:name="f468" draw:formula="0 - ?f467"/><draw:equation draw:name="f469" draw:formula="?f468 * 5918"/><draw:equation draw:name="f470" draw:formula="sqrt(?f466 * ?f466 + ?f469 * ?f469 + 0 * 0)"/><draw:equation draw:name="f471" draw:formula="4360 * 5918 / ?f470"/><draw:equation draw:name="f472" draw:formula="?f468 * ?f471"/><draw:equation draw:name="f473" draw:formula="?f445 - ?f472"/><draw:equation draw:name="f474" draw:formula="?f465 * ?f471"/><draw:equation draw:name="f475" draw:formula="?f447 - ?f474"/><draw:equation draw:name="f476" draw:formula="?f473 - 4360"/><draw:equation draw:name="f477" draw:formula="?f475 - 5918"/><draw:equation draw:name="f478" draw:formula="?f473 + 4360"/><draw:equation draw:name="f479" draw:formula="?f475 + 5918"/><draw:equation draw:name="f480" draw:formula="?f460 + ?f1"/><draw:equation draw:name="f481" draw:formula="?f480 * ?f12 / ?f0"/><draw:equation draw:name="f482" draw:formula="0 - ?f481"/><draw:equation draw:name="f483" draw:formula="cos(?f482)"/><draw:equation draw:name="f484" draw:formula="0 - ?f483"/><draw:equation draw:name="f485" draw:formula="?f484 * 4360"/><draw:equation draw:name="f486" draw:formula="sin(?f482)"/><draw:equation draw:name="f487" draw:formula="0 - ?f486"/><draw:equation draw:name="f488" draw:formula="?f487 * 5918"/><draw:equation draw:name="f489" draw:formula="sqrt(?f485 * ?f485 + ?f488 * ?f488 + 0 * 0)"/><draw:equation draw:name="f490" draw:formula="4360 * 5918 / ?f489"/><draw:equation draw:name="f491" draw:formula="?f487 * ?f490"/><draw:equation draw:name="f492" draw:formula="?f473 + ?f491"/><draw:equation draw:name="f493" draw:formula="?f484 * ?f490"/><draw:equation draw:name="f494" draw:formula="?f475 + ?f493"/><draw:equation draw:name="f495" draw:formula="if(?f459, ?f445, ?f476)"/><draw:equation draw:name="f496" draw:formula="if(?f459, ?f447, ?f477)"/><draw:equation draw:name="f497" draw:formula="if(?f459, ?f445, ?f478)"/><draw:equation draw:name="f498" draw:formula="if(?f459, ?f447, ?f479)"/><draw:equation draw:name="f499" draw:formula="if(?f459, ?f476, ?f492)"/><draw:equation draw:name="f500" draw:formula="if(?f459, ?f477, ?f494)"/><draw:equation draw:name="f501" draw:formula="if(?f459, ?f478, ?f492)"/><draw:equation draw:name="f502" draw:formula="if(?f459, ?f479, ?f494)"/><draw:equation draw:name="f503" draw:formula="21550000 - 9151131"/><draw:equation draw:name="f504" draw:formula="if(?f503, 9151131, 21550000)"/><draw:equation draw:name="f505" draw:formula="-21550000 - ?f504"/><draw:equation draw:name="f506" draw:formula="if(?f505, -21550000, ?f504)"/><draw:equation draw:name="f507" draw:formula="-14809710 + ?f506"/><draw:equation draw:name="f508" draw:formula="-14809710 + ?f1"/><draw:equation draw:name="f509" draw:formula="?f508 * ?f12 / ?f0"/><draw:equation draw:name="f510" draw:formula="0 - ?f509"/><draw:equation draw:name="f511" draw:formula="cos(?f510)"/><draw:equation draw:name="f512" draw:formula="0 - ?f511"/><draw:equation draw:name="f513" draw:formula="?f512 * 4345"/><draw:equation draw:name="f514" draw:formula="sin(?f510)"/><draw:equation draw:name="f515" draw:formula="0 - ?f514"/><draw:equation draw:name="f516" draw:formula="?f515 * 5945"/><draw:equation draw:name="f517" draw:formula="sqrt(?f513 * ?f513 + ?f516 * ?f516 + 0 * 0)"/><draw:equation draw:name="f518" draw:formula="4345 * 5945 / ?f517"/><draw:equation draw:name="f519" draw:formula="?f515 * ?f518"/><draw:equation draw:name="f520" draw:formula="?f492 - ?f519"/><draw:equation draw:name="f521" draw:formula="?f512 * ?f518"/><draw:equation draw:name="f522" draw:formula="?f494 - ?f521"/><draw:equation draw:name="f523" draw:formula="?f520 - 4345"/><draw:equation draw:name="f524" draw:formula="?f522 - 5945"/><draw:equation draw:name="f525" draw:formula="?f520 + 4345"/><draw:equation draw:name="f526" draw:formula="?f522 + 5945"/><draw:equation draw:name="f527" draw:formula="?f507 + ?f1"/><draw:equation draw:name="f528" draw:formula="?f527 * ?f12 / ?f0"/><draw:equation draw:name="f529" draw:formula="0 - ?f528"/><draw:equation draw:name="f530" draw:formula="cos(?f529)"/><draw:equation draw:name="f531" draw:formula="0 - ?f530"/><draw:equation draw:name="f532" draw:formula="?f531 * 4345"/><draw:equation draw:name="f533" draw:formula="sin(?f529)"/><draw:equation draw:name="f534" draw:formula="0 - ?f533"/><draw:equation draw:name="f535" draw:formula="?f534 * 5945"/><draw:equation draw:name="f536" draw:formula="sqrt(?f532 * ?f532 + ?f535 * ?f535 + 0 * 0)"/><draw:equation draw:name="f537" draw:formula="4345 * 5945 / ?f536"/><draw:equation draw:name="f538" draw:formula="?f534 * ?f537"/><draw:equation draw:name="f539" draw:formula="?f520 + ?f538"/><draw:equation draw:name="f540" draw:formula="?f531 * ?f537"/><draw:equation draw:name="f541" draw:formula="?f522 + ?f540"/><draw:equation draw:name="f542" draw:formula="if(?f506, ?f492, ?f523)"/><draw:equation draw:name="f543" draw:formula="if(?f506, ?f494, ?f524)"/><draw:equation draw:name="f544" draw:formula="if(?f506, ?f492, ?f525)"/><draw:equation draw:name="f545" draw:formula="if(?f506, ?f494, ?f526)"/><draw:equation draw:name="f546" draw:formula="if(?f506, ?f523, ?f539)"/><draw:equation draw:name="f547" draw:formula="if(?f506, ?f524, ?f541)"/><draw:equation draw:name="f548" draw:formula="if(?f506, ?f525, ?f539)"/><draw:equation draw:name="f549" draw:formula="if(?f506, ?f526, ?f541)"/><draw:equation draw:name="f550" draw:formula="21550000 - 1585770"/><draw:equation draw:name="f551" draw:formula="if(?f550, 1585770, 21550000)"/><draw:equation draw:name="f552" draw:formula="-21550000 - ?f551"/><draw:equation draw:name="f553" draw:formula="if(?f552, -21550000, ?f551)"/><draw:equation draw:name="f554" draw:formula="5204520 + ?f553"/><draw:equation draw:name="f555" draw:formula="5204520 + ?f1"/><draw:equation draw:name="f556" draw:formula="?f555 * ?f12 / ?f0"/><draw:equation draw:name="f557" draw:formula="0 - ?f556"/><draw:equation draw:name="f558" draw:formula="cos(?f557)"/><draw:equation draw:name="f559" draw:formula="0 - ?f558"/><draw:equation draw:name="f560" draw:formula="?f559 * 4345"/><draw:equation draw:name="f561" draw:formula="sin(?f557)"/><draw:equation draw:name="f562" draw:formula="0 - ?f561"/><draw:equation draw:name="f563" draw:formula="?f562 * 5945"/><draw:equation draw:name="f564" draw:formula="sqrt(?f560 * ?f560 + ?f563 * ?f563 + 0 * 0)"/><draw:equation draw:name="f565" draw:formula="4345 * 5945 / ?f564"/><draw:equation draw:name="f566" draw:formula="?f562 * ?f565"/><draw:equation draw:name="f567" draw:formula="4693 - ?f566"/><draw:equation draw:name="f568" draw:formula="?f559 * ?f565"/><draw:equation draw:name="f569" draw:formula="26177 - ?f568"/><draw:equation draw:name="f570" draw:formula="?f567 - 4345"/><draw:equation draw:name="f571" draw:formula="?f569 - 5945"/><draw:equation draw:name="f572" draw:formula="?f567 + 4345"/><draw:equation draw:name="f573" draw:formula="?f569 + 5945"/><draw:equation draw:name="f574" draw:formula="?f554 + ?f1"/><draw:equation draw:name="f575" draw:formula="?f574 * ?f12 / ?f0"/><draw:equation draw:name="f576" draw:formula="0 - ?f575"/><draw:equation draw:name="f577" draw:formula="cos(?f576)"/><draw:equation draw:name="f578" draw:formula="0 - ?f577"/><draw:equation draw:name="f579" draw:formula="?f578 * 4345"/><draw:equation draw:name="f580" draw:formula="sin(?f576)"/><draw:equation draw:name="f581" draw:formula="0 - ?f580"/><draw:equation draw:name="f582" draw:formula="?f581 * 5945"/><draw:equation draw:name="f583" draw:formula="sqrt(?f579 * ?f579 + ?f582 * ?f582 + 0 * 0)"/><draw:equation draw:name="f584" draw:formula="4345 * 5945 / ?f583"/><draw:equation draw:name="f585" draw:formula="?f581 * ?f584"/><draw:equation draw:name="f586" draw:formula="?f567 + ?f585"/><draw:equation draw:name="f587" draw:formula="?f578 * ?f584"/><draw:equation draw:name="f588" draw:formula="?f569 + ?f587"/><draw:equation draw:name="f589" draw:formula="if(?f553, 4693, ?f570)"/><draw:equation draw:name="f590" draw:formula="if(?f553, 26177, ?f571)"/><draw:equation draw:name="f591" draw:formula="if(?f553, 4693, ?f572)"/><draw:equation draw:name="f592" draw:formula="if(?f553, 26177, ?f573)"/><draw:equation draw:name="f593" draw:formula="if(?f553, ?f570, ?f586)"/><draw:equation draw:name="f594" draw:formula="if(?f553, ?f571, ?f588)"/><draw:equation draw:name="f595" draw:formula="if(?f553, ?f572, ?f586)"/><draw:equation draw:name="f596" draw:formula="if(?f553, ?f573, ?f588)"/><draw:equation draw:name="f597" draw:formula="21550000 - 686848"/><draw:equation draw:name="f598" draw:formula="if(?f597, 686848, 21550000)"/><draw:equation draw:name="f599" draw:formula="-21550000 - ?f598"/><draw:equation draw:name="f600" draw:formula="if(?f599, -21550000, ?f598)"/><draw:equation draw:name="f601" draw:formula="4416628 + ?f600"/><draw:equation draw:name="f602" draw:formula="4416628 + ?f1"/><draw:equation draw:name="f603" draw:formula="?f602 * ?f12 / ?f0"/><draw:equation draw:name="f604" draw:formula="0 - ?f603"/><draw:equation draw:name="f605" draw:formula="cos(?f604)"/><draw:equation draw:name="f606" draw:formula="0 - ?f605"/><draw:equation draw:name="f607" draw:formula="?f606 * 4360"/><draw:equation draw:name="f608" draw:formula="sin(?f604)"/><draw:equation draw:name="f609" draw:formula="0 - ?f608"/><draw:equation draw:name="f610" draw:formula="?f609 * 5918"/><draw:equation draw:name="f611" draw:formula="sqrt(?f607 * ?f607 + ?f610 * ?f610 + 0 * 0)"/><draw:equation draw:name="f612" draw:formula="4360 * 5918 / ?f611"/><draw:equation draw:name="f613" draw:formula="?f609 * ?f612"/><draw:equation draw:name="f614" draw:formula="6928 - ?f613"/><draw:equation draw:name="f615" draw:formula="?f606 * ?f612"/><draw:equation draw:name="f616" draw:formula="34899 - ?f615"/><draw:equation draw:name="f617" draw:formula="?f614 - 4360"/><draw:equation draw:name="f618" draw:formula="?f616 - 5918"/><draw:equation draw:name="f619" draw:formula="?f614 + 4360"/><draw:equation draw:name="f620" draw:formula="?f616 + 5918"/><draw:equation draw:name="f621" draw:formula="?f601 + ?f1"/><draw:equation draw:name="f622" draw:formula="?f621 * ?f12 / ?f0"/><draw:equation draw:name="f623" draw:formula="0 - ?f622"/><draw:equation draw:name="f624" draw:formula="cos(?f623)"/><draw:equation draw:name="f625" draw:formula="0 - ?f624"/><draw:equation draw:name="f626" draw:formula="?f625 * 4360"/><draw:equation draw:name="f627" draw:formula="sin(?f623)"/><draw:equation draw:name="f628" draw:formula="0 - ?f627"/><draw:equation draw:name="f629" draw:formula="?f628 * 5918"/><draw:equation draw:name="f630" draw:formula="sqrt(?f626 * ?f626 + ?f629 * ?f629 + 0 * 0)"/><draw:equation draw:name="f631" draw:formula="4360 * 5918 / ?f630"/><draw:equation draw:name="f632" draw:formula="?f628 * ?f631"/><draw:equation draw:name="f633" draw:formula="?f614 + ?f632"/><draw:equation draw:name="f634" draw:formula="?f625 * ?f631"/><draw:equation draw:name="f635" draw:formula="?f616 + ?f634"/><draw:equation draw:name="f636" draw:formula="if(?f600, 6928, ?f617)"/><draw:equation draw:name="f637" draw:formula="if(?f600, 34899, ?f618)"/><draw:equation draw:name="f638" draw:formula="if(?f600, 6928, ?f619)"/><draw:equation draw:name="f639" draw:formula="if(?f600, 34899, ?f620)"/><draw:equation draw:name="f640" draw:formula="if(?f600, ?f617, ?f633)"/><draw:equation draw:name="f641" draw:formula="if(?f600, ?f618, ?f635)"/><draw:equation draw:name="f642" draw:formula="if(?f600, ?f619, ?f633)"/><draw:equation draw:name="f643" draw:formula="if(?f600, ?f620, ?f635)"/><draw:equation draw:name="f644" draw:formula="21550000 - 844866"/><draw:equation draw:name="f645" draw:formula="if(?f644, 844866, 21550000)"/><draw:equation draw:name="f646" draw:formula="-21550000 - ?f645"/><draw:equation draw:name="f647" draw:formula="if(?f646, -21550000, ?f645)"/><draw:equation draw:name="f648" draw:formula="8257448 + ?f647"/><draw:equation draw:name="f649" draw:formula="8257448 + ?f1"/><draw:equation draw:name="f650" draw:formula="?f649 * ?f12 / ?f0"/><draw:equation draw:name="f651" draw:formula="0 - ?f650"/><draw:equation draw:name="f652" draw:formula="cos(?f651)"/><draw:equation draw:name="f653" draw:formula="0 - ?f652"/><draw:equation draw:name="f654" draw:formula="?f653 * 6752"/><draw:equation draw:name="f655" draw:formula="sin(?f651)"/><draw:equation draw:name="f656" draw:formula="0 - ?f655"/><draw:equation draw:name="f657" draw:formula="?f656 * 9215"/><draw:equation draw:name="f658" draw:formula="sqrt(?f654 * ?f654 + ?f657 * ?f657 + 0 * 0)"/><draw:equation draw:name="f659" draw:formula="6752 * 9215 / ?f658"/><draw:equation draw:name="f660" draw:formula="?f656 * ?f659"/><draw:equation draw:name="f661" draw:formula="16478 - ?f660"/><draw:equation draw:name="f662" draw:formula="?f653 * ?f659"/><draw:equation draw:name="f663" draw:formula="39090 - ?f662"/><draw:equation draw:name="f664" draw:formula="?f661 - 6752"/><draw:equation draw:name="f665" draw:formula="?f663 - 9215"/><draw:equation draw:name="f666" draw:formula="?f661 + 6752"/><draw:equation draw:name="f667" draw:formula="?f663 + 9215"/><draw:equation draw:name="f668" draw:formula="?f648 + ?f1"/><draw:equation draw:name="f669" draw:formula="?f668 * ?f12 / ?f0"/><draw:equation draw:name="f670" draw:formula="0 - ?f669"/><draw:equation draw:name="f671" draw:formula="cos(?f670)"/><draw:equation draw:name="f672" draw:formula="0 - ?f671"/><draw:equation draw:name="f673" draw:formula="?f672 * 6752"/><draw:equation draw:name="f674" draw:formula="sin(?f670)"/><draw:equation draw:name="f675" draw:formula="0 - ?f674"/><draw:equation draw:name="f676" draw:formula="?f675 * 9215"/><draw:equation draw:name="f677" draw:formula="sqrt(?f673 * ?f673 + ?f676 * ?f676 + 0 * 0)"/><draw:equation draw:name="f678" draw:formula="6752 * 9215 / ?f677"/><draw:equation draw:name="f679" draw:formula="?f675 * ?f678"/><draw:equation draw:name="f680" draw:formula="?f661 + ?f679"/><draw:equation draw:name="f681" draw:formula="?f672 * ?f678"/><draw:equation draw:name="f682" draw:formula="?f663 + ?f681"/><draw:equation draw:name="f683" draw:formula="if(?f647, 16478, ?f664)"/><draw:equation draw:name="f684" draw:formula="if(?f647, 39090, ?f665)"/><draw:equation draw:name="f685" draw:formula="if(?f647, 16478, ?f666)"/><draw:equation draw:name="f686" draw:formula="if(?f647, 39090, ?f667)"/><draw:equation draw:name="f687" draw:formula="if(?f647, ?f664, ?f680)"/><draw:equation draw:name="f688" draw:formula="if(?f647, ?f665, ?f682)"/><draw:equation draw:name="f689" draw:formula="if(?f647, ?f666, ?f680)"/><draw:equation draw:name="f690" draw:formula="if(?f647, ?f667, ?f682)"/><draw:equation draw:name="f691" draw:formula="21550000 - 959901"/><draw:equation draw:name="f692" draw:formula="if(?f691, 959901, 21550000)"/><draw:equation draw:name="f693" draw:formula="-21550000 - ?f692"/><draw:equation draw:name="f694" draw:formula="if(?f693, -21550000, ?f692)"/><draw:equation draw:name="f695" draw:formula="387196 + ?f694"/><draw:equation draw:name="f696" draw:formula="387196 + ?f1"/><draw:equation draw:name="f697" draw:formula="?f696 * ?f12 / ?f0"/><draw:equation draw:name="f698" draw:formula="0 - ?f697"/><draw:equation draw:name="f699" draw:formula="cos(?f698)"/><draw:equation draw:name="f700" draw:formula="0 - ?f699"/><draw:equation draw:name="f701" draw:formula="?f700 * 6752"/><draw:equation draw:name="f702" draw:formula="sin(?f698)"/><draw:equation draw:name="f703" draw:formula="0 - ?f702"/><draw:equation draw:name="f704" draw:formula="?f703 * 9215"/><draw:equation draw:name="f705" draw:formula="sqrt(?f701 * ?f701 + ?f704 * ?f704 + 0 * 0)"/><draw:equation draw:name="f706" draw:formula="6752 * 9215 / ?f705"/><draw:equation draw:name="f707" draw:formula="?f703 * ?f706"/><draw:equation draw:name="f708" draw:formula="28827 - ?f707"/><draw:equation draw:name="f709" draw:formula="?f700 * ?f706"/><draw:equation draw:name="f710" draw:formula="34751 - ?f709"/><draw:equation draw:name="f711" draw:formula="?f708 - 6752"/><draw:equation draw:name="f712" draw:formula="?f710 - 9215"/><draw:equation draw:name="f713" draw:formula="?f708 + 6752"/><draw:equation draw:name="f714" draw:formula="?f710 + 9215"/><draw:equation draw:name="f715" draw:formula="?f695 + ?f1"/><draw:equation draw:name="f716" draw:formula="?f715 * ?f12 / ?f0"/><draw:equation draw:name="f717" draw:formula="0 - ?f716"/><draw:equation draw:name="f718" draw:formula="cos(?f717)"/><draw:equation draw:name="f719" draw:formula="0 - ?f718"/><draw:equation draw:name="f720" draw:formula="?f719 * 6752"/><draw:equation draw:name="f721" draw:formula="sin(?f717)"/><draw:equation draw:name="f722" draw:formula="0 - ?f721"/><draw:equation draw:name="f723" draw:formula="?f722 * 9215"/><draw:equation draw:name="f724" draw:formula="sqrt(?f720 * ?f720 + ?f723 * ?f723 + 0 * 0)"/><draw:equation draw:name="f725" draw:formula="6752 * 9215 / ?f724"/><draw:equation draw:name="f726" draw:formula="?f722 * ?f725"/><draw:equation draw:name="f727" draw:formula="?f708 + ?f726"/><draw:equation draw:name="f728" draw:formula="?f719 * ?f725"/><draw:equation draw:name="f729" draw:formula="?f710 + ?f728"/><draw:equation draw:name="f730" draw:formula="if(?f694, 28827, ?f711)"/><draw:equation draw:name="f731" draw:formula="if(?f694, 34751, ?f712)"/><draw:equation draw:name="f732" draw:formula="if(?f694, 28827, ?f713)"/><draw:equation draw:name="f733" draw:formula="if(?f694, 34751, ?f714)"/><draw:equation draw:name="f734" draw:formula="if(?f694, ?f711, ?f727)"/><draw:equation draw:name="f735" draw:formula="if(?f694, ?f712, ?f729)"/><draw:equation draw:name="f736" draw:formula="if(?f694, ?f713, ?f727)"/><draw:equation draw:name="f737" draw:formula="if(?f694, ?f714, ?f729)"/><draw:equation draw:name="f738" draw:formula="21550000 - 4255042"/><draw:equation draw:name="f739" draw:formula="if(?f738, 4255042, 21550000)"/><draw:equation draw:name="f740" draw:formula="-21550000 - ?f739"/><draw:equation draw:name="f741" draw:formula="if(?f740, -21550000, ?f739)"/><draw:equation draw:name="f742" draw:formula="-4217541 + ?f741"/><draw:equation draw:name="f743" draw:formula="-4217541 + ?f1"/><draw:equation draw:name="f744" draw:formula="?f743 * ?f12 / ?f0"/><draw:equation draw:name="f745" draw:formula="0 - ?f744"/><draw:equation draw:name="f746" draw:formula="cos(?f745)"/><draw:equation draw:name="f747" draw:formula="0 - ?f746"/><draw:equation draw:name="f748" draw:formula="?f747 * 5785"/><draw:equation draw:name="f749" draw:formula="sin(?f745)"/><draw:equation draw:name="f750" draw:formula="0 - ?f749"/><draw:equation draw:name="f751" draw:formula="?f750 * 7867"/><draw:equation draw:name="f752" draw:formula="sqrt(?f748 * ?f748 + ?f751 * ?f751 + 0 * 0)"/><draw:equation draw:name="f753" draw:formula="5785 * 7867 / ?f752"/><draw:equation draw:name="f754" draw:formula="?f750 * ?f753"/><draw:equation draw:name="f755" draw:formula="34129 - ?f754"/><draw:equation draw:name="f756" draw:formula="?f747 * ?f753"/><draw:equation draw:name="f757" draw:formula="22954 - ?f756"/><draw:equation draw:name="f758" draw:formula="?f755 - 5785"/><draw:equation draw:name="f759" draw:formula="?f757 - 7867"/><draw:equation draw:name="f760" draw:formula="?f755 + 5785"/><draw:equation draw:name="f761" draw:formula="?f757 + 7867"/><draw:equation draw:name="f762" draw:formula="?f742 + ?f1"/><draw:equation draw:name="f763" draw:formula="?f762 * ?f12 / ?f0"/><draw:equation draw:name="f764" draw:formula="0 - ?f763"/><draw:equation draw:name="f765" draw:formula="cos(?f764)"/><draw:equation draw:name="f766" draw:formula="0 - ?f765"/><draw:equation draw:name="f767" draw:formula="?f766 * 5785"/><draw:equation draw:name="f768" draw:formula="sin(?f764)"/><draw:equation draw:name="f769" draw:formula="0 - ?f768"/><draw:equation draw:name="f770" draw:formula="?f769 * 7867"/><draw:equation draw:name="f771" draw:formula="sqrt(?f767 * ?f767 + ?f770 * ?f770 + 0 * 0)"/><draw:equation draw:name="f772" draw:formula="5785 * 7867 / ?f771"/><draw:equation draw:name="f773" draw:formula="?f769 * ?f772"/><draw:equation draw:name="f774" draw:formula="?f755 + ?f773"/><draw:equation draw:name="f775" draw:formula="?f766 * ?f772"/><draw:equation draw:name="f776" draw:formula="?f757 + ?f775"/><draw:equation draw:name="f777" draw:formula="if(?f741, 34129, ?f758)"/><draw:equation draw:name="f778" draw:formula="if(?f741, 22954, ?f759)"/><draw:equation draw:name="f779" draw:formula="if(?f741, 34129, ?f760)"/><draw:equation draw:name="f780" draw:formula="if(?f741, 22954, ?f761)"/><draw:equation draw:name="f781" draw:formula="if(?f741, ?f758, ?f774)"/><draw:equation draw:name="f782" draw:formula="if(?f741, ?f759, ?f776)"/><draw:equation draw:name="f783" draw:formula="if(?f741, ?f760, ?f774)"/><draw:equation draw:name="f784" draw:formula="if(?f741, ?f761, ?f776)"/><draw:equation draw:name="f785" draw:formula="21550000 - 1665090"/><draw:equation draw:name="f786" draw:formula="if(?f785, 1665090, 21550000)"/><draw:equation draw:name="f787" draw:formula="-21550000 - ?f786"/><draw:equation draw:name="f788" draw:formula="if(?f787, -21550000, ?f786)"/><draw:equation draw:name="f789" draw:formula="1819082 + ?f788"/><draw:equation draw:name="f790" draw:formula="1819082 + ?f1"/><draw:equation draw:name="f791" draw:formula="?f790 * ?f12 / ?f0"/><draw:equation draw:name="f792" draw:formula="0 - ?f791"/><draw:equation draw:name="f793" draw:formula="cos(?f792)"/><draw:equation draw:name="f794" draw:formula="0 - ?f793"/><draw:equation draw:name="f795" draw:formula="?f794 * 5333"/><draw:equation draw:name="f796" draw:formula="sin(?f792)"/><draw:equation draw:name="f797" draw:formula="0 - ?f796"/><draw:equation draw:name="f798" draw:formula="?f797 * 7273"/><draw:equation draw:name="f799" draw:formula="sqrt(?f795 * ?f795 + ?f798 * ?f798 + 0 * 0)"/><draw:equation draw:name="f800" draw:formula="5333 * 7273 / ?f799"/><draw:equation draw:name="f801" draw:formula="?f797 * ?f800"/><draw:equation draw:name="f802" draw:formula="41798 - ?f801"/><draw:equation draw:name="f803" draw:formula="?f794 * ?f800"/><draw:equation draw:name="f804" draw:formula="15354 - ?f803"/><draw:equation draw:name="f805" draw:formula="?f802 - 5333"/><draw:equation draw:name="f806" draw:formula="?f804 - 7273"/><draw:equation draw:name="f807" draw:formula="?f802 + 5333"/><draw:equation draw:name="f808" draw:formula="?f804 + 7273"/><draw:equation draw:name="f809" draw:formula="?f789 + ?f1"/><draw:equation draw:name="f810" draw:formula="?f809 * ?f12 / ?f0"/><draw:equation draw:name="f811" draw:formula="0 - ?f810"/><draw:equation draw:name="f812" draw:formula="cos(?f811)"/><draw:equation draw:name="f813" draw:formula="0 - ?f812"/><draw:equation draw:name="f814" draw:formula="?f813 * 5333"/><draw:equation draw:name="f815" draw:formula="sin(?f811)"/><draw:equation draw:name="f816" draw:formula="0 - ?f815"/><draw:equation draw:name="f817" draw:formula="?f816 * 7273"/><draw:equation draw:name="f818" draw:formula="sqrt(?f814 * ?f814 + ?f817 * ?f817 + 0 * 0)"/><draw:equation draw:name="f819" draw:formula="5333 * 7273 / ?f818"/><draw:equation draw:name="f820" draw:formula="?f816 * ?f819"/><draw:equation draw:name="f821" draw:formula="?f802 + ?f820"/><draw:equation draw:name="f822" draw:formula="?f813 * ?f819"/><draw:equation draw:name="f823" draw:formula="?f804 + ?f822"/><draw:equation draw:name="f824" draw:formula="if(?f788, 41798, ?f805)"/><draw:equation draw:name="f825" draw:formula="if(?f788, 15354, ?f806)"/><draw:equation draw:name="f826" draw:formula="if(?f788, 41798, ?f807)"/><draw:equation draw:name="f827" draw:formula="if(?f788, 15354, ?f808)"/><draw:equation draw:name="f828" draw:formula="if(?f788, ?f805, ?f821)"/><draw:equation draw:name="f829" draw:formula="if(?f788, ?f806, ?f823)"/><draw:equation draw:name="f830" draw:formula="if(?f788, ?f807, ?f821)"/><draw:equation draw:name="f831" draw:formula="if(?f788, ?f808, ?f823)"/><draw:equation draw:name="f832" draw:formula="21550000 - 891534"/><draw:equation draw:name="f833" draw:formula="if(?f832, 891534, 21550000)"/><draw:equation draw:name="f834" draw:formula="-21550000 - ?f833"/><draw:equation draw:name="f835" draw:formula="if(?f834, -21550000, ?f833)"/><draw:equation draw:name="f836" draw:formula="-824660 + ?f835"/><draw:equation draw:name="f837" draw:formula="-824660 + ?f1"/><draw:equation draw:name="f838" draw:formula="?f837 * ?f12 / ?f0"/><draw:equation draw:name="f839" draw:formula="0 - ?f838"/><draw:equation draw:name="f840" draw:formula="cos(?f839)"/><draw:equation draw:name="f841" draw:formula="0 - ?f840"/><draw:equation draw:name="f842" draw:formula="?f841 * 4857"/><draw:equation draw:name="f843" draw:formula="sin(?f839)"/><draw:equation draw:name="f844" draw:formula="0 - ?f843"/><draw:equation draw:name="f845" draw:formula="?f844 * 6595"/><draw:equation draw:name="f846" draw:formula="sqrt(?f842 * ?f842 + ?f845 * ?f845 + 0 * 0)"/><draw:equation draw:name="f847" draw:formula="4857 * 6595 / ?f846"/><draw:equation draw:name="f848" draw:formula="?f844 * ?f847"/><draw:equation draw:name="f849" draw:formula="38324 - ?f848"/><draw:equation draw:name="f850" draw:formula="?f841 * ?f847"/><draw:equation draw:name="f851" draw:formula="5426 - ?f850"/><draw:equation draw:name="f852" draw:formula="?f849 - 4857"/><draw:equation draw:name="f853" draw:formula="?f851 - 6595"/><draw:equation draw:name="f854" draw:formula="?f849 + 4857"/><draw:equation draw:name="f855" draw:formula="?f851 + 6595"/><draw:equation draw:name="f856" draw:formula="?f836 + ?f1"/><draw:equation draw:name="f857" draw:formula="?f856 * ?f12 / ?f0"/><draw:equation draw:name="f858" draw:formula="0 - ?f857"/><draw:equation draw:name="f859" draw:formula="cos(?f858)"/><draw:equation draw:name="f860" draw:formula="0 - ?f859"/><draw:equation draw:name="f861" draw:formula="?f860 * 4857"/><draw:equation draw:name="f862" draw:formula="sin(?f858)"/><draw:equation draw:name="f863" draw:formula="0 - ?f862"/><draw:equation draw:name="f864" draw:formula="?f863 * 6595"/><draw:equation draw:name="f865" draw:formula="sqrt(?f861 * ?f861 + ?f864 * ?f864 + 0 * 0)"/><draw:equation draw:name="f866" draw:formula="4857 * 6595 / ?f865"/><draw:equation draw:name="f867" draw:formula="?f863 * ?f866"/><draw:equation draw:name="f868" draw:formula="?f849 + ?f867"/><draw:equation draw:name="f869" draw:formula="?f860 * ?f866"/><draw:equation draw:name="f870" draw:formula="?f851 + ?f869"/><draw:equation draw:name="f871" draw:formula="if(?f835, 38324, ?f852)"/><draw:equation draw:name="f872" draw:formula="if(?f835, 5426, ?f853)"/><draw:equation draw:name="f873" draw:formula="if(?f835, 38324, ?f854)"/><draw:equation draw:name="f874" draw:formula="if(?f835, 5426, ?f855)"/><draw:equation draw:name="f875" draw:formula="if(?f835, ?f852, ?f868)"/><draw:equation draw:name="f876" draw:formula="if(?f835, ?f853, ?f870)"/><draw:equation draw:name="f877" draw:formula="if(?f835, ?f854, ?f868)"/><draw:equation draw:name="f878" draw:formula="if(?f835, ?f855, ?f870)"/><draw:equation draw:name="f879" draw:formula="21550000 - 1091722"/><draw:equation draw:name="f880" draw:formula="if(?f879, 1091722, 21550000)"/><draw:equation draw:name="f881" draw:formula="-21550000 - ?f880"/><draw:equation draw:name="f882" draw:formula="if(?f881, -21550000, ?f880)"/><draw:equation draw:name="f883" draw:formula="-8950887 + ?f882"/><draw:equation draw:name="f884" draw:formula="-8950887 + ?f1"/><draw:equation draw:name="f885" draw:formula="?f884 * ?f12 / ?f0"/><draw:equation draw:name="f886" draw:formula="0 - ?f885"/><draw:equation draw:name="f887" draw:formula="cos(?f886)"/><draw:equation draw:name="f888" draw:formula="0 - ?f887"/><draw:equation draw:name="f889" draw:formula="?f888 * 4857"/><draw:equation draw:name="f890" draw:formula="sin(?f886)"/><draw:equation draw:name="f891" draw:formula="0 - ?f890"/><draw:equation draw:name="f892" draw:formula="?f891 * 6595"/><draw:equation draw:name="f893" draw:formula="sqrt(?f889 * ?f889 + ?f892 * ?f892 + 0 * 0)"/><draw:equation draw:name="f894" draw:formula="4857 * 6595 / ?f893"/><draw:equation draw:name="f895" draw:formula="?f891 * ?f894"/><draw:equation draw:name="f896" draw:formula="29078 - ?f895"/><draw:equation draw:name="f897" draw:formula="?f888 * ?f894"/><draw:equation draw:name="f898" draw:formula="3952 - ?f897"/><draw:equation draw:name="f899" draw:formula="?f896 - 4857"/><draw:equation draw:name="f900" draw:formula="?f898 - 6595"/><draw:equation draw:name="f901" draw:formula="?f896 + 4857"/><draw:equation draw:name="f902" draw:formula="?f898 + 6595"/><draw:equation draw:name="f903" draw:formula="?f883 + ?f1"/><draw:equation draw:name="f904" draw:formula="?f903 * ?f12 / ?f0"/><draw:equation draw:name="f905" draw:formula="0 - ?f904"/><draw:equation draw:name="f906" draw:formula="cos(?f905)"/><draw:equation draw:name="f907" draw:formula="0 - ?f906"/><draw:equation draw:name="f908" draw:formula="?f907 * 4857"/><draw:equation draw:name="f909" draw:formula="sin(?f905)"/><draw:equation draw:name="f910" draw:formula="0 - ?f909"/><draw:equation draw:name="f911" draw:formula="?f910 * 6595"/><draw:equation draw:name="f912" draw:formula="sqrt(?f908 * ?f908 + ?f911 * ?f911 + 0 * 0)"/><draw:equation draw:name="f913" draw:formula="4857 * 6595 / ?f912"/><draw:equation draw:name="f914" draw:formula="?f910 * ?f913"/><draw:equation draw:name="f915" draw:formula="?f896 + ?f914"/><draw:equation draw:name="f916" draw:formula="?f907 * ?f913"/><draw:equation draw:name="f917" draw:formula="?f898 + ?f916"/><draw:equation draw:name="f918" draw:formula="if(?f882, 29078, ?f899)"/><draw:equation draw:name="f919" draw:formula="if(?f882, 3952, ?f900)"/><draw:equation draw:name="f920" draw:formula="if(?f882, 29078, ?f901)"/><draw:equation draw:name="f921" draw:formula="if(?f882, 3952, ?f902)"/><draw:equation draw:name="f922" draw:formula="if(?f882, ?f899, ?f915)"/><draw:equation draw:name="f923" draw:formula="if(?f882, ?f900, ?f917)"/><draw:equation draw:name="f924" draw:formula="if(?f882, ?f901, ?f915)"/><draw:equation draw:name="f925" draw:formula="if(?f882, ?f902, ?f917)"/><draw:equation draw:name="f926" draw:formula="21550000 - 1061181"/><draw:equation draw:name="f927" draw:formula="if(?f926, 1061181, 21550000)"/><draw:equation draw:name="f928" draw:formula="-21550000 - ?f927"/><draw:equation draw:name="f929" draw:formula="if(?f928, -21550000, ?f927)"/><draw:equation draw:name="f930" draw:formula="-9809656 + ?f929"/><draw:equation draw:name="f931" draw:formula="-9809656 + ?f1"/><draw:equation draw:name="f932" draw:formula="?f931 * ?f12 / ?f0"/><draw:equation draw:name="f933" draw:formula="0 - ?f932"/><draw:equation draw:name="f934" draw:formula="cos(?f933)"/><draw:equation draw:name="f935" draw:formula="0 - ?f934"/><draw:equation draw:name="f936" draw:formula="?f935 * 4365"/><draw:equation draw:name="f937" draw:formula="sin(?f933)"/><draw:equation draw:name="f938" draw:formula="0 - ?f937"/><draw:equation draw:name="f939" draw:formula="?f938 * 5945"/><draw:equation draw:name="f940" draw:formula="sqrt(?f936 * ?f936 + ?f939 * ?f939 + 0 * 0)"/><draw:equation draw:name="f941" draw:formula="4365 * 5945 / ?f940"/><draw:equation draw:name="f942" draw:formula="?f938 * ?f941"/><draw:equation draw:name="f943" draw:formula="22141 - ?f942"/><draw:equation draw:name="f944" draw:formula="?f935 * ?f941"/><draw:equation draw:name="f945" draw:formula="4720 - ?f944"/><draw:equation draw:name="f946" draw:formula="?f943 - 4365"/><draw:equation draw:name="f947" draw:formula="?f945 - 5945"/><draw:equation draw:name="f948" draw:formula="?f943 + 4365"/><draw:equation draw:name="f949" draw:formula="?f945 + 5945"/><draw:equation draw:name="f950" draw:formula="?f930 + ?f1"/><draw:equation draw:name="f951" draw:formula="?f950 * ?f12 / ?f0"/><draw:equation draw:name="f952" draw:formula="0 - ?f951"/><draw:equation draw:name="f953" draw:formula="cos(?f952)"/><draw:equation draw:name="f954" draw:formula="0 - ?f953"/><draw:equation draw:name="f955" draw:formula="?f954 * 4365"/><draw:equation draw:name="f956" draw:formula="sin(?f952)"/><draw:equation draw:name="f957" draw:formula="0 - ?f956"/><draw:equation draw:name="f958" draw:formula="?f957 * 5945"/><draw:equation draw:name="f959" draw:formula="sqrt(?f955 * ?f955 + ?f958 * ?f958 + 0 * 0)"/><draw:equation draw:name="f960" draw:formula="4365 * 5945 / ?f959"/><draw:equation draw:name="f961" draw:formula="?f957 * ?f960"/><draw:equation draw:name="f962" draw:formula="?f943 + ?f961"/><draw:equation draw:name="f963" draw:formula="?f954 * ?f960"/><draw:equation draw:name="f964" draw:formula="?f945 + ?f963"/><draw:equation draw:name="f965" draw:formula="if(?f929, 22141, ?f946)"/><draw:equation draw:name="f966" draw:formula="if(?f929, 4720, ?f947)"/><draw:equation draw:name="f967" draw:formula="if(?f929, 22141, ?f948)"/><draw:equation draw:name="f968" draw:formula="if(?f929, 4720, ?f949)"/><draw:equation draw:name="f969" draw:formula="if(?f929, ?f946, ?f962)"/><draw:equation draw:name="f970" draw:formula="if(?f929, ?f947, ?f964)"/><draw:equation draw:name="f971" draw:formula="if(?f929, ?f948, ?f962)"/><draw:equation draw:name="f972" draw:formula="if(?f929, ?f949, ?f964)"/><draw:equation draw:name="f973" draw:formula="21550000 - 739161"/><draw:equation draw:name="f974" draw:formula="if(?f973, 739161, 21550000)"/><draw:equation draw:name="f975" draw:formula="-21550000 - ?f974"/><draw:equation draw:name="f976" draw:formula="if(?f975, -21550000, ?f974)"/><draw:equation draw:name="f977" draw:formula="-4002417 + ?f976"/><draw:equation draw:name="f978" draw:formula="-4002417 + ?f1"/><draw:equation draw:name="f979" draw:formula="?f978 * ?f12 / ?f0"/><draw:equation draw:name="f980" draw:formula="0 - ?f979"/><draw:equation draw:name="f981" draw:formula="cos(?f980)"/><draw:equation draw:name="f982" draw:formula="0 - ?f981"/><draw:equation draw:name="f983" draw:formula="?f982 * 6753"/><draw:equation draw:name="f984" draw:formula="sin(?f980)"/><draw:equation draw:name="f985" draw:formula="0 - ?f984"/><draw:equation draw:name="f986" draw:formula="?f985 * 9190"/><draw:equation draw:name="f987" draw:formula="sqrt(?f983 * ?f983 + ?f986 * ?f986 + 0 * 0)"/><draw:equation draw:name="f988" draw:formula="6753 * 9190 / ?f987"/><draw:equation draw:name="f989" draw:formula="?f985 * ?f988"/><draw:equation draw:name="f990" draw:formula="14000 - ?f989"/><draw:equation draw:name="f991" draw:formula="?f982 * ?f988"/><draw:equation draw:name="f992" draw:formula="5192 - ?f991"/><draw:equation draw:name="f993" draw:formula="?f990 - 6753"/><draw:equation draw:name="f994" draw:formula="?f992 - 9190"/><draw:equation draw:name="f995" draw:formula="?f990 + 6753"/><draw:equation draw:name="f996" draw:formula="?f992 + 9190"/><draw:equation draw:name="f997" draw:formula="?f977 + ?f1"/><draw:equation draw:name="f998" draw:formula="?f997 * ?f12 / ?f0"/><draw:equation draw:name="f999" draw:formula="0 - ?f998"/><draw:equation draw:name="f1000" draw:formula="cos(?f999)"/><draw:equation draw:name="f1001" draw:formula="0 - ?f1000"/><draw:equation draw:name="f1002" draw:formula="?f1001 * 6753"/><draw:equation draw:name="f1003" draw:formula="sin(?f999)"/><draw:equation draw:name="f1004" draw:formula="0 - ?f1003"/><draw:equation draw:name="f1005" draw:formula="?f1004 * 9190"/><draw:equation draw:name="f1006" draw:formula="sqrt(?f1002 * ?f1002 + ?f1005 * ?f1005 + 0 * 0)"/><draw:equation draw:name="f1007" draw:formula="6753 * 9190 / ?f1006"/><draw:equation draw:name="f1008" draw:formula="?f1004 * ?f1007"/><draw:equation draw:name="f1009" draw:formula="?f990 + ?f1008"/><draw:equation draw:name="f1010" draw:formula="?f1001 * ?f1007"/><draw:equation draw:name="f1011" draw:formula="?f992 + ?f1010"/><draw:equation draw:name="f1012" draw:formula="if(?f976, 14000, ?f993)"/><draw:equation draw:name="f1013" draw:formula="if(?f976, 5192, ?f994)"/><draw:equation draw:name="f1014" draw:formula="if(?f976, 14000, ?f995)"/><draw:equation draw:name="f1015" draw:formula="if(?f976, 5192, ?f996)"/><draw:equation draw:name="f1016" draw:formula="if(?f976, ?f993, ?f1009)"/><draw:equation draw:name="f1017" draw:formula="if(?f976, ?f994, ?f1011)"/><draw:equation draw:name="f1018" draw:formula="if(?f976, ?f995, ?f1009)"/><draw:equation draw:name="f1019" draw:formula="if(?f976, ?f996, ?f1011)"/><draw:equation draw:name="f1020" draw:formula="21550000 - 711490"/><draw:equation draw:name="f1021" draw:formula="if(?f1020, 711490, 21550000)"/><draw:equation draw:name="f1022" draw:formula="-21550000 - ?f1021"/><draw:equation draw:name="f1023" draw:formula="if(?f1022, -21550000, ?f1021)"/><draw:equation draw:name="f1024" draw:formula="9459261 + ?f1023"/><draw:equation draw:name="f1025" draw:formula="9459261 + ?f1"/><draw:equation draw:name="f1026" draw:formula="?f1025 * ?f12 / ?f0"/><draw:equation draw:name="f1027" draw:formula="0 - ?f1026"/><draw:equation draw:name="f1028" draw:formula="cos(?f1027)"/><draw:equation draw:name="f1029" draw:formula="0 - ?f1028"/><draw:equation draw:name="f1030" draw:formula="?f1029 * 6753"/><draw:equation draw:name="f1031" draw:formula="sin(?f1027)"/><draw:equation draw:name="f1032" draw:formula="0 - ?f1031"/><draw:equation draw:name="f1033" draw:formula="?f1032 * 9190"/><draw:equation draw:name="f1034" draw:formula="sqrt(?f1030 * ?f1030 + ?f1033 * ?f1033 + 0 * 0)"/><draw:equation draw:name="f1035" draw:formula="6753 * 9190 / ?f1034"/><draw:equation draw:name="f1036" draw:formula="?f1032 * ?f1035"/><draw:equation draw:name="f1037" draw:formula="4127 - ?f1036"/><draw:equation draw:name="f1038" draw:formula="?f1029 * ?f1035"/><draw:equation draw:name="f1039" draw:formula="15789 - ?f1038"/><draw:equation draw:name="f1040" draw:formula="?f1037 - 6753"/><draw:equation draw:name="f1041" draw:formula="?f1039 - 9190"/><draw:equation draw:name="f1042" draw:formula="?f1037 + 6753"/><draw:equation draw:name="f1043" draw:formula="?f1039 + 9190"/><draw:equation draw:name="f1044" draw:formula="?f1024 + ?f1"/><draw:equation draw:name="f1045" draw:formula="?f1044 * ?f12 / ?f0"/><draw:equation draw:name="f1046" draw:formula="0 - ?f1045"/><draw:equation draw:name="f1047" draw:formula="cos(?f1046)"/><draw:equation draw:name="f1048" draw:formula="0 - ?f1047"/><draw:equation draw:name="f1049" draw:formula="?f1048 * 6753"/><draw:equation draw:name="f1050" draw:formula="sin(?f1046)"/><draw:equation draw:name="f1051" draw:formula="0 - ?f1050"/><draw:equation draw:name="f1052" draw:formula="?f1051 * 9190"/><draw:equation draw:name="f1053" draw:formula="sqrt(?f1049 * ?f1049 + ?f1052 * ?f1052 + 0 * 0)"/><draw:equation draw:name="f1054" draw:formula="6753 * 9190 / ?f1053"/><draw:equation draw:name="f1055" draw:formula="?f1051 * ?f1054"/><draw:equation draw:name="f1056" draw:formula="?f1037 + ?f1055"/><draw:equation draw:name="f1057" draw:formula="?f1048 * ?f1054"/><draw:equation draw:name="f1058" draw:formula="?f1039 + ?f1057"/><draw:equation draw:name="f1059" draw:formula="if(?f1023, 4127, ?f1040)"/><draw:equation draw:name="f1060" draw:formula="if(?f1023, 15789, ?f1041)"/><draw:equation draw:name="f1061" draw:formula="if(?f1023, 4127, ?f1042)"/><draw:equation draw:name="f1062" draw:formula="if(?f1023, 15789, ?f1043)"/><draw:equation draw:name="f1063" draw:formula="if(?f1023, ?f1040, ?f1056)"/><draw:equation draw:name="f1064" draw:formula="if(?f1023, ?f1041, ?f1058)"/><draw:equation draw:name="f1065" draw:formula="if(?f1023, ?f1042, ?f1056)"/><draw:equation draw:name="f1066" draw:formula="if(?f1023, ?f1043, ?f1058)"/></draw:enhanced-geometry></draw:custom-shape><draw:custom-shape svg:x="2.44685in" svg:y="0.31974in" svg:width="1.83333in" svg:height="0.82292in" draw:id="id3" draw:style-name="a3" draw:name="Cloud 6"><svg:title/><svg:desc/><text:p text:style-name="P4"><text:span text:style-name="T5">OSM</text:span></text:p><draw:enhanced-geometry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?f9 / 43200"/><draw:equation draw:name="f14" draw:formula="?f6 / 43200"/><draw:equation draw:name="f15" draw:formula="?f9 * 2977 / 21600"/><draw:equation draw:name="f16" draw:formula="?f6 * 3262 / 21600"/><draw:equation draw:name="f17" draw:formula="?f9 * 17087 / 21600"/><draw:equation draw:name="f18" draw:formula="?f6 * 17337 / 21600"/><draw:equation draw:name="f19" draw:formula="?f9 * 67 / 21600"/><draw:equation draw:name="f20" draw:formula="?f6 * 21577 / 21600"/><draw:equation draw:name="f21" draw:formula="?f9 * 21582 / 21600"/><draw:equation draw:name="f22" draw:formula="?f6 * 1235 / 21600"/><draw:equation draw:name="f23" draw:formula="?f21 / ?f13"/><draw:equation draw:name="f24" draw:formula="?f8 / ?f14"/><draw:equation draw:name="f25" draw:formula="?f11 / ?f13"/><draw:equation draw:name="f26" draw:formula="?f20 / ?f14"/><draw:equation draw:name="f27" draw:formula="?f19 / ?f13"/><draw:equation draw:name="f28" draw:formula="?f22 / ?f14"/><draw:equation draw:name="f29" draw:formula="?f15 / ?f13"/><draw:equation draw:name="f30" draw:formula="?f17 / ?f13"/><draw:equation draw:name="f31" draw:formula="?f16 / ?f14"/><draw:equation draw:name="f32" draw:formula="?f18 / ?f14"/><draw:equation draw:name="f33" draw:formula="21550000 - 7426832"/><draw:equation draw:name="f34" draw:formula="if(?f33, 7426832, 21550000)"/><draw:equation draw:name="f35" draw:formula="-21550000 - ?f34"/><draw:equation draw:name="f36" draw:formula="if(?f35, -21550000, ?f34)"/><draw:equation draw:name="f37" draw:formula="-11429249 + ?f36"/><draw:equation draw:name="f38" draw:formula="-11429249 + ?f1"/><draw:equation draw:name="f39" draw:formula="?f38 * ?f12 / ?f0"/><draw:equation draw:name="f40" draw:formula="0 - ?f39"/><draw:equation draw:name="f41" draw:formula="cos(?f40)"/><draw:equation draw:name="f42" draw:formula="0 - ?f41"/><draw:equation draw:name="f43" draw:formula="?f42 * 6753"/><draw:equation draw:name="f44" draw:formula="sin(?f40)"/><draw:equation draw:name="f45" draw:formula="0 - ?f44"/><draw:equation draw:name="f46" draw:formula="?f45 * 9190"/><draw:equation draw:name="f47" draw:formula="sqrt(?f43 * ?f43 + ?f46 * ?f46 + 0 * 0)"/><draw:equation draw:name="f48" draw:formula="6753 * 9190 / ?f47"/><draw:equation draw:name="f49" draw:formula="?f45 * ?f48"/><draw:equation draw:name="f50" draw:formula="3900 - ?f49"/><draw:equation draw:name="f51" draw:formula="?f42 * ?f48"/><draw:equation draw:name="f52" draw:formula="14370 - ?f51"/><draw:equation draw:name="f53" draw:formula="?f50 - 6753"/><draw:equation draw:name="f54" draw:formula="?f52 - 9190"/><draw:equation draw:name="f55" draw:formula="?f50 + 6753"/><draw:equation draw:name="f56" draw:formula="?f52 + 9190"/><draw:equation draw:name="f57" draw:formula="?f37 + ?f1"/><draw:equation draw:name="f58" draw:formula="?f57 * ?f12 / ?f0"/><draw:equation draw:name="f59" draw:formula="0 - ?f58"/><draw:equation draw:name="f60" draw:formula="cos(?f59)"/><draw:equation draw:name="f61" draw:formula="0 - ?f60"/><draw:equation draw:name="f62" draw:formula="?f61 * 6753"/><draw:equation draw:name="f63" draw:formula="sin(?f59)"/><draw:equation draw:name="f64" draw:formula="0 - ?f63"/><draw:equation draw:name="f65" draw:formula="?f64 * 9190"/><draw:equation draw:name="f66" draw:formula="sqrt(?f62 * ?f62 + ?f65 * ?f65 + 0 * 0)"/><draw:equation draw:name="f67" draw:formula="6753 * 9190 / ?f66"/><draw:equation draw:name="f68" draw:formula="?f64 * ?f67"/><draw:equation draw:name="f69" draw:formula="?f50 + ?f68"/><draw:equation draw:name="f70" draw:formula="?f61 * ?f67"/><draw:equation draw:name="f71" draw:formula="?f52 + ?f70"/><draw:equation draw:name="f72" draw:formula="if(?f36, 3900, ?f53)"/><draw:equation draw:name="f73" draw:formula="if(?f36, 14370, ?f54)"/><draw:equation draw:name="f74" draw:formula="if(?f36, 3900, ?f55)"/><draw:equation draw:name="f75" draw:formula="if(?f36, 14370, ?f56)"/><draw:equation draw:name="f76" draw:formula="if(?f36, ?f53, ?f69)"/><draw:equation draw:name="f77" draw:formula="if(?f36, ?f54, ?f71)"/><draw:equation draw:name="f78" draw:formula="if(?f36, ?f55, ?f69)"/><draw:equation draw:name="f79" draw:formula="if(?f36, ?f56, ?f71)"/><draw:equation draw:name="f80" draw:formula="21550000 - 5396714"/><draw:equation draw:name="f81" draw:formula="if(?f80, 5396714, 21550000)"/><draw:equation draw:name="f82" draw:formula="-21550000 - ?f81"/><draw:equation draw:name="f83" draw:formula="if(?f82, -21550000, ?f81)"/><draw:equation draw:name="f84" draw:formula="-8646143 + ?f83"/><draw:equation draw:name="f85" draw:formula="-8646143 + ?f1"/><draw:equation draw:name="f86" draw:formula="?f85 * ?f12 / ?f0"/><draw:equation draw:name="f87" draw:formula="0 - ?f86"/><draw:equation draw:name="f88" draw:formula="cos(?f87)"/><draw:equation draw:name="f89" draw:formula="0 - ?f88"/><draw:equation draw:name="f90" draw:formula="?f89 * 5333"/><draw:equation draw:name="f91" draw:formula="sin(?f87)"/><draw:equation draw:name="f92" draw:formula="0 - ?f91"/><draw:equation draw:name="f93" draw:formula="?f92 * 7267"/><draw:equation draw:name="f94" draw:formula="sqrt(?f90 * ?f90 + ?f93 * ?f93 + 0 * 0)"/><draw:equation draw:name="f95" draw:formula="5333 * 7267 / ?f94"/><draw:equation draw:name="f96" draw:formula="?f92 * ?f95"/><draw:equation draw:name="f97" draw:formula="?f69 - ?f96"/><draw:equation draw:name="f98" draw:formula="?f89 * ?f95"/><draw:equation draw:name="f99" draw:formula="?f71 - ?f98"/><draw:equation draw:name="f100" draw:formula="?f97 - 5333"/><draw:equation draw:name="f101" draw:formula="?f99 - 7267"/><draw:equation draw:name="f102" draw:formula="?f97 + 5333"/><draw:equation draw:name="f103" draw:formula="?f99 + 7267"/><draw:equation draw:name="f104" draw:formula="?f84 + ?f1"/><draw:equation draw:name="f105" draw:formula="?f104 * ?f12 / ?f0"/><draw:equation draw:name="f106" draw:formula="0 - ?f105"/><draw:equation draw:name="f107" draw:formula="cos(?f106)"/><draw:equation draw:name="f108" draw:formula="0 - ?f107"/><draw:equation draw:name="f109" draw:formula="?f108 * 5333"/><draw:equation draw:name="f110" draw:formula="sin(?f106)"/><draw:equation draw:name="f111" draw:formula="0 - ?f110"/><draw:equation draw:name="f112" draw:formula="?f111 * 7267"/><draw:equation draw:name="f113" draw:formula="sqrt(?f109 * ?f109 + ?f112 * ?f112 + 0 * 0)"/><draw:equation draw:name="f114" draw:formula="5333 * 7267 / ?f113"/><draw:equation draw:name="f115" draw:formula="?f111 * ?f114"/><draw:equation draw:name="f116" draw:formula="?f97 + ?f115"/><draw:equation draw:name="f117" draw:formula="?f108 * ?f114"/><draw:equation draw:name="f118" draw:formula="?f99 + ?f117"/><draw:equation draw:name="f119" draw:formula="if(?f83, ?f69, ?f100)"/><draw:equation draw:name="f120" draw:formula="if(?f83, ?f71, ?f101)"/><draw:equation draw:name="f121" draw:formula="if(?f83, ?f69, ?f102)"/><draw:equation draw:name="f122" draw:formula="if(?f83, ?f71, ?f103)"/><draw:equation draw:name="f123" draw:formula="if(?f83, ?f100, ?f116)"/><draw:equation draw:name="f124" draw:formula="if(?f83, ?f101, ?f118)"/><draw:equation draw:name="f125" draw:formula="if(?f83, ?f102, ?f116)"/><draw:equation draw:name="f126" draw:formula="if(?f83, ?f103, ?f118)"/><draw:equation draw:name="f127" draw:formula="21550000 - 5983381"/><draw:equation draw:name="f128" draw:formula="if(?f127, 5983381, 21550000)"/><draw:equation draw:name="f129" draw:formula="-21550000 - ?f128"/><draw:equation draw:name="f130" draw:formula="if(?f129, -21550000, ?f128)"/><draw:equation draw:name="f131" draw:formula="-8748475 + ?f130"/><draw:equation draw:name="f132" draw:formula="-8748475 + ?f1"/><draw:equation draw:name="f133" draw:formula="?f132 * ?f12 / ?f0"/><draw:equation draw:name="f134" draw:formula="0 - ?f133"/><draw:equation draw:name="f135" draw:formula="cos(?f134)"/><draw:equation draw:name="f136" draw:formula="0 - ?f135"/><draw:equation draw:name="f137" draw:formula="?f136 * 4365"/><draw:equation draw:name="f138" draw:formula="sin(?f134)"/><draw:equation draw:name="f139" draw:formula="0 - ?f138"/><draw:equation draw:name="f140" draw:formula="?f139 * 5945"/><draw:equation draw:name="f141" draw:formula="sqrt(?f137 * ?f137 + ?f140 * ?f140 + 0 * 0)"/><draw:equation draw:name="f142" draw:formula="4365 * 5945 / ?f141"/><draw:equation draw:name="f143" draw:formula="?f139 * ?f142"/><draw:equation draw:name="f144" draw:formula="?f116 - ?f143"/><draw:equation draw:name="f145" draw:formula="?f136 * ?f142"/><draw:equation draw:name="f146" draw:formula="?f118 - ?f145"/><draw:equation draw:name="f147" draw:formula="?f144 - 4365"/><draw:equation draw:name="f148" draw:formula="?f146 - 5945"/><draw:equation draw:name="f149" draw:formula="?f144 + 4365"/><draw:equation draw:name="f150" draw:formula="?f146 + 5945"/><draw:equation draw:name="f151" draw:formula="?f131 + ?f1"/><draw:equation draw:name="f152" draw:formula="?f151 * ?f12 / ?f0"/><draw:equation draw:name="f153" draw:formula="0 - ?f152"/><draw:equation draw:name="f154" draw:formula="cos(?f153)"/><draw:equation draw:name="f155" draw:formula="0 - ?f154"/><draw:equation draw:name="f156" draw:formula="?f155 * 4365"/><draw:equation draw:name="f157" draw:formula="sin(?f153)"/><draw:equation draw:name="f158" draw:formula="0 - ?f157"/><draw:equation draw:name="f159" draw:formula="?f158 * 5945"/><draw:equation draw:name="f160" draw:formula="sqrt(?f156 * ?f156 + ?f159 * ?f159 + 0 * 0)"/><draw:equation draw:name="f161" draw:formula="4365 * 594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0, ?f116, ?f147)"/><draw:equation draw:name="f167" draw:formula="if(?f130, ?f118, ?f148)"/><draw:equation draw:name="f168" draw:formula="if(?f130, ?f116, ?f149)"/><draw:equation draw:name="f169" draw:formula="if(?f130, ?f118, ?f150)"/><draw:equation draw:name="f170" draw:formula="if(?f130, ?f147, ?f163)"/><draw:equation draw:name="f171" draw:formula="if(?f130, ?f148, ?f165)"/><draw:equation draw:name="f172" draw:formula="if(?f130, ?f149, ?f163)"/><draw:equation draw:name="f173" draw:formula="if(?f130, ?f150, ?f165)"/><draw:equation draw:name="f174" draw:formula="21550000 - 7034504"/><draw:equation draw:name="f175" draw:formula="if(?f174, 7034504, 21550000)"/><draw:equation draw:name="f176" draw:formula="-21550000 - ?f175"/><draw:equation draw:name="f177" draw:formula="if(?f176, -21550000, ?f175)"/><draw:equation draw:name="f178" draw:formula="-7859163 + ?f177"/><draw:equation draw:name="f179" draw:formula="-7859163 + ?f1"/><draw:equation draw:name="f180" draw:formula="?f179 * ?f12 / ?f0"/><draw:equation draw:name="f181" draw:formula="0 - ?f180"/><draw:equation draw:name="f182" draw:formula="cos(?f181)"/><draw:equation draw:name="f183" draw:formula="0 - ?f182"/><draw:equation draw:name="f184" draw:formula="?f183 * 4857"/><draw:equation draw:name="f185" draw:formula="sin(?f181)"/><draw:equation draw:name="f186" draw:formula="0 - ?f185"/><draw:equation draw:name="f187" draw:formula="?f186 * 6595"/><draw:equation draw:name="f188" draw:formula="sqrt(?f184 * ?f184 + ?f187 * ?f187 + 0 * 0)"/><draw:equation draw:name="f189" draw:formula="4857 * 6595 / ?f188"/><draw:equation draw:name="f190" draw:formula="?f186 * ?f189"/><draw:equation draw:name="f191" draw:formula="?f163 - ?f190"/><draw:equation draw:name="f192" draw:formula="?f183 * ?f189"/><draw:equation draw:name="f193" draw:formula="?f165 - ?f192"/><draw:equation draw:name="f194" draw:formula="?f191 - 4857"/><draw:equation draw:name="f195" draw:formula="?f193 - 6595"/><draw:equation draw:name="f196" draw:formula="?f191 + 4857"/><draw:equation draw:name="f197" draw:formula="?f193 + 6595"/><draw:equation draw:name="f198" draw:formula="?f178 + ?f1"/><draw:equation draw:name="f199" draw:formula="?f198 * ?f12 / ?f0"/><draw:equation draw:name="f200" draw:formula="0 - ?f199"/><draw:equation draw:name="f201" draw:formula="cos(?f200)"/><draw:equation draw:name="f202" draw:formula="0 - ?f201"/><draw:equation draw:name="f203" draw:formula="?f202 * 4857"/><draw:equation draw:name="f204" draw:formula="sin(?f200)"/><draw:equation draw:name="f205" draw:formula="0 - ?f204"/><draw:equation draw:name="f206" draw:formula="?f205 * 6595"/><draw:equation draw:name="f207" draw:formula="sqrt(?f203 * ?f203 + ?f206 * ?f206 + 0 * 0)"/><draw:equation draw:name="f208" draw:formula="4857 * 6595 / ?f207"/><draw:equation draw:name="f209" draw:formula="?f205 * ?f208"/><draw:equation draw:name="f210" draw:formula="?f191 + ?f209"/><draw:equation draw:name="f211" draw:formula="?f202 * ?f208"/><draw:equation draw:name="f212" draw:formula="?f193 + ?f211"/><draw:equation draw:name="f213" draw:formula="if(?f177, ?f163, ?f194)"/><draw:equation draw:name="f214" draw:formula="if(?f177, ?f165, ?f195)"/><draw:equation draw:name="f215" draw:formula="if(?f177, ?f163, ?f196)"/><draw:equation draw:name="f216" draw:formula="if(?f177, ?f165, ?f197)"/><draw:equation draw:name="f217" draw:formula="if(?f177, ?f194, ?f210)"/><draw:equation draw:name="f218" draw:formula="if(?f177, ?f195, ?f212)"/><draw:equation draw:name="f219" draw:formula="if(?f177, ?f196, ?f210)"/><draw:equation draw:name="f220" draw:formula="if(?f177, ?f197, ?f212)"/><draw:equation draw:name="f221" draw:formula="21550000 - 6541615"/><draw:equation draw:name="f222" draw:formula="if(?f221, 6541615, 21550000)"/><draw:equation draw:name="f223" draw:formula="-21550000 - ?f222"/><draw:equation draw:name="f224" draw:formula="if(?f223, -21550000, ?f222)"/><draw:equation draw:name="f225" draw:formula="-4722533 + ?f224"/><draw:equation draw:name="f226" draw:formula="-4722533 + ?f1"/><draw:equation draw:name="f227" draw:formula="?f226 * ?f12 / ?f0"/><draw:equation draw:name="f228" draw:formula="0 - ?f227"/><draw:equation draw:name="f229" draw:formula="cos(?f228)"/><draw:equation draw:name="f230" draw:formula="0 - ?f229"/><draw:equation draw:name="f231" draw:formula="?f230 * 5333"/><draw:equation draw:name="f232" draw:formula="sin(?f228)"/><draw:equation draw:name="f233" draw:formula="0 - ?f232"/><draw:equation draw:name="f234" draw:formula="?f233 * 7273"/><draw:equation draw:name="f235" draw:formula="sqrt(?f231 * ?f231 + ?f234 * ?f234 + 0 * 0)"/><draw:equation draw:name="f236" draw:formula="5333 * 7273 / ?f235"/><draw:equation draw:name="f237" draw:formula="?f233 * ?f236"/><draw:equation draw:name="f238" draw:formula="?f210 - ?f237"/><draw:equation draw:name="f239" draw:formula="?f230 * ?f236"/><draw:equation draw:name="f240" draw:formula="?f212 - ?f239"/><draw:equation draw:name="f241" draw:formula="?f238 - 5333"/><draw:equation draw:name="f242" draw:formula="?f240 - 7273"/><draw:equation draw:name="f243" draw:formula="?f238 + 5333"/><draw:equation draw:name="f244" draw:formula="?f240 + 7273"/><draw:equation draw:name="f245" draw:formula="?f225 + ?f1"/><draw:equation draw:name="f246" draw:formula="?f245 * ?f12 / ?f0"/><draw:equation draw:name="f247" draw:formula="0 - ?f246"/><draw:equation draw:name="f248" draw:formula="cos(?f247)"/><draw:equation draw:name="f249" draw:formula="0 - ?f248"/><draw:equation draw:name="f250" draw:formula="?f249 * 5333"/><draw:equation draw:name="f251" draw:formula="sin(?f247)"/><draw:equation draw:name="f252" draw:formula="0 - ?f251"/><draw:equation draw:name="f253" draw:formula="?f252 * 7273"/><draw:equation draw:name="f254" draw:formula="sqrt(?f250 * ?f250 + ?f253 * ?f253 + 0 * 0)"/><draw:equation draw:name="f255" draw:formula="5333 * 7273 / ?f254"/><draw:equation draw:name="f256" draw:formula="?f252 * ?f255"/><draw:equation draw:name="f257" draw:formula="?f238 + ?f256"/><draw:equation draw:name="f258" draw:formula="?f249 * ?f255"/><draw:equation draw:name="f259" draw:formula="?f240 + ?f258"/><draw:equation draw:name="f260" draw:formula="if(?f224, ?f210, ?f241)"/><draw:equation draw:name="f261" draw:formula="if(?f224, ?f212, ?f242)"/><draw:equation draw:name="f262" draw:formula="if(?f224, ?f210, ?f243)"/><draw:equation draw:name="f263" draw:formula="if(?f224, ?f212, ?f244)"/><draw:equation draw:name="f264" draw:formula="if(?f224, ?f241, ?f257)"/><draw:equation draw:name="f265" draw:formula="if(?f224, ?f242, ?f259)"/><draw:equation draw:name="f266" draw:formula="if(?f224, ?f243, ?f257)"/><draw:equation draw:name="f267" draw:formula="if(?f224, ?f244, ?f259)"/><draw:equation draw:name="f268" draw:formula="21550000 - 7816140"/><draw:equation draw:name="f269" draw:formula="if(?f268, 7816140, 21550000)"/><draw:equation draw:name="f270" draw:formula="-21550000 - ?f269"/><draw:equation draw:name="f271" draw:formula="if(?f270, -21550000, ?f269)"/><draw:equation draw:name="f272" draw:formula="-2776035 + ?f271"/><draw:equation draw:name="f273" draw:formula="-2776035 + ?f1"/><draw:equation draw:name="f274" draw:formula="?f273 * ?f12 / ?f0"/><draw:equation draw:name="f275" draw:formula="0 - ?f274"/><draw:equation draw:name="f276" draw:formula="cos(?f275)"/><draw:equation draw:name="f277" draw:formula="0 - ?f276"/><draw:equation draw:name="f278" draw:formula="?f277 * 6775"/><draw:equation draw:name="f279" draw:formula="sin(?f275)"/><draw:equation draw:name="f280" draw:formula="0 - ?f279"/><draw:equation draw:name="f281" draw:formula="?f280 * 9220"/><draw:equation draw:name="f282" draw:formula="sqrt(?f278 * ?f278 + ?f281 * ?f281 + 0 * 0)"/><draw:equation draw:name="f283" draw:formula="6775 * 9220 / ?f282"/><draw:equation draw:name="f284" draw:formula="?f280 * ?f283"/><draw:equation draw:name="f285" draw:formula="?f257 - ?f284"/><draw:equation draw:name="f286" draw:formula="?f277 * ?f283"/><draw:equation draw:name="f287" draw:formula="?f259 - ?f286"/><draw:equation draw:name="f288" draw:formula="?f285 - 6775"/><draw:equation draw:name="f289" draw:formula="?f287 - 9220"/><draw:equation draw:name="f290" draw:formula="?f285 + 6775"/><draw:equation draw:name="f291" draw:formula="?f287 + 9220"/><draw:equation draw:name="f292" draw:formula="?f272 + ?f1"/><draw:equation draw:name="f293" draw:formula="?f292 * ?f12 / ?f0"/><draw:equation draw:name="f294" draw:formula="0 - ?f293"/><draw:equation draw:name="f295" draw:formula="cos(?f294)"/><draw:equation draw:name="f296" draw:formula="0 - ?f295"/><draw:equation draw:name="f297" draw:formula="?f296 * 6775"/><draw:equation draw:name="f298" draw:formula="sin(?f294)"/><draw:equation draw:name="f299" draw:formula="0 - ?f298"/><draw:equation draw:name="f300" draw:formula="?f299 * 9220"/><draw:equation draw:name="f301" draw:formula="sqrt(?f297 * ?f297 + ?f300 * ?f300 + 0 * 0)"/><draw:equation draw:name="f302" draw:formula="6775 * 9220 / ?f301"/><draw:equation draw:name="f303" draw:formula="?f299 * ?f302"/><draw:equation draw:name="f304" draw:formula="?f285 + ?f303"/><draw:equation draw:name="f305" draw:formula="?f296 * ?f302"/><draw:equation draw:name="f306" draw:formula="?f287 + ?f305"/><draw:equation draw:name="f307" draw:formula="if(?f271, ?f257, ?f288)"/><draw:equation draw:name="f308" draw:formula="if(?f271, ?f259, ?f289)"/><draw:equation draw:name="f309" draw:formula="if(?f271, ?f257, ?f290)"/><draw:equation draw:name="f310" draw:formula="if(?f271, ?f259, ?f291)"/><draw:equation draw:name="f311" draw:formula="if(?f271, ?f288, ?f304)"/><draw:equation draw:name="f312" draw:formula="if(?f271, ?f289, ?f306)"/><draw:equation draw:name="f313" draw:formula="if(?f271, ?f290, ?f304)"/><draw:equation draw:name="f314" draw:formula="if(?f271, ?f291, ?f306)"/><draw:equation draw:name="f315" draw:formula="21550000 - 6842000"/><draw:equation draw:name="f316" draw:formula="if(?f315, 6842000, 21550000)"/><draw:equation draw:name="f317" draw:formula="-21550000 - ?f316"/><draw:equation draw:name="f318" draw:formula="if(?f317, -21550000, ?f316)"/><draw:equation draw:name="f319" draw:formula="37501 + ?f318"/><draw:equation draw:name="f320" draw:formula="37501 + ?f1"/><draw:equation draw:name="f321" draw:formula="?f320 * ?f12 / ?f0"/><draw:equation draw:name="f322" draw:formula="0 - ?f321"/><draw:equation draw:name="f323" draw:formula="cos(?f322)"/><draw:equation draw:name="f324" draw:formula="0 - ?f323"/><draw:equation draw:name="f325" draw:formula="?f324 * 5785"/><draw:equation draw:name="f326" draw:formula="sin(?f322)"/><draw:equation draw:name="f327" draw:formula="0 - ?f326"/><draw:equation draw:name="f328" draw:formula="?f327 * 7867"/><draw:equation draw:name="f329" draw:formula="sqrt(?f325 * ?f325 + ?f328 * ?f328 + 0 * 0)"/><draw:equation draw:name="f330" draw:formula="5785 * 7867 / ?f329"/><draw:equation draw:name="f331" draw:formula="?f327 * ?f330"/><draw:equation draw:name="f332" draw:formula="?f304 - ?f331"/><draw:equation draw:name="f333" draw:formula="?f324 * ?f330"/><draw:equation draw:name="f334" draw:formula="?f306 - ?f333"/><draw:equation draw:name="f335" draw:formula="?f332 - 5785"/><draw:equation draw:name="f336" draw:formula="?f334 - 7867"/><draw:equation draw:name="f337" draw:formula="?f332 + 5785"/><draw:equation draw:name="f338" draw:formula="?f334 + 7867"/><draw:equation draw:name="f339" draw:formula="?f319 + ?f1"/><draw:equation draw:name="f340" draw:formula="?f339 * ?f12 / ?f0"/><draw:equation draw:name="f341" draw:formula="0 - ?f340"/><draw:equation draw:name="f342" draw:formula="cos(?f341)"/><draw:equation draw:name="f343" draw:formula="0 - ?f342"/><draw:equation draw:name="f344" draw:formula="?f343 * 5785"/><draw:equation draw:name="f345" draw:formula="sin(?f341)"/><draw:equation draw:name="f346" draw:formula="0 - ?f345"/><draw:equation draw:name="f347" draw:formula="?f346 * 7867"/><draw:equation draw:name="f348" draw:formula="sqrt(?f344 * ?f344 + ?f347 * ?f347 + 0 * 0)"/><draw:equation draw:name="f349" draw:formula="5785 * 7867 / ?f348"/><draw:equation draw:name="f350" draw:formula="?f346 * ?f349"/><draw:equation draw:name="f351" draw:formula="?f332 + ?f350"/><draw:equation draw:name="f352" draw:formula="?f343 * ?f349"/><draw:equation draw:name="f353" draw:formula="?f334 + ?f352"/><draw:equation draw:name="f354" draw:formula="if(?f318, ?f304, ?f335)"/><draw:equation draw:name="f355" draw:formula="if(?f318, ?f306, ?f336)"/><draw:equation draw:name="f356" draw:formula="if(?f318, ?f304, ?f337)"/><draw:equation draw:name="f357" draw:formula="if(?f318, ?f306, ?f338)"/><draw:equation draw:name="f358" draw:formula="if(?f318, ?f335, ?f351)"/><draw:equation draw:name="f359" draw:formula="if(?f318, ?f336, ?f353)"/><draw:equation draw:name="f360" draw:formula="if(?f318, ?f337, ?f351)"/><draw:equation draw:name="f361" draw:formula="if(?f318, ?f338, ?f353)"/><draw:equation draw:name="f362" draw:formula="21550000 - 6910353"/><draw:equation draw:name="f363" draw:formula="if(?f362, 6910353, 21550000)"/><draw:equation draw:name="f364" draw:formula="-21550000 - ?f363"/><draw:equation draw:name="f365" draw:formula="if(?f364, -21550000, ?f363)"/><draw:equation draw:name="f366" draw:formula="1347096 + ?f365"/><draw:equation draw:name="f367" draw:formula="1347096 + ?f1"/><draw:equation draw:name="f368" draw:formula="?f367 * ?f12 / ?f0"/><draw:equation draw:name="f369" draw:formula="0 - ?f368"/><draw:equation draw:name="f370" draw:formula="cos(?f369)"/><draw:equation draw:name="f371" draw:formula="0 - ?f370"/><draw:equation draw:name="f372" draw:formula="?f371 * 6752"/><draw:equation draw:name="f373" draw:formula="sin(?f369)"/><draw:equation draw:name="f374" draw:formula="0 - ?f373"/><draw:equation draw:name="f375" draw:formula="?f374 * 9215"/><draw:equation draw:name="f376" draw:formula="sqrt(?f372 * ?f372 + ?f375 * ?f375 + 0 * 0)"/><draw:equation draw:name="f377" draw:formula="6752 * 9215 / ?f376"/><draw:equation draw:name="f378" draw:formula="?f374 * ?f377"/><draw:equation draw:name="f379" draw:formula="?f351 - ?f378"/><draw:equation draw:name="f380" draw:formula="?f371 * ?f377"/><draw:equation draw:name="f381" draw:formula="?f353 - ?f380"/><draw:equation draw:name="f382" draw:formula="?f379 - 6752"/><draw:equation draw:name="f383" draw:formula="?f381 - 9215"/><draw:equation draw:name="f384" draw:formula="?f379 + 6752"/><draw:equation draw:name="f385" draw:formula="?f381 + 9215"/><draw:equation draw:name="f386" draw:formula="?f366 + ?f1"/><draw:equation draw:name="f387" draw:formula="?f386 * ?f12 / ?f0"/><draw:equation draw:name="f388" draw:formula="0 - ?f387"/><draw:equation draw:name="f389" draw:formula="cos(?f388)"/><draw:equation draw:name="f390" draw:formula="0 - ?f389"/><draw:equation draw:name="f391" draw:formula="?f390 * 6752"/><draw:equation draw:name="f392" draw:formula="sin(?f388)"/><draw:equation draw:name="f393" draw:formula="0 - ?f392"/><draw:equation draw:name="f394" draw:formula="?f393 * 9215"/><draw:equation draw:name="f395" draw:formula="sqrt(?f391 * ?f391 + ?f394 * ?f394 + 0 * 0)"/><draw:equation draw:name="f396" draw:formula="6752 * 9215 / ?f395"/><draw:equation draw:name="f397" draw:formula="?f393 * ?f396"/><draw:equation draw:name="f398" draw:formula="?f379 + ?f397"/><draw:equation draw:name="f399" draw:formula="?f390 * ?f396"/><draw:equation draw:name="f400" draw:formula="?f381 + ?f399"/><draw:equation draw:name="f401" draw:formula="if(?f365, ?f351, ?f382)"/><draw:equation draw:name="f402" draw:formula="if(?f365, ?f353, ?f383)"/><draw:equation draw:name="f403" draw:formula="if(?f365, ?f351, ?f384)"/><draw:equation draw:name="f404" draw:formula="if(?f365, ?f353, ?f385)"/><draw:equation draw:name="f405" draw:formula="if(?f365, ?f382, ?f398)"/><draw:equation draw:name="f406" draw:formula="if(?f365, ?f383, ?f400)"/><draw:equation draw:name="f407" draw:formula="if(?f365, ?f384, ?f398)"/><draw:equation draw:name="f408" draw:formula="if(?f365, ?f385, ?f400)"/><draw:equation draw:name="f409" draw:formula="21550000 - 4542661"/><draw:equation draw:name="f410" draw:formula="if(?f409, 4542661, 21550000)"/><draw:equation draw:name="f411" draw:formula="-21550000 - ?f410"/><draw:equation draw:name="f412" draw:formula="if(?f411, -21550000, ?f410)"/><draw:equation draw:name="f413" draw:formula="3974558 + ?f412"/><draw:equation draw:name="f414" draw:formula="3974558 + ?f1"/><draw:equation draw:name="f415" draw:formula="?f414 * ?f12 / ?f0"/><draw:equation draw:name="f416" draw:formula="0 - ?f415"/><draw:equation draw:name="f417" draw:formula="cos(?f416)"/><draw:equation draw:name="f418" draw:formula="0 - ?f417"/><draw:equation draw:name="f419" draw:formula="?f418 * 7720"/><draw:equation draw:name="f420" draw:formula="sin(?f416)"/><draw:equation draw:name="f421" draw:formula="0 - ?f420"/><draw:equation draw:name="f422" draw:formula="?f421 * 10543"/><draw:equation draw:name="f423" draw:formula="sqrt(?f419 * ?f419 + ?f422 * ?f422 + 0 * 0)"/><draw:equation draw:name="f424" draw:formula="7720 * 10543 / ?f423"/><draw:equation draw:name="f425" draw:formula="?f421 * ?f424"/><draw:equation draw:name="f426" draw:formula="?f398 - ?f425"/><draw:equation draw:name="f427" draw:formula="?f418 * ?f424"/><draw:equation draw:name="f428" draw:formula="?f400 - ?f427"/><draw:equation draw:name="f429" draw:formula="?f426 - 7720"/><draw:equation draw:name="f430" draw:formula="?f428 - 10543"/><draw:equation draw:name="f431" draw:formula="?f426 + 7720"/><draw:equation draw:name="f432" draw:formula="?f428 + 10543"/><draw:equation draw:name="f433" draw:formula="?f413 + ?f1"/><draw:equation draw:name="f434" draw:formula="?f433 * ?f12 / ?f0"/><draw:equation draw:name="f435" draw:formula="0 - ?f434"/><draw:equation draw:name="f436" draw:formula="cos(?f435)"/><draw:equation draw:name="f437" draw:formula="0 - ?f436"/><draw:equation draw:name="f438" draw:formula="?f437 * 7720"/><draw:equation draw:name="f439" draw:formula="sin(?f435)"/><draw:equation draw:name="f440" draw:formula="0 - ?f439"/><draw:equation draw:name="f441" draw:formula="?f440 * 10543"/><draw:equation draw:name="f442" draw:formula="sqrt(?f438 * ?f438 + ?f441 * ?f441 + 0 * 0)"/><draw:equation draw:name="f443" draw:formula="7720 * 10543 / ?f442"/><draw:equation draw:name="f444" draw:formula="?f440 * ?f443"/><draw:equation draw:name="f445" draw:formula="?f426 + ?f444"/><draw:equation draw:name="f446" draw:formula="?f437 * ?f443"/><draw:equation draw:name="f447" draw:formula="?f428 + ?f446"/><draw:equation draw:name="f448" draw:formula="if(?f412, ?f398, ?f429)"/><draw:equation draw:name="f449" draw:formula="if(?f412, ?f400, ?f430)"/><draw:equation draw:name="f450" draw:formula="if(?f412, ?f398, ?f431)"/><draw:equation draw:name="f451" draw:formula="if(?f412, ?f400, ?f432)"/><draw:equation draw:name="f452" draw:formula="if(?f412, ?f429, ?f445)"/><draw:equation draw:name="f453" draw:formula="if(?f412, ?f430, ?f447)"/><draw:equation draw:name="f454" draw:formula="if(?f412, ?f431, ?f445)"/><draw:equation draw:name="f455" draw:formula="if(?f412, ?f432, ?f447)"/><draw:equation draw:name="f456" draw:formula="21550000 - 8804134"/><draw:equation draw:name="f457" draw:formula="if(?f456, 8804134, 21550000)"/><draw:equation draw:name="f458" draw:formula="-21550000 - ?f457"/><draw:equation draw:name="f459" draw:formula="if(?f458, -21550000, ?f457)"/><draw:equation draw:name="f460" draw:formula="-16496525 + ?f459"/><draw:equation draw:name="f461" draw:formula="-16496525 + ?f1"/><draw:equation draw:name="f462" draw:formula="?f461 * ?f12 / ?f0"/><draw:equation draw:name="f463" draw:formula="0 - ?f462"/><draw:equation draw:name="f464" draw:formula="cos(?f463)"/><draw:equation draw:name="f465" draw:formula="0 - ?f464"/><draw:equation draw:name="f466" draw:formula="?f465 * 4360"/><draw:equation draw:name="f467" draw:formula="sin(?f463)"/><draw:equation draw:name="f468" draw:formula="0 - ?f467"/><draw:equation draw:name="f469" draw:formula="?f468 * 5918"/><draw:equation draw:name="f470" draw:formula="sqrt(?f466 * ?f466 + ?f469 * ?f469 + 0 * 0)"/><draw:equation draw:name="f471" draw:formula="4360 * 5918 / ?f470"/><draw:equation draw:name="f472" draw:formula="?f468 * ?f471"/><draw:equation draw:name="f473" draw:formula="?f445 - ?f472"/><draw:equation draw:name="f474" draw:formula="?f465 * ?f471"/><draw:equation draw:name="f475" draw:formula="?f447 - ?f474"/><draw:equation draw:name="f476" draw:formula="?f473 - 4360"/><draw:equation draw:name="f477" draw:formula="?f475 - 5918"/><draw:equation draw:name="f478" draw:formula="?f473 + 4360"/><draw:equation draw:name="f479" draw:formula="?f475 + 5918"/><draw:equation draw:name="f480" draw:formula="?f460 + ?f1"/><draw:equation draw:name="f481" draw:formula="?f480 * ?f12 / ?f0"/><draw:equation draw:name="f482" draw:formula="0 - ?f481"/><draw:equation draw:name="f483" draw:formula="cos(?f482)"/><draw:equation draw:name="f484" draw:formula="0 - ?f483"/><draw:equation draw:name="f485" draw:formula="?f484 * 4360"/><draw:equation draw:name="f486" draw:formula="sin(?f482)"/><draw:equation draw:name="f487" draw:formula="0 - ?f486"/><draw:equation draw:name="f488" draw:formula="?f487 * 5918"/><draw:equation draw:name="f489" draw:formula="sqrt(?f485 * ?f485 + ?f488 * ?f488 + 0 * 0)"/><draw:equation draw:name="f490" draw:formula="4360 * 5918 / ?f489"/><draw:equation draw:name="f491" draw:formula="?f487 * ?f490"/><draw:equation draw:name="f492" draw:formula="?f473 + ?f491"/><draw:equation draw:name="f493" draw:formula="?f484 * ?f490"/><draw:equation draw:name="f494" draw:formula="?f475 + ?f493"/><draw:equation draw:name="f495" draw:formula="if(?f459, ?f445, ?f476)"/><draw:equation draw:name="f496" draw:formula="if(?f459, ?f447, ?f477)"/><draw:equation draw:name="f497" draw:formula="if(?f459, ?f445, ?f478)"/><draw:equation draw:name="f498" draw:formula="if(?f459, ?f447, ?f479)"/><draw:equation draw:name="f499" draw:formula="if(?f459, ?f476, ?f492)"/><draw:equation draw:name="f500" draw:formula="if(?f459, ?f477, ?f494)"/><draw:equation draw:name="f501" draw:formula="if(?f459, ?f478, ?f492)"/><draw:equation draw:name="f502" draw:formula="if(?f459, ?f479, ?f494)"/><draw:equation draw:name="f503" draw:formula="21550000 - 9151131"/><draw:equation draw:name="f504" draw:formula="if(?f503, 9151131, 21550000)"/><draw:equation draw:name="f505" draw:formula="-21550000 - ?f504"/><draw:equation draw:name="f506" draw:formula="if(?f505, -21550000, ?f504)"/><draw:equation draw:name="f507" draw:formula="-14809710 + ?f506"/><draw:equation draw:name="f508" draw:formula="-14809710 + ?f1"/><draw:equation draw:name="f509" draw:formula="?f508 * ?f12 / ?f0"/><draw:equation draw:name="f510" draw:formula="0 - ?f509"/><draw:equation draw:name="f511" draw:formula="cos(?f510)"/><draw:equation draw:name="f512" draw:formula="0 - ?f511"/><draw:equation draw:name="f513" draw:formula="?f512 * 4345"/><draw:equation draw:name="f514" draw:formula="sin(?f510)"/><draw:equation draw:name="f515" draw:formula="0 - ?f514"/><draw:equation draw:name="f516" draw:formula="?f515 * 5945"/><draw:equation draw:name="f517" draw:formula="sqrt(?f513 * ?f513 + ?f516 * ?f516 + 0 * 0)"/><draw:equation draw:name="f518" draw:formula="4345 * 5945 / ?f517"/><draw:equation draw:name="f519" draw:formula="?f515 * ?f518"/><draw:equation draw:name="f520" draw:formula="?f492 - ?f519"/><draw:equation draw:name="f521" draw:formula="?f512 * ?f518"/><draw:equation draw:name="f522" draw:formula="?f494 - ?f521"/><draw:equation draw:name="f523" draw:formula="?f520 - 4345"/><draw:equation draw:name="f524" draw:formula="?f522 - 5945"/><draw:equation draw:name="f525" draw:formula="?f520 + 4345"/><draw:equation draw:name="f526" draw:formula="?f522 + 5945"/><draw:equation draw:name="f527" draw:formula="?f507 + ?f1"/><draw:equation draw:name="f528" draw:formula="?f527 * ?f12 / ?f0"/><draw:equation draw:name="f529" draw:formula="0 - ?f528"/><draw:equation draw:name="f530" draw:formula="cos(?f529)"/><draw:equation draw:name="f531" draw:formula="0 - ?f530"/><draw:equation draw:name="f532" draw:formula="?f531 * 4345"/><draw:equation draw:name="f533" draw:formula="sin(?f529)"/><draw:equation draw:name="f534" draw:formula="0 - ?f533"/><draw:equation draw:name="f535" draw:formula="?f534 * 5945"/><draw:equation draw:name="f536" draw:formula="sqrt(?f532 * ?f532 + ?f535 * ?f535 + 0 * 0)"/><draw:equation draw:name="f537" draw:formula="4345 * 5945 / ?f536"/><draw:equation draw:name="f538" draw:formula="?f534 * ?f537"/><draw:equation draw:name="f539" draw:formula="?f520 + ?f538"/><draw:equation draw:name="f540" draw:formula="?f531 * ?f537"/><draw:equation draw:name="f541" draw:formula="?f522 + ?f540"/><draw:equation draw:name="f542" draw:formula="if(?f506, ?f492, ?f523)"/><draw:equation draw:name="f543" draw:formula="if(?f506, ?f494, ?f524)"/><draw:equation draw:name="f544" draw:formula="if(?f506, ?f492, ?f525)"/><draw:equation draw:name="f545" draw:formula="if(?f506, ?f494, ?f526)"/><draw:equation draw:name="f546" draw:formula="if(?f506, ?f523, ?f539)"/><draw:equation draw:name="f547" draw:formula="if(?f506, ?f524, ?f541)"/><draw:equation draw:name="f548" draw:formula="if(?f506, ?f525, ?f539)"/><draw:equation draw:name="f549" draw:formula="if(?f506, ?f526, ?f541)"/><draw:equation draw:name="f550" draw:formula="21550000 - 1585770"/><draw:equation draw:name="f551" draw:formula="if(?f550, 1585770, 21550000)"/><draw:equation draw:name="f552" draw:formula="-21550000 - ?f551"/><draw:equation draw:name="f553" draw:formula="if(?f552, -21550000, ?f551)"/><draw:equation draw:name="f554" draw:formula="5204520 + ?f553"/><draw:equation draw:name="f555" draw:formula="5204520 + ?f1"/><draw:equation draw:name="f556" draw:formula="?f555 * ?f12 / ?f0"/><draw:equation draw:name="f557" draw:formula="0 - ?f556"/><draw:equation draw:name="f558" draw:formula="cos(?f557)"/><draw:equation draw:name="f559" draw:formula="0 - ?f558"/><draw:equation draw:name="f560" draw:formula="?f559 * 4345"/><draw:equation draw:name="f561" draw:formula="sin(?f557)"/><draw:equation draw:name="f562" draw:formula="0 - ?f561"/><draw:equation draw:name="f563" draw:formula="?f562 * 5945"/><draw:equation draw:name="f564" draw:formula="sqrt(?f560 * ?f560 + ?f563 * ?f563 + 0 * 0)"/><draw:equation draw:name="f565" draw:formula="4345 * 5945 / ?f564"/><draw:equation draw:name="f566" draw:formula="?f562 * ?f565"/><draw:equation draw:name="f567" draw:formula="4693 - ?f566"/><draw:equation draw:name="f568" draw:formula="?f559 * ?f565"/><draw:equation draw:name="f569" draw:formula="26177 - ?f568"/><draw:equation draw:name="f570" draw:formula="?f567 - 4345"/><draw:equation draw:name="f571" draw:formula="?f569 - 5945"/><draw:equation draw:name="f572" draw:formula="?f567 + 4345"/><draw:equation draw:name="f573" draw:formula="?f569 + 5945"/><draw:equation draw:name="f574" draw:formula="?f554 + ?f1"/><draw:equation draw:name="f575" draw:formula="?f574 * ?f12 / ?f0"/><draw:equation draw:name="f576" draw:formula="0 - ?f575"/><draw:equation draw:name="f577" draw:formula="cos(?f576)"/><draw:equation draw:name="f578" draw:formula="0 - ?f577"/><draw:equation draw:name="f579" draw:formula="?f578 * 4345"/><draw:equation draw:name="f580" draw:formula="sin(?f576)"/><draw:equation draw:name="f581" draw:formula="0 - ?f580"/><draw:equation draw:name="f582" draw:formula="?f581 * 5945"/><draw:equation draw:name="f583" draw:formula="sqrt(?f579 * ?f579 + ?f582 * ?f582 + 0 * 0)"/><draw:equation draw:name="f584" draw:formula="4345 * 5945 / ?f583"/><draw:equation draw:name="f585" draw:formula="?f581 * ?f584"/><draw:equation draw:name="f586" draw:formula="?f567 + ?f585"/><draw:equation draw:name="f587" draw:formula="?f578 * ?f584"/><draw:equation draw:name="f588" draw:formula="?f569 + ?f587"/><draw:equation draw:name="f589" draw:formula="if(?f553, 4693, ?f570)"/><draw:equation draw:name="f590" draw:formula="if(?f553, 26177, ?f571)"/><draw:equation draw:name="f591" draw:formula="if(?f553, 4693, ?f572)"/><draw:equation draw:name="f592" draw:formula="if(?f553, 26177, ?f573)"/><draw:equation draw:name="f593" draw:formula="if(?f553, ?f570, ?f586)"/><draw:equation draw:name="f594" draw:formula="if(?f553, ?f571, ?f588)"/><draw:equation draw:name="f595" draw:formula="if(?f553, ?f572, ?f586)"/><draw:equation draw:name="f596" draw:formula="if(?f553, ?f573, ?f588)"/><draw:equation draw:name="f597" draw:formula="21550000 - 686848"/><draw:equation draw:name="f598" draw:formula="if(?f597, 686848, 21550000)"/><draw:equation draw:name="f599" draw:formula="-21550000 - ?f598"/><draw:equation draw:name="f600" draw:formula="if(?f599, -21550000, ?f598)"/><draw:equation draw:name="f601" draw:formula="4416628 + ?f600"/><draw:equation draw:name="f602" draw:formula="4416628 + ?f1"/><draw:equation draw:name="f603" draw:formula="?f602 * ?f12 / ?f0"/><draw:equation draw:name="f604" draw:formula="0 - ?f603"/><draw:equation draw:name="f605" draw:formula="cos(?f604)"/><draw:equation draw:name="f606" draw:formula="0 - ?f605"/><draw:equation draw:name="f607" draw:formula="?f606 * 4360"/><draw:equation draw:name="f608" draw:formula="sin(?f604)"/><draw:equation draw:name="f609" draw:formula="0 - ?f608"/><draw:equation draw:name="f610" draw:formula="?f609 * 5918"/><draw:equation draw:name="f611" draw:formula="sqrt(?f607 * ?f607 + ?f610 * ?f610 + 0 * 0)"/><draw:equation draw:name="f612" draw:formula="4360 * 5918 / ?f611"/><draw:equation draw:name="f613" draw:formula="?f609 * ?f612"/><draw:equation draw:name="f614" draw:formula="6928 - ?f613"/><draw:equation draw:name="f615" draw:formula="?f606 * ?f612"/><draw:equation draw:name="f616" draw:formula="34899 - ?f615"/><draw:equation draw:name="f617" draw:formula="?f614 - 4360"/><draw:equation draw:name="f618" draw:formula="?f616 - 5918"/><draw:equation draw:name="f619" draw:formula="?f614 + 4360"/><draw:equation draw:name="f620" draw:formula="?f616 + 5918"/><draw:equation draw:name="f621" draw:formula="?f601 + ?f1"/><draw:equation draw:name="f622" draw:formula="?f621 * ?f12 / ?f0"/><draw:equation draw:name="f623" draw:formula="0 - ?f622"/><draw:equation draw:name="f624" draw:formula="cos(?f623)"/><draw:equation draw:name="f625" draw:formula="0 - ?f624"/><draw:equation draw:name="f626" draw:formula="?f625 * 4360"/><draw:equation draw:name="f627" draw:formula="sin(?f623)"/><draw:equation draw:name="f628" draw:formula="0 - ?f627"/><draw:equation draw:name="f629" draw:formula="?f628 * 5918"/><draw:equation draw:name="f630" draw:formula="sqrt(?f626 * ?f626 + ?f629 * ?f629 + 0 * 0)"/><draw:equation draw:name="f631" draw:formula="4360 * 5918 / ?f630"/><draw:equation draw:name="f632" draw:formula="?f628 * ?f631"/><draw:equation draw:name="f633" draw:formula="?f614 + ?f632"/><draw:equation draw:name="f634" draw:formula="?f625 * ?f631"/><draw:equation draw:name="f635" draw:formula="?f616 + ?f634"/><draw:equation draw:name="f636" draw:formula="if(?f600, 6928, ?f617)"/><draw:equation draw:name="f637" draw:formula="if(?f600, 34899, ?f618)"/><draw:equation draw:name="f638" draw:formula="if(?f600, 6928, ?f619)"/><draw:equation draw:name="f639" draw:formula="if(?f600, 34899, ?f620)"/><draw:equation draw:name="f640" draw:formula="if(?f600, ?f617, ?f633)"/><draw:equation draw:name="f641" draw:formula="if(?f600, ?f618, ?f635)"/><draw:equation draw:name="f642" draw:formula="if(?f600, ?f619, ?f633)"/><draw:equation draw:name="f643" draw:formula="if(?f600, ?f620, ?f635)"/><draw:equation draw:name="f644" draw:formula="21550000 - 844866"/><draw:equation draw:name="f645" draw:formula="if(?f644, 844866, 21550000)"/><draw:equation draw:name="f646" draw:formula="-21550000 - ?f645"/><draw:equation draw:name="f647" draw:formula="if(?f646, -21550000, ?f645)"/><draw:equation draw:name="f648" draw:formula="8257448 + ?f647"/><draw:equation draw:name="f649" draw:formula="8257448 + ?f1"/><draw:equation draw:name="f650" draw:formula="?f649 * ?f12 / ?f0"/><draw:equation draw:name="f651" draw:formula="0 - ?f650"/><draw:equation draw:name="f652" draw:formula="cos(?f651)"/><draw:equation draw:name="f653" draw:formula="0 - ?f652"/><draw:equation draw:name="f654" draw:formula="?f653 * 6752"/><draw:equation draw:name="f655" draw:formula="sin(?f651)"/><draw:equation draw:name="f656" draw:formula="0 - ?f655"/><draw:equation draw:name="f657" draw:formula="?f656 * 9215"/><draw:equation draw:name="f658" draw:formula="sqrt(?f654 * ?f654 + ?f657 * ?f657 + 0 * 0)"/><draw:equation draw:name="f659" draw:formula="6752 * 9215 / ?f658"/><draw:equation draw:name="f660" draw:formula="?f656 * ?f659"/><draw:equation draw:name="f661" draw:formula="16478 - ?f660"/><draw:equation draw:name="f662" draw:formula="?f653 * ?f659"/><draw:equation draw:name="f663" draw:formula="39090 - ?f662"/><draw:equation draw:name="f664" draw:formula="?f661 - 6752"/><draw:equation draw:name="f665" draw:formula="?f663 - 9215"/><draw:equation draw:name="f666" draw:formula="?f661 + 6752"/><draw:equation draw:name="f667" draw:formula="?f663 + 9215"/><draw:equation draw:name="f668" draw:formula="?f648 + ?f1"/><draw:equation draw:name="f669" draw:formula="?f668 * ?f12 / ?f0"/><draw:equation draw:name="f670" draw:formula="0 - ?f669"/><draw:equation draw:name="f671" draw:formula="cos(?f670)"/><draw:equation draw:name="f672" draw:formula="0 - ?f671"/><draw:equation draw:name="f673" draw:formula="?f672 * 6752"/><draw:equation draw:name="f674" draw:formula="sin(?f670)"/><draw:equation draw:name="f675" draw:formula="0 - ?f674"/><draw:equation draw:name="f676" draw:formula="?f675 * 9215"/><draw:equation draw:name="f677" draw:formula="sqrt(?f673 * ?f673 + ?f676 * ?f676 + 0 * 0)"/><draw:equation draw:name="f678" draw:formula="6752 * 9215 / ?f677"/><draw:equation draw:name="f679" draw:formula="?f675 * ?f678"/><draw:equation draw:name="f680" draw:formula="?f661 + ?f679"/><draw:equation draw:name="f681" draw:formula="?f672 * ?f678"/><draw:equation draw:name="f682" draw:formula="?f663 + ?f681"/><draw:equation draw:name="f683" draw:formula="if(?f647, 16478, ?f664)"/><draw:equation draw:name="f684" draw:formula="if(?f647, 39090, ?f665)"/><draw:equation draw:name="f685" draw:formula="if(?f647, 16478, ?f666)"/><draw:equation draw:name="f686" draw:formula="if(?f647, 39090, ?f667)"/><draw:equation draw:name="f687" draw:formula="if(?f647, ?f664, ?f680)"/><draw:equation draw:name="f688" draw:formula="if(?f647, ?f665, ?f682)"/><draw:equation draw:name="f689" draw:formula="if(?f647, ?f666, ?f680)"/><draw:equation draw:name="f690" draw:formula="if(?f647, ?f667, ?f682)"/><draw:equation draw:name="f691" draw:formula="21550000 - 959901"/><draw:equation draw:name="f692" draw:formula="if(?f691, 959901, 21550000)"/><draw:equation draw:name="f693" draw:formula="-21550000 - ?f692"/><draw:equation draw:name="f694" draw:formula="if(?f693, -21550000, ?f692)"/><draw:equation draw:name="f695" draw:formula="387196 + ?f694"/><draw:equation draw:name="f696" draw:formula="387196 + ?f1"/><draw:equation draw:name="f697" draw:formula="?f696 * ?f12 / ?f0"/><draw:equation draw:name="f698" draw:formula="0 - ?f697"/><draw:equation draw:name="f699" draw:formula="cos(?f698)"/><draw:equation draw:name="f700" draw:formula="0 - ?f699"/><draw:equation draw:name="f701" draw:formula="?f700 * 6752"/><draw:equation draw:name="f702" draw:formula="sin(?f698)"/><draw:equation draw:name="f703" draw:formula="0 - ?f702"/><draw:equation draw:name="f704" draw:formula="?f703 * 9215"/><draw:equation draw:name="f705" draw:formula="sqrt(?f701 * ?f701 + ?f704 * ?f704 + 0 * 0)"/><draw:equation draw:name="f706" draw:formula="6752 * 9215 / ?f705"/><draw:equation draw:name="f707" draw:formula="?f703 * ?f706"/><draw:equation draw:name="f708" draw:formula="28827 - ?f707"/><draw:equation draw:name="f709" draw:formula="?f700 * ?f706"/><draw:equation draw:name="f710" draw:formula="34751 - ?f709"/><draw:equation draw:name="f711" draw:formula="?f708 - 6752"/><draw:equation draw:name="f712" draw:formula="?f710 - 9215"/><draw:equation draw:name="f713" draw:formula="?f708 + 6752"/><draw:equation draw:name="f714" draw:formula="?f710 + 9215"/><draw:equation draw:name="f715" draw:formula="?f695 + ?f1"/><draw:equation draw:name="f716" draw:formula="?f715 * ?f12 / ?f0"/><draw:equation draw:name="f717" draw:formula="0 - ?f716"/><draw:equation draw:name="f718" draw:formula="cos(?f717)"/><draw:equation draw:name="f719" draw:formula="0 - ?f718"/><draw:equation draw:name="f720" draw:formula="?f719 * 6752"/><draw:equation draw:name="f721" draw:formula="sin(?f717)"/><draw:equation draw:name="f722" draw:formula="0 - ?f721"/><draw:equation draw:name="f723" draw:formula="?f722 * 9215"/><draw:equation draw:name="f724" draw:formula="sqrt(?f720 * ?f720 + ?f723 * ?f723 + 0 * 0)"/><draw:equation draw:name="f725" draw:formula="6752 * 9215 / ?f724"/><draw:equation draw:name="f726" draw:formula="?f722 * ?f725"/><draw:equation draw:name="f727" draw:formula="?f708 + ?f726"/><draw:equation draw:name="f728" draw:formula="?f719 * ?f725"/><draw:equation draw:name="f729" draw:formula="?f710 + ?f728"/><draw:equation draw:name="f730" draw:formula="if(?f694, 28827, ?f711)"/><draw:equation draw:name="f731" draw:formula="if(?f694, 34751, ?f712)"/><draw:equation draw:name="f732" draw:formula="if(?f694, 28827, ?f713)"/><draw:equation draw:name="f733" draw:formula="if(?f694, 34751, ?f714)"/><draw:equation draw:name="f734" draw:formula="if(?f694, ?f711, ?f727)"/><draw:equation draw:name="f735" draw:formula="if(?f694, ?f712, ?f729)"/><draw:equation draw:name="f736" draw:formula="if(?f694, ?f713, ?f727)"/><draw:equation draw:name="f737" draw:formula="if(?f694, ?f714, ?f729)"/><draw:equation draw:name="f738" draw:formula="21550000 - 4255042"/><draw:equation draw:name="f739" draw:formula="if(?f738, 4255042, 21550000)"/><draw:equation draw:name="f740" draw:formula="-21550000 - ?f739"/><draw:equation draw:name="f741" draw:formula="if(?f740, -21550000, ?f739)"/><draw:equation draw:name="f742" draw:formula="-4217541 + ?f741"/><draw:equation draw:name="f743" draw:formula="-4217541 + ?f1"/><draw:equation draw:name="f744" draw:formula="?f743 * ?f12 / ?f0"/><draw:equation draw:name="f745" draw:formula="0 - ?f744"/><draw:equation draw:name="f746" draw:formula="cos(?f745)"/><draw:equation draw:name="f747" draw:formula="0 - ?f746"/><draw:equation draw:name="f748" draw:formula="?f747 * 5785"/><draw:equation draw:name="f749" draw:formula="sin(?f745)"/><draw:equation draw:name="f750" draw:formula="0 - ?f749"/><draw:equation draw:name="f751" draw:formula="?f750 * 7867"/><draw:equation draw:name="f752" draw:formula="sqrt(?f748 * ?f748 + ?f751 * ?f751 + 0 * 0)"/><draw:equation draw:name="f753" draw:formula="5785 * 7867 / ?f752"/><draw:equation draw:name="f754" draw:formula="?f750 * ?f753"/><draw:equation draw:name="f755" draw:formula="34129 - ?f754"/><draw:equation draw:name="f756" draw:formula="?f747 * ?f753"/><draw:equation draw:name="f757" draw:formula="22954 - ?f756"/><draw:equation draw:name="f758" draw:formula="?f755 - 5785"/><draw:equation draw:name="f759" draw:formula="?f757 - 7867"/><draw:equation draw:name="f760" draw:formula="?f755 + 5785"/><draw:equation draw:name="f761" draw:formula="?f757 + 7867"/><draw:equation draw:name="f762" draw:formula="?f742 + ?f1"/><draw:equation draw:name="f763" draw:formula="?f762 * ?f12 / ?f0"/><draw:equation draw:name="f764" draw:formula="0 - ?f763"/><draw:equation draw:name="f765" draw:formula="cos(?f764)"/><draw:equation draw:name="f766" draw:formula="0 - ?f765"/><draw:equation draw:name="f767" draw:formula="?f766 * 5785"/><draw:equation draw:name="f768" draw:formula="sin(?f764)"/><draw:equation draw:name="f769" draw:formula="0 - ?f768"/><draw:equation draw:name="f770" draw:formula="?f769 * 7867"/><draw:equation draw:name="f771" draw:formula="sqrt(?f767 * ?f767 + ?f770 * ?f770 + 0 * 0)"/><draw:equation draw:name="f772" draw:formula="5785 * 7867 / ?f771"/><draw:equation draw:name="f773" draw:formula="?f769 * ?f772"/><draw:equation draw:name="f774" draw:formula="?f755 + ?f773"/><draw:equation draw:name="f775" draw:formula="?f766 * ?f772"/><draw:equation draw:name="f776" draw:formula="?f757 + ?f775"/><draw:equation draw:name="f777" draw:formula="if(?f741, 34129, ?f758)"/><draw:equation draw:name="f778" draw:formula="if(?f741, 22954, ?f759)"/><draw:equation draw:name="f779" draw:formula="if(?f741, 34129, ?f760)"/><draw:equation draw:name="f780" draw:formula="if(?f741, 22954, ?f761)"/><draw:equation draw:name="f781" draw:formula="if(?f741, ?f758, ?f774)"/><draw:equation draw:name="f782" draw:formula="if(?f741, ?f759, ?f776)"/><draw:equation draw:name="f783" draw:formula="if(?f741, ?f760, ?f774)"/><draw:equation draw:name="f784" draw:formula="if(?f741, ?f761, ?f776)"/><draw:equation draw:name="f785" draw:formula="21550000 - 1665090"/><draw:equation draw:name="f786" draw:formula="if(?f785, 1665090, 21550000)"/><draw:equation draw:name="f787" draw:formula="-21550000 - ?f786"/><draw:equation draw:name="f788" draw:formula="if(?f787, -21550000, ?f786)"/><draw:equation draw:name="f789" draw:formula="1819082 + ?f788"/><draw:equation draw:name="f790" draw:formula="1819082 + ?f1"/><draw:equation draw:name="f791" draw:formula="?f790 * ?f12 / ?f0"/><draw:equation draw:name="f792" draw:formula="0 - ?f791"/><draw:equation draw:name="f793" draw:formula="cos(?f792)"/><draw:equation draw:name="f794" draw:formula="0 - ?f793"/><draw:equation draw:name="f795" draw:formula="?f794 * 5333"/><draw:equation draw:name="f796" draw:formula="sin(?f792)"/><draw:equation draw:name="f797" draw:formula="0 - ?f796"/><draw:equation draw:name="f798" draw:formula="?f797 * 7273"/><draw:equation draw:name="f799" draw:formula="sqrt(?f795 * ?f795 + ?f798 * ?f798 + 0 * 0)"/><draw:equation draw:name="f800" draw:formula="5333 * 7273 / ?f799"/><draw:equation draw:name="f801" draw:formula="?f797 * ?f800"/><draw:equation draw:name="f802" draw:formula="41798 - ?f801"/><draw:equation draw:name="f803" draw:formula="?f794 * ?f800"/><draw:equation draw:name="f804" draw:formula="15354 - ?f803"/><draw:equation draw:name="f805" draw:formula="?f802 - 5333"/><draw:equation draw:name="f806" draw:formula="?f804 - 7273"/><draw:equation draw:name="f807" draw:formula="?f802 + 5333"/><draw:equation draw:name="f808" draw:formula="?f804 + 7273"/><draw:equation draw:name="f809" draw:formula="?f789 + ?f1"/><draw:equation draw:name="f810" draw:formula="?f809 * ?f12 / ?f0"/><draw:equation draw:name="f811" draw:formula="0 - ?f810"/><draw:equation draw:name="f812" draw:formula="cos(?f811)"/><draw:equation draw:name="f813" draw:formula="0 - ?f812"/><draw:equation draw:name="f814" draw:formula="?f813 * 5333"/><draw:equation draw:name="f815" draw:formula="sin(?f811)"/><draw:equation draw:name="f816" draw:formula="0 - ?f815"/><draw:equation draw:name="f817" draw:formula="?f816 * 7273"/><draw:equation draw:name="f818" draw:formula="sqrt(?f814 * ?f814 + ?f817 * ?f817 + 0 * 0)"/><draw:equation draw:name="f819" draw:formula="5333 * 7273 / ?f818"/><draw:equation draw:name="f820" draw:formula="?f816 * ?f819"/><draw:equation draw:name="f821" draw:formula="?f802 + ?f820"/><draw:equation draw:name="f822" draw:formula="?f813 * ?f819"/><draw:equation draw:name="f823" draw:formula="?f804 + ?f822"/><draw:equation draw:name="f824" draw:formula="if(?f788, 41798, ?f805)"/><draw:equation draw:name="f825" draw:formula="if(?f788, 15354, ?f806)"/><draw:equation draw:name="f826" draw:formula="if(?f788, 41798, ?f807)"/><draw:equation draw:name="f827" draw:formula="if(?f788, 15354, ?f808)"/><draw:equation draw:name="f828" draw:formula="if(?f788, ?f805, ?f821)"/><draw:equation draw:name="f829" draw:formula="if(?f788, ?f806, ?f823)"/><draw:equation draw:name="f830" draw:formula="if(?f788, ?f807, ?f821)"/><draw:equation draw:name="f831" draw:formula="if(?f788, ?f808, ?f823)"/><draw:equation draw:name="f832" draw:formula="21550000 - 891534"/><draw:equation draw:name="f833" draw:formula="if(?f832, 891534, 21550000)"/><draw:equation draw:name="f834" draw:formula="-21550000 - ?f833"/><draw:equation draw:name="f835" draw:formula="if(?f834, -21550000, ?f833)"/><draw:equation draw:name="f836" draw:formula="-824660 + ?f835"/><draw:equation draw:name="f837" draw:formula="-824660 + ?f1"/><draw:equation draw:name="f838" draw:formula="?f837 * ?f12 / ?f0"/><draw:equation draw:name="f839" draw:formula="0 - ?f838"/><draw:equation draw:name="f840" draw:formula="cos(?f839)"/><draw:equation draw:name="f841" draw:formula="0 - ?f840"/><draw:equation draw:name="f842" draw:formula="?f841 * 4857"/><draw:equation draw:name="f843" draw:formula="sin(?f839)"/><draw:equation draw:name="f844" draw:formula="0 - ?f843"/><draw:equation draw:name="f845" draw:formula="?f844 * 6595"/><draw:equation draw:name="f846" draw:formula="sqrt(?f842 * ?f842 + ?f845 * ?f845 + 0 * 0)"/><draw:equation draw:name="f847" draw:formula="4857 * 6595 / ?f846"/><draw:equation draw:name="f848" draw:formula="?f844 * ?f847"/><draw:equation draw:name="f849" draw:formula="38324 - ?f848"/><draw:equation draw:name="f850" draw:formula="?f841 * ?f847"/><draw:equation draw:name="f851" draw:formula="5426 - ?f850"/><draw:equation draw:name="f852" draw:formula="?f849 - 4857"/><draw:equation draw:name="f853" draw:formula="?f851 - 6595"/><draw:equation draw:name="f854" draw:formula="?f849 + 4857"/><draw:equation draw:name="f855" draw:formula="?f851 + 6595"/><draw:equation draw:name="f856" draw:formula="?f836 + ?f1"/><draw:equation draw:name="f857" draw:formula="?f856 * ?f12 / ?f0"/><draw:equation draw:name="f858" draw:formula="0 - ?f857"/><draw:equation draw:name="f859" draw:formula="cos(?f858)"/><draw:equation draw:name="f860" draw:formula="0 - ?f859"/><draw:equation draw:name="f861" draw:formula="?f860 * 4857"/><draw:equation draw:name="f862" draw:formula="sin(?f858)"/><draw:equation draw:name="f863" draw:formula="0 - ?f862"/><draw:equation draw:name="f864" draw:formula="?f863 * 6595"/><draw:equation draw:name="f865" draw:formula="sqrt(?f861 * ?f861 + ?f864 * ?f864 + 0 * 0)"/><draw:equation draw:name="f866" draw:formula="4857 * 6595 / ?f865"/><draw:equation draw:name="f867" draw:formula="?f863 * ?f866"/><draw:equation draw:name="f868" draw:formula="?f849 + ?f867"/><draw:equation draw:name="f869" draw:formula="?f860 * ?f866"/><draw:equation draw:name="f870" draw:formula="?f851 + ?f869"/><draw:equation draw:name="f871" draw:formula="if(?f835, 38324, ?f852)"/><draw:equation draw:name="f872" draw:formula="if(?f835, 5426, ?f853)"/><draw:equation draw:name="f873" draw:formula="if(?f835, 38324, ?f854)"/><draw:equation draw:name="f874" draw:formula="if(?f835, 5426, ?f855)"/><draw:equation draw:name="f875" draw:formula="if(?f835, ?f852, ?f868)"/><draw:equation draw:name="f876" draw:formula="if(?f835, ?f853, ?f870)"/><draw:equation draw:name="f877" draw:formula="if(?f835, ?f854, ?f868)"/><draw:equation draw:name="f878" draw:formula="if(?f835, ?f855, ?f870)"/><draw:equation draw:name="f879" draw:formula="21550000 - 1091722"/><draw:equation draw:name="f880" draw:formula="if(?f879, 1091722, 21550000)"/><draw:equation draw:name="f881" draw:formula="-21550000 - ?f880"/><draw:equation draw:name="f882" draw:formula="if(?f881, -21550000, ?f880)"/><draw:equation draw:name="f883" draw:formula="-8950887 + ?f882"/><draw:equation draw:name="f884" draw:formula="-8950887 + ?f1"/><draw:equation draw:name="f885" draw:formula="?f884 * ?f12 / ?f0"/><draw:equation draw:name="f886" draw:formula="0 - ?f885"/><draw:equation draw:name="f887" draw:formula="cos(?f886)"/><draw:equation draw:name="f888" draw:formula="0 - ?f887"/><draw:equation draw:name="f889" draw:formula="?f888 * 4857"/><draw:equation draw:name="f890" draw:formula="sin(?f886)"/><draw:equation draw:name="f891" draw:formula="0 - ?f890"/><draw:equation draw:name="f892" draw:formula="?f891 * 6595"/><draw:equation draw:name="f893" draw:formula="sqrt(?f889 * ?f889 + ?f892 * ?f892 + 0 * 0)"/><draw:equation draw:name="f894" draw:formula="4857 * 6595 / ?f893"/><draw:equation draw:name="f895" draw:formula="?f891 * ?f894"/><draw:equation draw:name="f896" draw:formula="29078 - ?f895"/><draw:equation draw:name="f897" draw:formula="?f888 * ?f894"/><draw:equation draw:name="f898" draw:formula="3952 - ?f897"/><draw:equation draw:name="f899" draw:formula="?f896 - 4857"/><draw:equation draw:name="f900" draw:formula="?f898 - 6595"/><draw:equation draw:name="f901" draw:formula="?f896 + 4857"/><draw:equation draw:name="f902" draw:formula="?f898 + 6595"/><draw:equation draw:name="f903" draw:formula="?f883 + ?f1"/><draw:equation draw:name="f904" draw:formula="?f903 * ?f12 / ?f0"/><draw:equation draw:name="f905" draw:formula="0 - ?f904"/><draw:equation draw:name="f906" draw:formula="cos(?f905)"/><draw:equation draw:name="f907" draw:formula="0 - ?f906"/><draw:equation draw:name="f908" draw:formula="?f907 * 4857"/><draw:equation draw:name="f909" draw:formula="sin(?f905)"/><draw:equation draw:name="f910" draw:formula="0 - ?f909"/><draw:equation draw:name="f911" draw:formula="?f910 * 6595"/><draw:equation draw:name="f912" draw:formula="sqrt(?f908 * ?f908 + ?f911 * ?f911 + 0 * 0)"/><draw:equation draw:name="f913" draw:formula="4857 * 6595 / ?f912"/><draw:equation draw:name="f914" draw:formula="?f910 * ?f913"/><draw:equation draw:name="f915" draw:formula="?f896 + ?f914"/><draw:equation draw:name="f916" draw:formula="?f907 * ?f913"/><draw:equation draw:name="f917" draw:formula="?f898 + ?f916"/><draw:equation draw:name="f918" draw:formula="if(?f882, 29078, ?f899)"/><draw:equation draw:name="f919" draw:formula="if(?f882, 3952, ?f900)"/><draw:equation draw:name="f920" draw:formula="if(?f882, 29078, ?f901)"/><draw:equation draw:name="f921" draw:formula="if(?f882, 3952, ?f902)"/><draw:equation draw:name="f922" draw:formula="if(?f882, ?f899, ?f915)"/><draw:equation draw:name="f923" draw:formula="if(?f882, ?f900, ?f917)"/><draw:equation draw:name="f924" draw:formula="if(?f882, ?f901, ?f915)"/><draw:equation draw:name="f925" draw:formula="if(?f882, ?f902, ?f917)"/><draw:equation draw:name="f926" draw:formula="21550000 - 1061181"/><draw:equation draw:name="f927" draw:formula="if(?f926, 1061181, 21550000)"/><draw:equation draw:name="f928" draw:formula="-21550000 - ?f927"/><draw:equation draw:name="f929" draw:formula="if(?f928, -21550000, ?f927)"/><draw:equation draw:name="f930" draw:formula="-9809656 + ?f929"/><draw:equation draw:name="f931" draw:formula="-9809656 + ?f1"/><draw:equation draw:name="f932" draw:formula="?f931 * ?f12 / ?f0"/><draw:equation draw:name="f933" draw:formula="0 - ?f932"/><draw:equation draw:name="f934" draw:formula="cos(?f933)"/><draw:equation draw:name="f935" draw:formula="0 - ?f934"/><draw:equation draw:name="f936" draw:formula="?f935 * 4365"/><draw:equation draw:name="f937" draw:formula="sin(?f933)"/><draw:equation draw:name="f938" draw:formula="0 - ?f937"/><draw:equation draw:name="f939" draw:formula="?f938 * 5945"/><draw:equation draw:name="f940" draw:formula="sqrt(?f936 * ?f936 + ?f939 * ?f939 + 0 * 0)"/><draw:equation draw:name="f941" draw:formula="4365 * 5945 / ?f940"/><draw:equation draw:name="f942" draw:formula="?f938 * ?f941"/><draw:equation draw:name="f943" draw:formula="22141 - ?f942"/><draw:equation draw:name="f944" draw:formula="?f935 * ?f941"/><draw:equation draw:name="f945" draw:formula="4720 - ?f944"/><draw:equation draw:name="f946" draw:formula="?f943 - 4365"/><draw:equation draw:name="f947" draw:formula="?f945 - 5945"/><draw:equation draw:name="f948" draw:formula="?f943 + 4365"/><draw:equation draw:name="f949" draw:formula="?f945 + 5945"/><draw:equation draw:name="f950" draw:formula="?f930 + ?f1"/><draw:equation draw:name="f951" draw:formula="?f950 * ?f12 / ?f0"/><draw:equation draw:name="f952" draw:formula="0 - ?f951"/><draw:equation draw:name="f953" draw:formula="cos(?f952)"/><draw:equation draw:name="f954" draw:formula="0 - ?f953"/><draw:equation draw:name="f955" draw:formula="?f954 * 4365"/><draw:equation draw:name="f956" draw:formula="sin(?f952)"/><draw:equation draw:name="f957" draw:formula="0 - ?f956"/><draw:equation draw:name="f958" draw:formula="?f957 * 5945"/><draw:equation draw:name="f959" draw:formula="sqrt(?f955 * ?f955 + ?f958 * ?f958 + 0 * 0)"/><draw:equation draw:name="f960" draw:formula="4365 * 5945 / ?f959"/><draw:equation draw:name="f961" draw:formula="?f957 * ?f960"/><draw:equation draw:name="f962" draw:formula="?f943 + ?f961"/><draw:equation draw:name="f963" draw:formula="?f954 * ?f960"/><draw:equation draw:name="f964" draw:formula="?f945 + ?f963"/><draw:equation draw:name="f965" draw:formula="if(?f929, 22141, ?f946)"/><draw:equation draw:name="f966" draw:formula="if(?f929, 4720, ?f947)"/><draw:equation draw:name="f967" draw:formula="if(?f929, 22141, ?f948)"/><draw:equation draw:name="f968" draw:formula="if(?f929, 4720, ?f949)"/><draw:equation draw:name="f969" draw:formula="if(?f929, ?f946, ?f962)"/><draw:equation draw:name="f970" draw:formula="if(?f929, ?f947, ?f964)"/><draw:equation draw:name="f971" draw:formula="if(?f929, ?f948, ?f962)"/><draw:equation draw:name="f972" draw:formula="if(?f929, ?f949, ?f964)"/><draw:equation draw:name="f973" draw:formula="21550000 - 739161"/><draw:equation draw:name="f974" draw:formula="if(?f973, 739161, 21550000)"/><draw:equation draw:name="f975" draw:formula="-21550000 - ?f974"/><draw:equation draw:name="f976" draw:formula="if(?f975, -21550000, ?f974)"/><draw:equation draw:name="f977" draw:formula="-4002417 + ?f976"/><draw:equation draw:name="f978" draw:formula="-4002417 + ?f1"/><draw:equation draw:name="f979" draw:formula="?f978 * ?f12 / ?f0"/><draw:equation draw:name="f980" draw:formula="0 - ?f979"/><draw:equation draw:name="f981" draw:formula="cos(?f980)"/><draw:equation draw:name="f982" draw:formula="0 - ?f981"/><draw:equation draw:name="f983" draw:formula="?f982 * 6753"/><draw:equation draw:name="f984" draw:formula="sin(?f980)"/><draw:equation draw:name="f985" draw:formula="0 - ?f984"/><draw:equation draw:name="f986" draw:formula="?f985 * 9190"/><draw:equation draw:name="f987" draw:formula="sqrt(?f983 * ?f983 + ?f986 * ?f986 + 0 * 0)"/><draw:equation draw:name="f988" draw:formula="6753 * 9190 / ?f987"/><draw:equation draw:name="f989" draw:formula="?f985 * ?f988"/><draw:equation draw:name="f990" draw:formula="14000 - ?f989"/><draw:equation draw:name="f991" draw:formula="?f982 * ?f988"/><draw:equation draw:name="f992" draw:formula="5192 - ?f991"/><draw:equation draw:name="f993" draw:formula="?f990 - 6753"/><draw:equation draw:name="f994" draw:formula="?f992 - 9190"/><draw:equation draw:name="f995" draw:formula="?f990 + 6753"/><draw:equation draw:name="f996" draw:formula="?f992 + 9190"/><draw:equation draw:name="f997" draw:formula="?f977 + ?f1"/><draw:equation draw:name="f998" draw:formula="?f997 * ?f12 / ?f0"/><draw:equation draw:name="f999" draw:formula="0 - ?f998"/><draw:equation draw:name="f1000" draw:formula="cos(?f999)"/><draw:equation draw:name="f1001" draw:formula="0 - ?f1000"/><draw:equation draw:name="f1002" draw:formula="?f1001 * 6753"/><draw:equation draw:name="f1003" draw:formula="sin(?f999)"/><draw:equation draw:name="f1004" draw:formula="0 - ?f1003"/><draw:equation draw:name="f1005" draw:formula="?f1004 * 9190"/><draw:equation draw:name="f1006" draw:formula="sqrt(?f1002 * ?f1002 + ?f1005 * ?f1005 + 0 * 0)"/><draw:equation draw:name="f1007" draw:formula="6753 * 9190 / ?f1006"/><draw:equation draw:name="f1008" draw:formula="?f1004 * ?f1007"/><draw:equation draw:name="f1009" draw:formula="?f990 + ?f1008"/><draw:equation draw:name="f1010" draw:formula="?f1001 * ?f1007"/><draw:equation draw:name="f1011" draw:formula="?f992 + ?f1010"/><draw:equation draw:name="f1012" draw:formula="if(?f976, 14000, ?f993)"/><draw:equation draw:name="f1013" draw:formula="if(?f976, 5192, ?f994)"/><draw:equation draw:name="f1014" draw:formula="if(?f976, 14000, ?f995)"/><draw:equation draw:name="f1015" draw:formula="if(?f976, 5192, ?f996)"/><draw:equation draw:name="f1016" draw:formula="if(?f976, ?f993, ?f1009)"/><draw:equation draw:name="f1017" draw:formula="if(?f976, ?f994, ?f1011)"/><draw:equation draw:name="f1018" draw:formula="if(?f976, ?f995, ?f1009)"/><draw:equation draw:name="f1019" draw:formula="if(?f976, ?f996, ?f1011)"/><draw:equation draw:name="f1020" draw:formula="21550000 - 711490"/><draw:equation draw:name="f1021" draw:formula="if(?f1020, 711490, 21550000)"/><draw:equation draw:name="f1022" draw:formula="-21550000 - ?f1021"/><draw:equation draw:name="f1023" draw:formula="if(?f1022, -21550000, ?f1021)"/><draw:equation draw:name="f1024" draw:formula="9459261 + ?f1023"/><draw:equation draw:name="f1025" draw:formula="9459261 + ?f1"/><draw:equation draw:name="f1026" draw:formula="?f1025 * ?f12 / ?f0"/><draw:equation draw:name="f1027" draw:formula="0 - ?f1026"/><draw:equation draw:name="f1028" draw:formula="cos(?f1027)"/><draw:equation draw:name="f1029" draw:formula="0 - ?f1028"/><draw:equation draw:name="f1030" draw:formula="?f1029 * 6753"/><draw:equation draw:name="f1031" draw:formula="sin(?f1027)"/><draw:equation draw:name="f1032" draw:formula="0 - ?f1031"/><draw:equation draw:name="f1033" draw:formula="?f1032 * 9190"/><draw:equation draw:name="f1034" draw:formula="sqrt(?f1030 * ?f1030 + ?f1033 * ?f1033 + 0 * 0)"/><draw:equation draw:name="f1035" draw:formula="6753 * 9190 / ?f1034"/><draw:equation draw:name="f1036" draw:formula="?f1032 * ?f1035"/><draw:equation draw:name="f1037" draw:formula="4127 - ?f1036"/><draw:equation draw:name="f1038" draw:formula="?f1029 * ?f1035"/><draw:equation draw:name="f1039" draw:formula="15789 - ?f1038"/><draw:equation draw:name="f1040" draw:formula="?f1037 - 6753"/><draw:equation draw:name="f1041" draw:formula="?f1039 - 9190"/><draw:equation draw:name="f1042" draw:formula="?f1037 + 6753"/><draw:equation draw:name="f1043" draw:formula="?f1039 + 9190"/><draw:equation draw:name="f1044" draw:formula="?f1024 + ?f1"/><draw:equation draw:name="f1045" draw:formula="?f1044 * ?f12 / ?f0"/><draw:equation draw:name="f1046" draw:formula="0 - ?f1045"/><draw:equation draw:name="f1047" draw:formula="cos(?f1046)"/><draw:equation draw:name="f1048" draw:formula="0 - ?f1047"/><draw:equation draw:name="f1049" draw:formula="?f1048 * 6753"/><draw:equation draw:name="f1050" draw:formula="sin(?f1046)"/><draw:equation draw:name="f1051" draw:formula="0 - ?f1050"/><draw:equation draw:name="f1052" draw:formula="?f1051 * 9190"/><draw:equation draw:name="f1053" draw:formula="sqrt(?f1049 * ?f1049 + ?f1052 * ?f1052 + 0 * 0)"/><draw:equation draw:name="f1054" draw:formula="6753 * 9190 / ?f1053"/><draw:equation draw:name="f1055" draw:formula="?f1051 * ?f1054"/><draw:equation draw:name="f1056" draw:formula="?f1037 + ?f1055"/><draw:equation draw:name="f1057" draw:formula="?f1048 * ?f1054"/><draw:equation draw:name="f1058" draw:formula="?f1039 + ?f1057"/><draw:equation draw:name="f1059" draw:formula="if(?f1023, 4127, ?f1040)"/><draw:equation draw:name="f1060" draw:formula="if(?f1023, 15789, ?f1041)"/><draw:equation draw:name="f1061" draw:formula="if(?f1023, 4127, ?f1042)"/><draw:equation draw:name="f1062" draw:formula="if(?f1023, 15789, ?f1043)"/><draw:equation draw:name="f1063" draw:formula="if(?f1023, ?f1040, ?f1056)"/><draw:equation draw:name="f1064" draw:formula="if(?f1023, ?f1041, ?f1058)"/><draw:equation draw:name="f1065" draw:formula="if(?f1023, ?f1042, ?f1056)"/><draw:equation draw:name="f1066" draw:formula="if(?f1023, ?f1043, ?f1058)"/></draw:enhanced-geometry></draw:custom-shape><draw:custom-shape svg:x="4.57185in" svg:y="0.31974in" svg:width="1.83333in" svg:height="0.82292in" draw:id="id4" draw:style-name="a4" draw:name="Cloud 7"><svg:title/><svg:desc/><text:p text:style-name="P6"><text:span text:style-name="T7">County Auth Buildings</text:span></text:p><draw:enhanced-geometry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?f9 / 43200"/><draw:equation draw:name="f14" draw:formula="?f6 / 43200"/><draw:equation draw:name="f15" draw:formula="?f9 * 2977 / 21600"/><draw:equation draw:name="f16" draw:formula="?f6 * 3262 / 21600"/><draw:equation draw:name="f17" draw:formula="?f9 * 17087 / 21600"/><draw:equation draw:name="f18" draw:formula="?f6 * 17337 / 21600"/><draw:equation draw:name="f19" draw:formula="?f9 * 67 / 21600"/><draw:equation draw:name="f20" draw:formula="?f6 * 21577 / 21600"/><draw:equation draw:name="f21" draw:formula="?f9 * 21582 / 21600"/><draw:equation draw:name="f22" draw:formula="?f6 * 1235 / 21600"/><draw:equation draw:name="f23" draw:formula="?f21 / ?f13"/><draw:equation draw:name="f24" draw:formula="?f8 / ?f14"/><draw:equation draw:name="f25" draw:formula="?f11 / ?f13"/><draw:equation draw:name="f26" draw:formula="?f20 / ?f14"/><draw:equation draw:name="f27" draw:formula="?f19 / ?f13"/><draw:equation draw:name="f28" draw:formula="?f22 / ?f14"/><draw:equation draw:name="f29" draw:formula="?f15 / ?f13"/><draw:equation draw:name="f30" draw:formula="?f17 / ?f13"/><draw:equation draw:name="f31" draw:formula="?f16 / ?f14"/><draw:equation draw:name="f32" draw:formula="?f18 / ?f14"/><draw:equation draw:name="f33" draw:formula="21550000 - 7426832"/><draw:equation draw:name="f34" draw:formula="if(?f33, 7426832, 21550000)"/><draw:equation draw:name="f35" draw:formula="-21550000 - ?f34"/><draw:equation draw:name="f36" draw:formula="if(?f35, -21550000, ?f34)"/><draw:equation draw:name="f37" draw:formula="-11429249 + ?f36"/><draw:equation draw:name="f38" draw:formula="-11429249 + ?f1"/><draw:equation draw:name="f39" draw:formula="?f38 * ?f12 / ?f0"/><draw:equation draw:name="f40" draw:formula="0 - ?f39"/><draw:equation draw:name="f41" draw:formula="cos(?f40)"/><draw:equation draw:name="f42" draw:formula="0 - ?f41"/><draw:equation draw:name="f43" draw:formula="?f42 * 6753"/><draw:equation draw:name="f44" draw:formula="sin(?f40)"/><draw:equation draw:name="f45" draw:formula="0 - ?f44"/><draw:equation draw:name="f46" draw:formula="?f45 * 9190"/><draw:equation draw:name="f47" draw:formula="sqrt(?f43 * ?f43 + ?f46 * ?f46 + 0 * 0)"/><draw:equation draw:name="f48" draw:formula="6753 * 9190 / ?f47"/><draw:equation draw:name="f49" draw:formula="?f45 * ?f48"/><draw:equation draw:name="f50" draw:formula="3900 - ?f49"/><draw:equation draw:name="f51" draw:formula="?f42 * ?f48"/><draw:equation draw:name="f52" draw:formula="14370 - ?f51"/><draw:equation draw:name="f53" draw:formula="?f50 - 6753"/><draw:equation draw:name="f54" draw:formula="?f52 - 9190"/><draw:equation draw:name="f55" draw:formula="?f50 + 6753"/><draw:equation draw:name="f56" draw:formula="?f52 + 9190"/><draw:equation draw:name="f57" draw:formula="?f37 + ?f1"/><draw:equation draw:name="f58" draw:formula="?f57 * ?f12 / ?f0"/><draw:equation draw:name="f59" draw:formula="0 - ?f58"/><draw:equation draw:name="f60" draw:formula="cos(?f59)"/><draw:equation draw:name="f61" draw:formula="0 - ?f60"/><draw:equation draw:name="f62" draw:formula="?f61 * 6753"/><draw:equation draw:name="f63" draw:formula="sin(?f59)"/><draw:equation draw:name="f64" draw:formula="0 - ?f63"/><draw:equation draw:name="f65" draw:formula="?f64 * 9190"/><draw:equation draw:name="f66" draw:formula="sqrt(?f62 * ?f62 + ?f65 * ?f65 + 0 * 0)"/><draw:equation draw:name="f67" draw:formula="6753 * 9190 / ?f66"/><draw:equation draw:name="f68" draw:formula="?f64 * ?f67"/><draw:equation draw:name="f69" draw:formula="?f50 + ?f68"/><draw:equation draw:name="f70" draw:formula="?f61 * ?f67"/><draw:equation draw:name="f71" draw:formula="?f52 + ?f70"/><draw:equation draw:name="f72" draw:formula="if(?f36, 3900, ?f53)"/><draw:equation draw:name="f73" draw:formula="if(?f36, 14370, ?f54)"/><draw:equation draw:name="f74" draw:formula="if(?f36, 3900, ?f55)"/><draw:equation draw:name="f75" draw:formula="if(?f36, 14370, ?f56)"/><draw:equation draw:name="f76" draw:formula="if(?f36, ?f53, ?f69)"/><draw:equation draw:name="f77" draw:formula="if(?f36, ?f54, ?f71)"/><draw:equation draw:name="f78" draw:formula="if(?f36, ?f55, ?f69)"/><draw:equation draw:name="f79" draw:formula="if(?f36, ?f56, ?f71)"/><draw:equation draw:name="f80" draw:formula="21550000 - 5396714"/><draw:equation draw:name="f81" draw:formula="if(?f80, 5396714, 21550000)"/><draw:equation draw:name="f82" draw:formula="-21550000 - ?f81"/><draw:equation draw:name="f83" draw:formula="if(?f82, -21550000, ?f81)"/><draw:equation draw:name="f84" draw:formula="-8646143 + ?f83"/><draw:equation draw:name="f85" draw:formula="-8646143 + ?f1"/><draw:equation draw:name="f86" draw:formula="?f85 * ?f12 / ?f0"/><draw:equation draw:name="f87" draw:formula="0 - ?f86"/><draw:equation draw:name="f88" draw:formula="cos(?f87)"/><draw:equation draw:name="f89" draw:formula="0 - ?f88"/><draw:equation draw:name="f90" draw:formula="?f89 * 5333"/><draw:equation draw:name="f91" draw:formula="sin(?f87)"/><draw:equation draw:name="f92" draw:formula="0 - ?f91"/><draw:equation draw:name="f93" draw:formula="?f92 * 7267"/><draw:equation draw:name="f94" draw:formula="sqrt(?f90 * ?f90 + ?f93 * ?f93 + 0 * 0)"/><draw:equation draw:name="f95" draw:formula="5333 * 7267 / ?f94"/><draw:equation draw:name="f96" draw:formula="?f92 * ?f95"/><draw:equation draw:name="f97" draw:formula="?f69 - ?f96"/><draw:equation draw:name="f98" draw:formula="?f89 * ?f95"/><draw:equation draw:name="f99" draw:formula="?f71 - ?f98"/><draw:equation draw:name="f100" draw:formula="?f97 - 5333"/><draw:equation draw:name="f101" draw:formula="?f99 - 7267"/><draw:equation draw:name="f102" draw:formula="?f97 + 5333"/><draw:equation draw:name="f103" draw:formula="?f99 + 7267"/><draw:equation draw:name="f104" draw:formula="?f84 + ?f1"/><draw:equation draw:name="f105" draw:formula="?f104 * ?f12 / ?f0"/><draw:equation draw:name="f106" draw:formula="0 - ?f105"/><draw:equation draw:name="f107" draw:formula="cos(?f106)"/><draw:equation draw:name="f108" draw:formula="0 - ?f107"/><draw:equation draw:name="f109" draw:formula="?f108 * 5333"/><draw:equation draw:name="f110" draw:formula="sin(?f106)"/><draw:equation draw:name="f111" draw:formula="0 - ?f110"/><draw:equation draw:name="f112" draw:formula="?f111 * 7267"/><draw:equation draw:name="f113" draw:formula="sqrt(?f109 * ?f109 + ?f112 * ?f112 + 0 * 0)"/><draw:equation draw:name="f114" draw:formula="5333 * 7267 / ?f113"/><draw:equation draw:name="f115" draw:formula="?f111 * ?f114"/><draw:equation draw:name="f116" draw:formula="?f97 + ?f115"/><draw:equation draw:name="f117" draw:formula="?f108 * ?f114"/><draw:equation draw:name="f118" draw:formula="?f99 + ?f117"/><draw:equation draw:name="f119" draw:formula="if(?f83, ?f69, ?f100)"/><draw:equation draw:name="f120" draw:formula="if(?f83, ?f71, ?f101)"/><draw:equation draw:name="f121" draw:formula="if(?f83, ?f69, ?f102)"/><draw:equation draw:name="f122" draw:formula="if(?f83, ?f71, ?f103)"/><draw:equation draw:name="f123" draw:formula="if(?f83, ?f100, ?f116)"/><draw:equation draw:name="f124" draw:formula="if(?f83, ?f101, ?f118)"/><draw:equation draw:name="f125" draw:formula="if(?f83, ?f102, ?f116)"/><draw:equation draw:name="f126" draw:formula="if(?f83, ?f103, ?f118)"/><draw:equation draw:name="f127" draw:formula="21550000 - 5983381"/><draw:equation draw:name="f128" draw:formula="if(?f127, 5983381, 21550000)"/><draw:equation draw:name="f129" draw:formula="-21550000 - ?f128"/><draw:equation draw:name="f130" draw:formula="if(?f129, -21550000, ?f128)"/><draw:equation draw:name="f131" draw:formula="-8748475 + ?f130"/><draw:equation draw:name="f132" draw:formula="-8748475 + ?f1"/><draw:equation draw:name="f133" draw:formula="?f132 * ?f12 / ?f0"/><draw:equation draw:name="f134" draw:formula="0 - ?f133"/><draw:equation draw:name="f135" draw:formula="cos(?f134)"/><draw:equation draw:name="f136" draw:formula="0 - ?f135"/><draw:equation draw:name="f137" draw:formula="?f136 * 4365"/><draw:equation draw:name="f138" draw:formula="sin(?f134)"/><draw:equation draw:name="f139" draw:formula="0 - ?f138"/><draw:equation draw:name="f140" draw:formula="?f139 * 5945"/><draw:equation draw:name="f141" draw:formula="sqrt(?f137 * ?f137 + ?f140 * ?f140 + 0 * 0)"/><draw:equation draw:name="f142" draw:formula="4365 * 5945 / ?f141"/><draw:equation draw:name="f143" draw:formula="?f139 * ?f142"/><draw:equation draw:name="f144" draw:formula="?f116 - ?f143"/><draw:equation draw:name="f145" draw:formula="?f136 * ?f142"/><draw:equation draw:name="f146" draw:formula="?f118 - ?f145"/><draw:equation draw:name="f147" draw:formula="?f144 - 4365"/><draw:equation draw:name="f148" draw:formula="?f146 - 5945"/><draw:equation draw:name="f149" draw:formula="?f144 + 4365"/><draw:equation draw:name="f150" draw:formula="?f146 + 5945"/><draw:equation draw:name="f151" draw:formula="?f131 + ?f1"/><draw:equation draw:name="f152" draw:formula="?f151 * ?f12 / ?f0"/><draw:equation draw:name="f153" draw:formula="0 - ?f152"/><draw:equation draw:name="f154" draw:formula="cos(?f153)"/><draw:equation draw:name="f155" draw:formula="0 - ?f154"/><draw:equation draw:name="f156" draw:formula="?f155 * 4365"/><draw:equation draw:name="f157" draw:formula="sin(?f153)"/><draw:equation draw:name="f158" draw:formula="0 - ?f157"/><draw:equation draw:name="f159" draw:formula="?f158 * 5945"/><draw:equation draw:name="f160" draw:formula="sqrt(?f156 * ?f156 + ?f159 * ?f159 + 0 * 0)"/><draw:equation draw:name="f161" draw:formula="4365 * 594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0, ?f116, ?f147)"/><draw:equation draw:name="f167" draw:formula="if(?f130, ?f118, ?f148)"/><draw:equation draw:name="f168" draw:formula="if(?f130, ?f116, ?f149)"/><draw:equation draw:name="f169" draw:formula="if(?f130, ?f118, ?f150)"/><draw:equation draw:name="f170" draw:formula="if(?f130, ?f147, ?f163)"/><draw:equation draw:name="f171" draw:formula="if(?f130, ?f148, ?f165)"/><draw:equation draw:name="f172" draw:formula="if(?f130, ?f149, ?f163)"/><draw:equation draw:name="f173" draw:formula="if(?f130, ?f150, ?f165)"/><draw:equation draw:name="f174" draw:formula="21550000 - 7034504"/><draw:equation draw:name="f175" draw:formula="if(?f174, 7034504, 21550000)"/><draw:equation draw:name="f176" draw:formula="-21550000 - ?f175"/><draw:equation draw:name="f177" draw:formula="if(?f176, -21550000, ?f175)"/><draw:equation draw:name="f178" draw:formula="-7859163 + ?f177"/><draw:equation draw:name="f179" draw:formula="-7859163 + ?f1"/><draw:equation draw:name="f180" draw:formula="?f179 * ?f12 / ?f0"/><draw:equation draw:name="f181" draw:formula="0 - ?f180"/><draw:equation draw:name="f182" draw:formula="cos(?f181)"/><draw:equation draw:name="f183" draw:formula="0 - ?f182"/><draw:equation draw:name="f184" draw:formula="?f183 * 4857"/><draw:equation draw:name="f185" draw:formula="sin(?f181)"/><draw:equation draw:name="f186" draw:formula="0 - ?f185"/><draw:equation draw:name="f187" draw:formula="?f186 * 6595"/><draw:equation draw:name="f188" draw:formula="sqrt(?f184 * ?f184 + ?f187 * ?f187 + 0 * 0)"/><draw:equation draw:name="f189" draw:formula="4857 * 6595 / ?f188"/><draw:equation draw:name="f190" draw:formula="?f186 * ?f189"/><draw:equation draw:name="f191" draw:formula="?f163 - ?f190"/><draw:equation draw:name="f192" draw:formula="?f183 * ?f189"/><draw:equation draw:name="f193" draw:formula="?f165 - ?f192"/><draw:equation draw:name="f194" draw:formula="?f191 - 4857"/><draw:equation draw:name="f195" draw:formula="?f193 - 6595"/><draw:equation draw:name="f196" draw:formula="?f191 + 4857"/><draw:equation draw:name="f197" draw:formula="?f193 + 6595"/><draw:equation draw:name="f198" draw:formula="?f178 + ?f1"/><draw:equation draw:name="f199" draw:formula="?f198 * ?f12 / ?f0"/><draw:equation draw:name="f200" draw:formula="0 - ?f199"/><draw:equation draw:name="f201" draw:formula="cos(?f200)"/><draw:equation draw:name="f202" draw:formula="0 - ?f201"/><draw:equation draw:name="f203" draw:formula="?f202 * 4857"/><draw:equation draw:name="f204" draw:formula="sin(?f200)"/><draw:equation draw:name="f205" draw:formula="0 - ?f204"/><draw:equation draw:name="f206" draw:formula="?f205 * 6595"/><draw:equation draw:name="f207" draw:formula="sqrt(?f203 * ?f203 + ?f206 * ?f206 + 0 * 0)"/><draw:equation draw:name="f208" draw:formula="4857 * 6595 / ?f207"/><draw:equation draw:name="f209" draw:formula="?f205 * ?f208"/><draw:equation draw:name="f210" draw:formula="?f191 + ?f209"/><draw:equation draw:name="f211" draw:formula="?f202 * ?f208"/><draw:equation draw:name="f212" draw:formula="?f193 + ?f211"/><draw:equation draw:name="f213" draw:formula="if(?f177, ?f163, ?f194)"/><draw:equation draw:name="f214" draw:formula="if(?f177, ?f165, ?f195)"/><draw:equation draw:name="f215" draw:formula="if(?f177, ?f163, ?f196)"/><draw:equation draw:name="f216" draw:formula="if(?f177, ?f165, ?f197)"/><draw:equation draw:name="f217" draw:formula="if(?f177, ?f194, ?f210)"/><draw:equation draw:name="f218" draw:formula="if(?f177, ?f195, ?f212)"/><draw:equation draw:name="f219" draw:formula="if(?f177, ?f196, ?f210)"/><draw:equation draw:name="f220" draw:formula="if(?f177, ?f197, ?f212)"/><draw:equation draw:name="f221" draw:formula="21550000 - 6541615"/><draw:equation draw:name="f222" draw:formula="if(?f221, 6541615, 21550000)"/><draw:equation draw:name="f223" draw:formula="-21550000 - ?f222"/><draw:equation draw:name="f224" draw:formula="if(?f223, -21550000, ?f222)"/><draw:equation draw:name="f225" draw:formula="-4722533 + ?f224"/><draw:equation draw:name="f226" draw:formula="-4722533 + ?f1"/><draw:equation draw:name="f227" draw:formula="?f226 * ?f12 / ?f0"/><draw:equation draw:name="f228" draw:formula="0 - ?f227"/><draw:equation draw:name="f229" draw:formula="cos(?f228)"/><draw:equation draw:name="f230" draw:formula="0 - ?f229"/><draw:equation draw:name="f231" draw:formula="?f230 * 5333"/><draw:equation draw:name="f232" draw:formula="sin(?f228)"/><draw:equation draw:name="f233" draw:formula="0 - ?f232"/><draw:equation draw:name="f234" draw:formula="?f233 * 7273"/><draw:equation draw:name="f235" draw:formula="sqrt(?f231 * ?f231 + ?f234 * ?f234 + 0 * 0)"/><draw:equation draw:name="f236" draw:formula="5333 * 7273 / ?f235"/><draw:equation draw:name="f237" draw:formula="?f233 * ?f236"/><draw:equation draw:name="f238" draw:formula="?f210 - ?f237"/><draw:equation draw:name="f239" draw:formula="?f230 * ?f236"/><draw:equation draw:name="f240" draw:formula="?f212 - ?f239"/><draw:equation draw:name="f241" draw:formula="?f238 - 5333"/><draw:equation draw:name="f242" draw:formula="?f240 - 7273"/><draw:equation draw:name="f243" draw:formula="?f238 + 5333"/><draw:equation draw:name="f244" draw:formula="?f240 + 7273"/><draw:equation draw:name="f245" draw:formula="?f225 + ?f1"/><draw:equation draw:name="f246" draw:formula="?f245 * ?f12 / ?f0"/><draw:equation draw:name="f247" draw:formula="0 - ?f246"/><draw:equation draw:name="f248" draw:formula="cos(?f247)"/><draw:equation draw:name="f249" draw:formula="0 - ?f248"/><draw:equation draw:name="f250" draw:formula="?f249 * 5333"/><draw:equation draw:name="f251" draw:formula="sin(?f247)"/><draw:equation draw:name="f252" draw:formula="0 - ?f251"/><draw:equation draw:name="f253" draw:formula="?f252 * 7273"/><draw:equation draw:name="f254" draw:formula="sqrt(?f250 * ?f250 + ?f253 * ?f253 + 0 * 0)"/><draw:equation draw:name="f255" draw:formula="5333 * 7273 / ?f254"/><draw:equation draw:name="f256" draw:formula="?f252 * ?f255"/><draw:equation draw:name="f257" draw:formula="?f238 + ?f256"/><draw:equation draw:name="f258" draw:formula="?f249 * ?f255"/><draw:equation draw:name="f259" draw:formula="?f240 + ?f258"/><draw:equation draw:name="f260" draw:formula="if(?f224, ?f210, ?f241)"/><draw:equation draw:name="f261" draw:formula="if(?f224, ?f212, ?f242)"/><draw:equation draw:name="f262" draw:formula="if(?f224, ?f210, ?f243)"/><draw:equation draw:name="f263" draw:formula="if(?f224, ?f212, ?f244)"/><draw:equation draw:name="f264" draw:formula="if(?f224, ?f241, ?f257)"/><draw:equation draw:name="f265" draw:formula="if(?f224, ?f242, ?f259)"/><draw:equation draw:name="f266" draw:formula="if(?f224, ?f243, ?f257)"/><draw:equation draw:name="f267" draw:formula="if(?f224, ?f244, ?f259)"/><draw:equation draw:name="f268" draw:formula="21550000 - 7816140"/><draw:equation draw:name="f269" draw:formula="if(?f268, 7816140, 21550000)"/><draw:equation draw:name="f270" draw:formula="-21550000 - ?f269"/><draw:equation draw:name="f271" draw:formula="if(?f270, -21550000, ?f269)"/><draw:equation draw:name="f272" draw:formula="-2776035 + ?f271"/><draw:equation draw:name="f273" draw:formula="-2776035 + ?f1"/><draw:equation draw:name="f274" draw:formula="?f273 * ?f12 / ?f0"/><draw:equation draw:name="f275" draw:formula="0 - ?f274"/><draw:equation draw:name="f276" draw:formula="cos(?f275)"/><draw:equation draw:name="f277" draw:formula="0 - ?f276"/><draw:equation draw:name="f278" draw:formula="?f277 * 6775"/><draw:equation draw:name="f279" draw:formula="sin(?f275)"/><draw:equation draw:name="f280" draw:formula="0 - ?f279"/><draw:equation draw:name="f281" draw:formula="?f280 * 9220"/><draw:equation draw:name="f282" draw:formula="sqrt(?f278 * ?f278 + ?f281 * ?f281 + 0 * 0)"/><draw:equation draw:name="f283" draw:formula="6775 * 9220 / ?f282"/><draw:equation draw:name="f284" draw:formula="?f280 * ?f283"/><draw:equation draw:name="f285" draw:formula="?f257 - ?f284"/><draw:equation draw:name="f286" draw:formula="?f277 * ?f283"/><draw:equation draw:name="f287" draw:formula="?f259 - ?f286"/><draw:equation draw:name="f288" draw:formula="?f285 - 6775"/><draw:equation draw:name="f289" draw:formula="?f287 - 9220"/><draw:equation draw:name="f290" draw:formula="?f285 + 6775"/><draw:equation draw:name="f291" draw:formula="?f287 + 9220"/><draw:equation draw:name="f292" draw:formula="?f272 + ?f1"/><draw:equation draw:name="f293" draw:formula="?f292 * ?f12 / ?f0"/><draw:equation draw:name="f294" draw:formula="0 - ?f293"/><draw:equation draw:name="f295" draw:formula="cos(?f294)"/><draw:equation draw:name="f296" draw:formula="0 - ?f295"/><draw:equation draw:name="f297" draw:formula="?f296 * 6775"/><draw:equation draw:name="f298" draw:formula="sin(?f294)"/><draw:equation draw:name="f299" draw:formula="0 - ?f298"/><draw:equation draw:name="f300" draw:formula="?f299 * 9220"/><draw:equation draw:name="f301" draw:formula="sqrt(?f297 * ?f297 + ?f300 * ?f300 + 0 * 0)"/><draw:equation draw:name="f302" draw:formula="6775 * 9220 / ?f301"/><draw:equation draw:name="f303" draw:formula="?f299 * ?f302"/><draw:equation draw:name="f304" draw:formula="?f285 + ?f303"/><draw:equation draw:name="f305" draw:formula="?f296 * ?f302"/><draw:equation draw:name="f306" draw:formula="?f287 + ?f305"/><draw:equation draw:name="f307" draw:formula="if(?f271, ?f257, ?f288)"/><draw:equation draw:name="f308" draw:formula="if(?f271, ?f259, ?f289)"/><draw:equation draw:name="f309" draw:formula="if(?f271, ?f257, ?f290)"/><draw:equation draw:name="f310" draw:formula="if(?f271, ?f259, ?f291)"/><draw:equation draw:name="f311" draw:formula="if(?f271, ?f288, ?f304)"/><draw:equation draw:name="f312" draw:formula="if(?f271, ?f289, ?f306)"/><draw:equation draw:name="f313" draw:formula="if(?f271, ?f290, ?f304)"/><draw:equation draw:name="f314" draw:formula="if(?f271, ?f291, ?f306)"/><draw:equation draw:name="f315" draw:formula="21550000 - 6842000"/><draw:equation draw:name="f316" draw:formula="if(?f315, 6842000, 21550000)"/><draw:equation draw:name="f317" draw:formula="-21550000 - ?f316"/><draw:equation draw:name="f318" draw:formula="if(?f317, -21550000, ?f316)"/><draw:equation draw:name="f319" draw:formula="37501 + ?f318"/><draw:equation draw:name="f320" draw:formula="37501 + ?f1"/><draw:equation draw:name="f321" draw:formula="?f320 * ?f12 / ?f0"/><draw:equation draw:name="f322" draw:formula="0 - ?f321"/><draw:equation draw:name="f323" draw:formula="cos(?f322)"/><draw:equation draw:name="f324" draw:formula="0 - ?f323"/><draw:equation draw:name="f325" draw:formula="?f324 * 5785"/><draw:equation draw:name="f326" draw:formula="sin(?f322)"/><draw:equation draw:name="f327" draw:formula="0 - ?f326"/><draw:equation draw:name="f328" draw:formula="?f327 * 7867"/><draw:equation draw:name="f329" draw:formula="sqrt(?f325 * ?f325 + ?f328 * ?f328 + 0 * 0)"/><draw:equation draw:name="f330" draw:formula="5785 * 7867 / ?f329"/><draw:equation draw:name="f331" draw:formula="?f327 * ?f330"/><draw:equation draw:name="f332" draw:formula="?f304 - ?f331"/><draw:equation draw:name="f333" draw:formula="?f324 * ?f330"/><draw:equation draw:name="f334" draw:formula="?f306 - ?f333"/><draw:equation draw:name="f335" draw:formula="?f332 - 5785"/><draw:equation draw:name="f336" draw:formula="?f334 - 7867"/><draw:equation draw:name="f337" draw:formula="?f332 + 5785"/><draw:equation draw:name="f338" draw:formula="?f334 + 7867"/><draw:equation draw:name="f339" draw:formula="?f319 + ?f1"/><draw:equation draw:name="f340" draw:formula="?f339 * ?f12 / ?f0"/><draw:equation draw:name="f341" draw:formula="0 - ?f340"/><draw:equation draw:name="f342" draw:formula="cos(?f341)"/><draw:equation draw:name="f343" draw:formula="0 - ?f342"/><draw:equation draw:name="f344" draw:formula="?f343 * 5785"/><draw:equation draw:name="f345" draw:formula="sin(?f341)"/><draw:equation draw:name="f346" draw:formula="0 - ?f345"/><draw:equation draw:name="f347" draw:formula="?f346 * 7867"/><draw:equation draw:name="f348" draw:formula="sqrt(?f344 * ?f344 + ?f347 * ?f347 + 0 * 0)"/><draw:equation draw:name="f349" draw:formula="5785 * 7867 / ?f348"/><draw:equation draw:name="f350" draw:formula="?f346 * ?f349"/><draw:equation draw:name="f351" draw:formula="?f332 + ?f350"/><draw:equation draw:name="f352" draw:formula="?f343 * ?f349"/><draw:equation draw:name="f353" draw:formula="?f334 + ?f352"/><draw:equation draw:name="f354" draw:formula="if(?f318, ?f304, ?f335)"/><draw:equation draw:name="f355" draw:formula="if(?f318, ?f306, ?f336)"/><draw:equation draw:name="f356" draw:formula="if(?f318, ?f304, ?f337)"/><draw:equation draw:name="f357" draw:formula="if(?f318, ?f306, ?f338)"/><draw:equation draw:name="f358" draw:formula="if(?f318, ?f335, ?f351)"/><draw:equation draw:name="f359" draw:formula="if(?f318, ?f336, ?f353)"/><draw:equation draw:name="f360" draw:formula="if(?f318, ?f337, ?f351)"/><draw:equation draw:name="f361" draw:formula="if(?f318, ?f338, ?f353)"/><draw:equation draw:name="f362" draw:formula="21550000 - 6910353"/><draw:equation draw:name="f363" draw:formula="if(?f362, 6910353, 21550000)"/><draw:equation draw:name="f364" draw:formula="-21550000 - ?f363"/><draw:equation draw:name="f365" draw:formula="if(?f364, -21550000, ?f363)"/><draw:equation draw:name="f366" draw:formula="1347096 + ?f365"/><draw:equation draw:name="f367" draw:formula="1347096 + ?f1"/><draw:equation draw:name="f368" draw:formula="?f367 * ?f12 / ?f0"/><draw:equation draw:name="f369" draw:formula="0 - ?f368"/><draw:equation draw:name="f370" draw:formula="cos(?f369)"/><draw:equation draw:name="f371" draw:formula="0 - ?f370"/><draw:equation draw:name="f372" draw:formula="?f371 * 6752"/><draw:equation draw:name="f373" draw:formula="sin(?f369)"/><draw:equation draw:name="f374" draw:formula="0 - ?f373"/><draw:equation draw:name="f375" draw:formula="?f374 * 9215"/><draw:equation draw:name="f376" draw:formula="sqrt(?f372 * ?f372 + ?f375 * ?f375 + 0 * 0)"/><draw:equation draw:name="f377" draw:formula="6752 * 9215 / ?f376"/><draw:equation draw:name="f378" draw:formula="?f374 * ?f377"/><draw:equation draw:name="f379" draw:formula="?f351 - ?f378"/><draw:equation draw:name="f380" draw:formula="?f371 * ?f377"/><draw:equation draw:name="f381" draw:formula="?f353 - ?f380"/><draw:equation draw:name="f382" draw:formula="?f379 - 6752"/><draw:equation draw:name="f383" draw:formula="?f381 - 9215"/><draw:equation draw:name="f384" draw:formula="?f379 + 6752"/><draw:equation draw:name="f385" draw:formula="?f381 + 9215"/><draw:equation draw:name="f386" draw:formula="?f366 + ?f1"/><draw:equation draw:name="f387" draw:formula="?f386 * ?f12 / ?f0"/><draw:equation draw:name="f388" draw:formula="0 - ?f387"/><draw:equation draw:name="f389" draw:formula="cos(?f388)"/><draw:equation draw:name="f390" draw:formula="0 - ?f389"/><draw:equation draw:name="f391" draw:formula="?f390 * 6752"/><draw:equation draw:name="f392" draw:formula="sin(?f388)"/><draw:equation draw:name="f393" draw:formula="0 - ?f392"/><draw:equation draw:name="f394" draw:formula="?f393 * 9215"/><draw:equation draw:name="f395" draw:formula="sqrt(?f391 * ?f391 + ?f394 * ?f394 + 0 * 0)"/><draw:equation draw:name="f396" draw:formula="6752 * 9215 / ?f395"/><draw:equation draw:name="f397" draw:formula="?f393 * ?f396"/><draw:equation draw:name="f398" draw:formula="?f379 + ?f397"/><draw:equation draw:name="f399" draw:formula="?f390 * ?f396"/><draw:equation draw:name="f400" draw:formula="?f381 + ?f399"/><draw:equation draw:name="f401" draw:formula="if(?f365, ?f351, ?f382)"/><draw:equation draw:name="f402" draw:formula="if(?f365, ?f353, ?f383)"/><draw:equation draw:name="f403" draw:formula="if(?f365, ?f351, ?f384)"/><draw:equation draw:name="f404" draw:formula="if(?f365, ?f353, ?f385)"/><draw:equation draw:name="f405" draw:formula="if(?f365, ?f382, ?f398)"/><draw:equation draw:name="f406" draw:formula="if(?f365, ?f383, ?f400)"/><draw:equation draw:name="f407" draw:formula="if(?f365, ?f384, ?f398)"/><draw:equation draw:name="f408" draw:formula="if(?f365, ?f385, ?f400)"/><draw:equation draw:name="f409" draw:formula="21550000 - 4542661"/><draw:equation draw:name="f410" draw:formula="if(?f409, 4542661, 21550000)"/><draw:equation draw:name="f411" draw:formula="-21550000 - ?f410"/><draw:equation draw:name="f412" draw:formula="if(?f411, -21550000, ?f410)"/><draw:equation draw:name="f413" draw:formula="3974558 + ?f412"/><draw:equation draw:name="f414" draw:formula="3974558 + ?f1"/><draw:equation draw:name="f415" draw:formula="?f414 * ?f12 / ?f0"/><draw:equation draw:name="f416" draw:formula="0 - ?f415"/><draw:equation draw:name="f417" draw:formula="cos(?f416)"/><draw:equation draw:name="f418" draw:formula="0 - ?f417"/><draw:equation draw:name="f419" draw:formula="?f418 * 7720"/><draw:equation draw:name="f420" draw:formula="sin(?f416)"/><draw:equation draw:name="f421" draw:formula="0 - ?f420"/><draw:equation draw:name="f422" draw:formula="?f421 * 10543"/><draw:equation draw:name="f423" draw:formula="sqrt(?f419 * ?f419 + ?f422 * ?f422 + 0 * 0)"/><draw:equation draw:name="f424" draw:formula="7720 * 10543 / ?f423"/><draw:equation draw:name="f425" draw:formula="?f421 * ?f424"/><draw:equation draw:name="f426" draw:formula="?f398 - ?f425"/><draw:equation draw:name="f427" draw:formula="?f418 * ?f424"/><draw:equation draw:name="f428" draw:formula="?f400 - ?f427"/><draw:equation draw:name="f429" draw:formula="?f426 - 7720"/><draw:equation draw:name="f430" draw:formula="?f428 - 10543"/><draw:equation draw:name="f431" draw:formula="?f426 + 7720"/><draw:equation draw:name="f432" draw:formula="?f428 + 10543"/><draw:equation draw:name="f433" draw:formula="?f413 + ?f1"/><draw:equation draw:name="f434" draw:formula="?f433 * ?f12 / ?f0"/><draw:equation draw:name="f435" draw:formula="0 - ?f434"/><draw:equation draw:name="f436" draw:formula="cos(?f435)"/><draw:equation draw:name="f437" draw:formula="0 - ?f436"/><draw:equation draw:name="f438" draw:formula="?f437 * 7720"/><draw:equation draw:name="f439" draw:formula="sin(?f435)"/><draw:equation draw:name="f440" draw:formula="0 - ?f439"/><draw:equation draw:name="f441" draw:formula="?f440 * 10543"/><draw:equation draw:name="f442" draw:formula="sqrt(?f438 * ?f438 + ?f441 * ?f441 + 0 * 0)"/><draw:equation draw:name="f443" draw:formula="7720 * 10543 / ?f442"/><draw:equation draw:name="f444" draw:formula="?f440 * ?f443"/><draw:equation draw:name="f445" draw:formula="?f426 + ?f444"/><draw:equation draw:name="f446" draw:formula="?f437 * ?f443"/><draw:equation draw:name="f447" draw:formula="?f428 + ?f446"/><draw:equation draw:name="f448" draw:formula="if(?f412, ?f398, ?f429)"/><draw:equation draw:name="f449" draw:formula="if(?f412, ?f400, ?f430)"/><draw:equation draw:name="f450" draw:formula="if(?f412, ?f398, ?f431)"/><draw:equation draw:name="f451" draw:formula="if(?f412, ?f400, ?f432)"/><draw:equation draw:name="f452" draw:formula="if(?f412, ?f429, ?f445)"/><draw:equation draw:name="f453" draw:formula="if(?f412, ?f430, ?f447)"/><draw:equation draw:name="f454" draw:formula="if(?f412, ?f431, ?f445)"/><draw:equation draw:name="f455" draw:formula="if(?f412, ?f432, ?f447)"/><draw:equation draw:name="f456" draw:formula="21550000 - 8804134"/><draw:equation draw:name="f457" draw:formula="if(?f456, 8804134, 21550000)"/><draw:equation draw:name="f458" draw:formula="-21550000 - ?f457"/><draw:equation draw:name="f459" draw:formula="if(?f458, -21550000, ?f457)"/><draw:equation draw:name="f460" draw:formula="-16496525 + ?f459"/><draw:equation draw:name="f461" draw:formula="-16496525 + ?f1"/><draw:equation draw:name="f462" draw:formula="?f461 * ?f12 / ?f0"/><draw:equation draw:name="f463" draw:formula="0 - ?f462"/><draw:equation draw:name="f464" draw:formula="cos(?f463)"/><draw:equation draw:name="f465" draw:formula="0 - ?f464"/><draw:equation draw:name="f466" draw:formula="?f465 * 4360"/><draw:equation draw:name="f467" draw:formula="sin(?f463)"/><draw:equation draw:name="f468" draw:formula="0 - ?f467"/><draw:equation draw:name="f469" draw:formula="?f468 * 5918"/><draw:equation draw:name="f470" draw:formula="sqrt(?f466 * ?f466 + ?f469 * ?f469 + 0 * 0)"/><draw:equation draw:name="f471" draw:formula="4360 * 5918 / ?f470"/><draw:equation draw:name="f472" draw:formula="?f468 * ?f471"/><draw:equation draw:name="f473" draw:formula="?f445 - ?f472"/><draw:equation draw:name="f474" draw:formula="?f465 * ?f471"/><draw:equation draw:name="f475" draw:formula="?f447 - ?f474"/><draw:equation draw:name="f476" draw:formula="?f473 - 4360"/><draw:equation draw:name="f477" draw:formula="?f475 - 5918"/><draw:equation draw:name="f478" draw:formula="?f473 + 4360"/><draw:equation draw:name="f479" draw:formula="?f475 + 5918"/><draw:equation draw:name="f480" draw:formula="?f460 + ?f1"/><draw:equation draw:name="f481" draw:formula="?f480 * ?f12 / ?f0"/><draw:equation draw:name="f482" draw:formula="0 - ?f481"/><draw:equation draw:name="f483" draw:formula="cos(?f482)"/><draw:equation draw:name="f484" draw:formula="0 - ?f483"/><draw:equation draw:name="f485" draw:formula="?f484 * 4360"/><draw:equation draw:name="f486" draw:formula="sin(?f482)"/><draw:equation draw:name="f487" draw:formula="0 - ?f486"/><draw:equation draw:name="f488" draw:formula="?f487 * 5918"/><draw:equation draw:name="f489" draw:formula="sqrt(?f485 * ?f485 + ?f488 * ?f488 + 0 * 0)"/><draw:equation draw:name="f490" draw:formula="4360 * 5918 / ?f489"/><draw:equation draw:name="f491" draw:formula="?f487 * ?f490"/><draw:equation draw:name="f492" draw:formula="?f473 + ?f491"/><draw:equation draw:name="f493" draw:formula="?f484 * ?f490"/><draw:equation draw:name="f494" draw:formula="?f475 + ?f493"/><draw:equation draw:name="f495" draw:formula="if(?f459, ?f445, ?f476)"/><draw:equation draw:name="f496" draw:formula="if(?f459, ?f447, ?f477)"/><draw:equation draw:name="f497" draw:formula="if(?f459, ?f445, ?f478)"/><draw:equation draw:name="f498" draw:formula="if(?f459, ?f447, ?f479)"/><draw:equation draw:name="f499" draw:formula="if(?f459, ?f476, ?f492)"/><draw:equation draw:name="f500" draw:formula="if(?f459, ?f477, ?f494)"/><draw:equation draw:name="f501" draw:formula="if(?f459, ?f478, ?f492)"/><draw:equation draw:name="f502" draw:formula="if(?f459, ?f479, ?f494)"/><draw:equation draw:name="f503" draw:formula="21550000 - 9151131"/><draw:equation draw:name="f504" draw:formula="if(?f503, 9151131, 21550000)"/><draw:equation draw:name="f505" draw:formula="-21550000 - ?f504"/><draw:equation draw:name="f506" draw:formula="if(?f505, -21550000, ?f504)"/><draw:equation draw:name="f507" draw:formula="-14809710 + ?f506"/><draw:equation draw:name="f508" draw:formula="-14809710 + ?f1"/><draw:equation draw:name="f509" draw:formula="?f508 * ?f12 / ?f0"/><draw:equation draw:name="f510" draw:formula="0 - ?f509"/><draw:equation draw:name="f511" draw:formula="cos(?f510)"/><draw:equation draw:name="f512" draw:formula="0 - ?f511"/><draw:equation draw:name="f513" draw:formula="?f512 * 4345"/><draw:equation draw:name="f514" draw:formula="sin(?f510)"/><draw:equation draw:name="f515" draw:formula="0 - ?f514"/><draw:equation draw:name="f516" draw:formula="?f515 * 5945"/><draw:equation draw:name="f517" draw:formula="sqrt(?f513 * ?f513 + ?f516 * ?f516 + 0 * 0)"/><draw:equation draw:name="f518" draw:formula="4345 * 5945 / ?f517"/><draw:equation draw:name="f519" draw:formula="?f515 * ?f518"/><draw:equation draw:name="f520" draw:formula="?f492 - ?f519"/><draw:equation draw:name="f521" draw:formula="?f512 * ?f518"/><draw:equation draw:name="f522" draw:formula="?f494 - ?f521"/><draw:equation draw:name="f523" draw:formula="?f520 - 4345"/><draw:equation draw:name="f524" draw:formula="?f522 - 5945"/><draw:equation draw:name="f525" draw:formula="?f520 + 4345"/><draw:equation draw:name="f526" draw:formula="?f522 + 5945"/><draw:equation draw:name="f527" draw:formula="?f507 + ?f1"/><draw:equation draw:name="f528" draw:formula="?f527 * ?f12 / ?f0"/><draw:equation draw:name="f529" draw:formula="0 - ?f528"/><draw:equation draw:name="f530" draw:formula="cos(?f529)"/><draw:equation draw:name="f531" draw:formula="0 - ?f530"/><draw:equation draw:name="f532" draw:formula="?f531 * 4345"/><draw:equation draw:name="f533" draw:formula="sin(?f529)"/><draw:equation draw:name="f534" draw:formula="0 - ?f533"/><draw:equation draw:name="f535" draw:formula="?f534 * 5945"/><draw:equation draw:name="f536" draw:formula="sqrt(?f532 * ?f532 + ?f535 * ?f535 + 0 * 0)"/><draw:equation draw:name="f537" draw:formula="4345 * 5945 / ?f536"/><draw:equation draw:name="f538" draw:formula="?f534 * ?f537"/><draw:equation draw:name="f539" draw:formula="?f520 + ?f538"/><draw:equation draw:name="f540" draw:formula="?f531 * ?f537"/><draw:equation draw:name="f541" draw:formula="?f522 + ?f540"/><draw:equation draw:name="f542" draw:formula="if(?f506, ?f492, ?f523)"/><draw:equation draw:name="f543" draw:formula="if(?f506, ?f494, ?f524)"/><draw:equation draw:name="f544" draw:formula="if(?f506, ?f492, ?f525)"/><draw:equation draw:name="f545" draw:formula="if(?f506, ?f494, ?f526)"/><draw:equation draw:name="f546" draw:formula="if(?f506, ?f523, ?f539)"/><draw:equation draw:name="f547" draw:formula="if(?f506, ?f524, ?f541)"/><draw:equation draw:name="f548" draw:formula="if(?f506, ?f525, ?f539)"/><draw:equation draw:name="f549" draw:formula="if(?f506, ?f526, ?f541)"/><draw:equation draw:name="f550" draw:formula="21550000 - 1585770"/><draw:equation draw:name="f551" draw:formula="if(?f550, 1585770, 21550000)"/><draw:equation draw:name="f552" draw:formula="-21550000 - ?f551"/><draw:equation draw:name="f553" draw:formula="if(?f552, -21550000, ?f551)"/><draw:equation draw:name="f554" draw:formula="5204520 + ?f553"/><draw:equation draw:name="f555" draw:formula="5204520 + ?f1"/><draw:equation draw:name="f556" draw:formula="?f555 * ?f12 / ?f0"/><draw:equation draw:name="f557" draw:formula="0 - ?f556"/><draw:equation draw:name="f558" draw:formula="cos(?f557)"/><draw:equation draw:name="f559" draw:formula="0 - ?f558"/><draw:equation draw:name="f560" draw:formula="?f559 * 4345"/><draw:equation draw:name="f561" draw:formula="sin(?f557)"/><draw:equation draw:name="f562" draw:formula="0 - ?f561"/><draw:equation draw:name="f563" draw:formula="?f562 * 5945"/><draw:equation draw:name="f564" draw:formula="sqrt(?f560 * ?f560 + ?f563 * ?f563 + 0 * 0)"/><draw:equation draw:name="f565" draw:formula="4345 * 5945 / ?f564"/><draw:equation draw:name="f566" draw:formula="?f562 * ?f565"/><draw:equation draw:name="f567" draw:formula="4693 - ?f566"/><draw:equation draw:name="f568" draw:formula="?f559 * ?f565"/><draw:equation draw:name="f569" draw:formula="26177 - ?f568"/><draw:equation draw:name="f570" draw:formula="?f567 - 4345"/><draw:equation draw:name="f571" draw:formula="?f569 - 5945"/><draw:equation draw:name="f572" draw:formula="?f567 + 4345"/><draw:equation draw:name="f573" draw:formula="?f569 + 5945"/><draw:equation draw:name="f574" draw:formula="?f554 + ?f1"/><draw:equation draw:name="f575" draw:formula="?f574 * ?f12 / ?f0"/><draw:equation draw:name="f576" draw:formula="0 - ?f575"/><draw:equation draw:name="f577" draw:formula="cos(?f576)"/><draw:equation draw:name="f578" draw:formula="0 - ?f577"/><draw:equation draw:name="f579" draw:formula="?f578 * 4345"/><draw:equation draw:name="f580" draw:formula="sin(?f576)"/><draw:equation draw:name="f581" draw:formula="0 - ?f580"/><draw:equation draw:name="f582" draw:formula="?f581 * 5945"/><draw:equation draw:name="f583" draw:formula="sqrt(?f579 * ?f579 + ?f582 * ?f582 + 0 * 0)"/><draw:equation draw:name="f584" draw:formula="4345 * 5945 / ?f583"/><draw:equation draw:name="f585" draw:formula="?f581 * ?f584"/><draw:equation draw:name="f586" draw:formula="?f567 + ?f585"/><draw:equation draw:name="f587" draw:formula="?f578 * ?f584"/><draw:equation draw:name="f588" draw:formula="?f569 + ?f587"/><draw:equation draw:name="f589" draw:formula="if(?f553, 4693, ?f570)"/><draw:equation draw:name="f590" draw:formula="if(?f553, 26177, ?f571)"/><draw:equation draw:name="f591" draw:formula="if(?f553, 4693, ?f572)"/><draw:equation draw:name="f592" draw:formula="if(?f553, 26177, ?f573)"/><draw:equation draw:name="f593" draw:formula="if(?f553, ?f570, ?f586)"/><draw:equation draw:name="f594" draw:formula="if(?f553, ?f571, ?f588)"/><draw:equation draw:name="f595" draw:formula="if(?f553, ?f572, ?f586)"/><draw:equation draw:name="f596" draw:formula="if(?f553, ?f573, ?f588)"/><draw:equation draw:name="f597" draw:formula="21550000 - 686848"/><draw:equation draw:name="f598" draw:formula="if(?f597, 686848, 21550000)"/><draw:equation draw:name="f599" draw:formula="-21550000 - ?f598"/><draw:equation draw:name="f600" draw:formula="if(?f599, -21550000, ?f598)"/><draw:equation draw:name="f601" draw:formula="4416628 + ?f600"/><draw:equation draw:name="f602" draw:formula="4416628 + ?f1"/><draw:equation draw:name="f603" draw:formula="?f602 * ?f12 / ?f0"/><draw:equation draw:name="f604" draw:formula="0 - ?f603"/><draw:equation draw:name="f605" draw:formula="cos(?f604)"/><draw:equation draw:name="f606" draw:formula="0 - ?f605"/><draw:equation draw:name="f607" draw:formula="?f606 * 4360"/><draw:equation draw:name="f608" draw:formula="sin(?f604)"/><draw:equation draw:name="f609" draw:formula="0 - ?f608"/><draw:equation draw:name="f610" draw:formula="?f609 * 5918"/><draw:equation draw:name="f611" draw:formula="sqrt(?f607 * ?f607 + ?f610 * ?f610 + 0 * 0)"/><draw:equation draw:name="f612" draw:formula="4360 * 5918 / ?f611"/><draw:equation draw:name="f613" draw:formula="?f609 * ?f612"/><draw:equation draw:name="f614" draw:formula="6928 - ?f613"/><draw:equation draw:name="f615" draw:formula="?f606 * ?f612"/><draw:equation draw:name="f616" draw:formula="34899 - ?f615"/><draw:equation draw:name="f617" draw:formula="?f614 - 4360"/><draw:equation draw:name="f618" draw:formula="?f616 - 5918"/><draw:equation draw:name="f619" draw:formula="?f614 + 4360"/><draw:equation draw:name="f620" draw:formula="?f616 + 5918"/><draw:equation draw:name="f621" draw:formula="?f601 + ?f1"/><draw:equation draw:name="f622" draw:formula="?f621 * ?f12 / ?f0"/><draw:equation draw:name="f623" draw:formula="0 - ?f622"/><draw:equation draw:name="f624" draw:formula="cos(?f623)"/><draw:equation draw:name="f625" draw:formula="0 - ?f624"/><draw:equation draw:name="f626" draw:formula="?f625 * 4360"/><draw:equation draw:name="f627" draw:formula="sin(?f623)"/><draw:equation draw:name="f628" draw:formula="0 - ?f627"/><draw:equation draw:name="f629" draw:formula="?f628 * 5918"/><draw:equation draw:name="f630" draw:formula="sqrt(?f626 * ?f626 + ?f629 * ?f629 + 0 * 0)"/><draw:equation draw:name="f631" draw:formula="4360 * 5918 / ?f630"/><draw:equation draw:name="f632" draw:formula="?f628 * ?f631"/><draw:equation draw:name="f633" draw:formula="?f614 + ?f632"/><draw:equation draw:name="f634" draw:formula="?f625 * ?f631"/><draw:equation draw:name="f635" draw:formula="?f616 + ?f634"/><draw:equation draw:name="f636" draw:formula="if(?f600, 6928, ?f617)"/><draw:equation draw:name="f637" draw:formula="if(?f600, 34899, ?f618)"/><draw:equation draw:name="f638" draw:formula="if(?f600, 6928, ?f619)"/><draw:equation draw:name="f639" draw:formula="if(?f600, 34899, ?f620)"/><draw:equation draw:name="f640" draw:formula="if(?f600, ?f617, ?f633)"/><draw:equation draw:name="f641" draw:formula="if(?f600, ?f618, ?f635)"/><draw:equation draw:name="f642" draw:formula="if(?f600, ?f619, ?f633)"/><draw:equation draw:name="f643" draw:formula="if(?f600, ?f620, ?f635)"/><draw:equation draw:name="f644" draw:formula="21550000 - 844866"/><draw:equation draw:name="f645" draw:formula="if(?f644, 844866, 21550000)"/><draw:equation draw:name="f646" draw:formula="-21550000 - ?f645"/><draw:equation draw:name="f647" draw:formula="if(?f646, -21550000, ?f645)"/><draw:equation draw:name="f648" draw:formula="8257448 + ?f647"/><draw:equation draw:name="f649" draw:formula="8257448 + ?f1"/><draw:equation draw:name="f650" draw:formula="?f649 * ?f12 / ?f0"/><draw:equation draw:name="f651" draw:formula="0 - ?f650"/><draw:equation draw:name="f652" draw:formula="cos(?f651)"/><draw:equation draw:name="f653" draw:formula="0 - ?f652"/><draw:equation draw:name="f654" draw:formula="?f653 * 6752"/><draw:equation draw:name="f655" draw:formula="sin(?f651)"/><draw:equation draw:name="f656" draw:formula="0 - ?f655"/><draw:equation draw:name="f657" draw:formula="?f656 * 9215"/><draw:equation draw:name="f658" draw:formula="sqrt(?f654 * ?f654 + ?f657 * ?f657 + 0 * 0)"/><draw:equation draw:name="f659" draw:formula="6752 * 9215 / ?f658"/><draw:equation draw:name="f660" draw:formula="?f656 * ?f659"/><draw:equation draw:name="f661" draw:formula="16478 - ?f660"/><draw:equation draw:name="f662" draw:formula="?f653 * ?f659"/><draw:equation draw:name="f663" draw:formula="39090 - ?f662"/><draw:equation draw:name="f664" draw:formula="?f661 - 6752"/><draw:equation draw:name="f665" draw:formula="?f663 - 9215"/><draw:equation draw:name="f666" draw:formula="?f661 + 6752"/><draw:equation draw:name="f667" draw:formula="?f663 + 9215"/><draw:equation draw:name="f668" draw:formula="?f648 + ?f1"/><draw:equation draw:name="f669" draw:formula="?f668 * ?f12 / ?f0"/><draw:equation draw:name="f670" draw:formula="0 - ?f669"/><draw:equation draw:name="f671" draw:formula="cos(?f670)"/><draw:equation draw:name="f672" draw:formula="0 - ?f671"/><draw:equation draw:name="f673" draw:formula="?f672 * 6752"/><draw:equation draw:name="f674" draw:formula="sin(?f670)"/><draw:equation draw:name="f675" draw:formula="0 - ?f674"/><draw:equation draw:name="f676" draw:formula="?f675 * 9215"/><draw:equation draw:name="f677" draw:formula="sqrt(?f673 * ?f673 + ?f676 * ?f676 + 0 * 0)"/><draw:equation draw:name="f678" draw:formula="6752 * 9215 / ?f677"/><draw:equation draw:name="f679" draw:formula="?f675 * ?f678"/><draw:equation draw:name="f680" draw:formula="?f661 + ?f679"/><draw:equation draw:name="f681" draw:formula="?f672 * ?f678"/><draw:equation draw:name="f682" draw:formula="?f663 + ?f681"/><draw:equation draw:name="f683" draw:formula="if(?f647, 16478, ?f664)"/><draw:equation draw:name="f684" draw:formula="if(?f647, 39090, ?f665)"/><draw:equation draw:name="f685" draw:formula="if(?f647, 16478, ?f666)"/><draw:equation draw:name="f686" draw:formula="if(?f647, 39090, ?f667)"/><draw:equation draw:name="f687" draw:formula="if(?f647, ?f664, ?f680)"/><draw:equation draw:name="f688" draw:formula="if(?f647, ?f665, ?f682)"/><draw:equation draw:name="f689" draw:formula="if(?f647, ?f666, ?f680)"/><draw:equation draw:name="f690" draw:formula="if(?f647, ?f667, ?f682)"/><draw:equation draw:name="f691" draw:formula="21550000 - 959901"/><draw:equation draw:name="f692" draw:formula="if(?f691, 959901, 21550000)"/><draw:equation draw:name="f693" draw:formula="-21550000 - ?f692"/><draw:equation draw:name="f694" draw:formula="if(?f693, -21550000, ?f692)"/><draw:equation draw:name="f695" draw:formula="387196 + ?f694"/><draw:equation draw:name="f696" draw:formula="387196 + ?f1"/><draw:equation draw:name="f697" draw:formula="?f696 * ?f12 / ?f0"/><draw:equation draw:name="f698" draw:formula="0 - ?f697"/><draw:equation draw:name="f699" draw:formula="cos(?f698)"/><draw:equation draw:name="f700" draw:formula="0 - ?f699"/><draw:equation draw:name="f701" draw:formula="?f700 * 6752"/><draw:equation draw:name="f702" draw:formula="sin(?f698)"/><draw:equation draw:name="f703" draw:formula="0 - ?f702"/><draw:equation draw:name="f704" draw:formula="?f703 * 9215"/><draw:equation draw:name="f705" draw:formula="sqrt(?f701 * ?f701 + ?f704 * ?f704 + 0 * 0)"/><draw:equation draw:name="f706" draw:formula="6752 * 9215 / ?f705"/><draw:equation draw:name="f707" draw:formula="?f703 * ?f706"/><draw:equation draw:name="f708" draw:formula="28827 - ?f707"/><draw:equation draw:name="f709" draw:formula="?f700 * ?f706"/><draw:equation draw:name="f710" draw:formula="34751 - ?f709"/><draw:equation draw:name="f711" draw:formula="?f708 - 6752"/><draw:equation draw:name="f712" draw:formula="?f710 - 9215"/><draw:equation draw:name="f713" draw:formula="?f708 + 6752"/><draw:equation draw:name="f714" draw:formula="?f710 + 9215"/><draw:equation draw:name="f715" draw:formula="?f695 + ?f1"/><draw:equation draw:name="f716" draw:formula="?f715 * ?f12 / ?f0"/><draw:equation draw:name="f717" draw:formula="0 - ?f716"/><draw:equation draw:name="f718" draw:formula="cos(?f717)"/><draw:equation draw:name="f719" draw:formula="0 - ?f718"/><draw:equation draw:name="f720" draw:formula="?f719 * 6752"/><draw:equation draw:name="f721" draw:formula="sin(?f717)"/><draw:equation draw:name="f722" draw:formula="0 - ?f721"/><draw:equation draw:name="f723" draw:formula="?f722 * 9215"/><draw:equation draw:name="f724" draw:formula="sqrt(?f720 * ?f720 + ?f723 * ?f723 + 0 * 0)"/><draw:equation draw:name="f725" draw:formula="6752 * 9215 / ?f724"/><draw:equation draw:name="f726" draw:formula="?f722 * ?f725"/><draw:equation draw:name="f727" draw:formula="?f708 + ?f726"/><draw:equation draw:name="f728" draw:formula="?f719 * ?f725"/><draw:equation draw:name="f729" draw:formula="?f710 + ?f728"/><draw:equation draw:name="f730" draw:formula="if(?f694, 28827, ?f711)"/><draw:equation draw:name="f731" draw:formula="if(?f694, 34751, ?f712)"/><draw:equation draw:name="f732" draw:formula="if(?f694, 28827, ?f713)"/><draw:equation draw:name="f733" draw:formula="if(?f694, 34751, ?f714)"/><draw:equation draw:name="f734" draw:formula="if(?f694, ?f711, ?f727)"/><draw:equation draw:name="f735" draw:formula="if(?f694, ?f712, ?f729)"/><draw:equation draw:name="f736" draw:formula="if(?f694, ?f713, ?f727)"/><draw:equation draw:name="f737" draw:formula="if(?f694, ?f714, ?f729)"/><draw:equation draw:name="f738" draw:formula="21550000 - 4255042"/><draw:equation draw:name="f739" draw:formula="if(?f738, 4255042, 21550000)"/><draw:equation draw:name="f740" draw:formula="-21550000 - ?f739"/><draw:equation draw:name="f741" draw:formula="if(?f740, -21550000, ?f739)"/><draw:equation draw:name="f742" draw:formula="-4217541 + ?f741"/><draw:equation draw:name="f743" draw:formula="-4217541 + ?f1"/><draw:equation draw:name="f744" draw:formula="?f743 * ?f12 / ?f0"/><draw:equation draw:name="f745" draw:formula="0 - ?f744"/><draw:equation draw:name="f746" draw:formula="cos(?f745)"/><draw:equation draw:name="f747" draw:formula="0 - ?f746"/><draw:equation draw:name="f748" draw:formula="?f747 * 5785"/><draw:equation draw:name="f749" draw:formula="sin(?f745)"/><draw:equation draw:name="f750" draw:formula="0 - ?f749"/><draw:equation draw:name="f751" draw:formula="?f750 * 7867"/><draw:equation draw:name="f752" draw:formula="sqrt(?f748 * ?f748 + ?f751 * ?f751 + 0 * 0)"/><draw:equation draw:name="f753" draw:formula="5785 * 7867 / ?f752"/><draw:equation draw:name="f754" draw:formula="?f750 * ?f753"/><draw:equation draw:name="f755" draw:formula="34129 - ?f754"/><draw:equation draw:name="f756" draw:formula="?f747 * ?f753"/><draw:equation draw:name="f757" draw:formula="22954 - ?f756"/><draw:equation draw:name="f758" draw:formula="?f755 - 5785"/><draw:equation draw:name="f759" draw:formula="?f757 - 7867"/><draw:equation draw:name="f760" draw:formula="?f755 + 5785"/><draw:equation draw:name="f761" draw:formula="?f757 + 7867"/><draw:equation draw:name="f762" draw:formula="?f742 + ?f1"/><draw:equation draw:name="f763" draw:formula="?f762 * ?f12 / ?f0"/><draw:equation draw:name="f764" draw:formula="0 - ?f763"/><draw:equation draw:name="f765" draw:formula="cos(?f764)"/><draw:equation draw:name="f766" draw:formula="0 - ?f765"/><draw:equation draw:name="f767" draw:formula="?f766 * 5785"/><draw:equation draw:name="f768" draw:formula="sin(?f764)"/><draw:equation draw:name="f769" draw:formula="0 - ?f768"/><draw:equation draw:name="f770" draw:formula="?f769 * 7867"/><draw:equation draw:name="f771" draw:formula="sqrt(?f767 * ?f767 + ?f770 * ?f770 + 0 * 0)"/><draw:equation draw:name="f772" draw:formula="5785 * 7867 / ?f771"/><draw:equation draw:name="f773" draw:formula="?f769 * ?f772"/><draw:equation draw:name="f774" draw:formula="?f755 + ?f773"/><draw:equation draw:name="f775" draw:formula="?f766 * ?f772"/><draw:equation draw:name="f776" draw:formula="?f757 + ?f775"/><draw:equation draw:name="f777" draw:formula="if(?f741, 34129, ?f758)"/><draw:equation draw:name="f778" draw:formula="if(?f741, 22954, ?f759)"/><draw:equation draw:name="f779" draw:formula="if(?f741, 34129, ?f760)"/><draw:equation draw:name="f780" draw:formula="if(?f741, 22954, ?f761)"/><draw:equation draw:name="f781" draw:formula="if(?f741, ?f758, ?f774)"/><draw:equation draw:name="f782" draw:formula="if(?f741, ?f759, ?f776)"/><draw:equation draw:name="f783" draw:formula="if(?f741, ?f760, ?f774)"/><draw:equation draw:name="f784" draw:formula="if(?f741, ?f761, ?f776)"/><draw:equation draw:name="f785" draw:formula="21550000 - 1665090"/><draw:equation draw:name="f786" draw:formula="if(?f785, 1665090, 21550000)"/><draw:equation draw:name="f787" draw:formula="-21550000 - ?f786"/><draw:equation draw:name="f788" draw:formula="if(?f787, -21550000, ?f786)"/><draw:equation draw:name="f789" draw:formula="1819082 + ?f788"/><draw:equation draw:name="f790" draw:formula="1819082 + ?f1"/><draw:equation draw:name="f791" draw:formula="?f790 * ?f12 / ?f0"/><draw:equation draw:name="f792" draw:formula="0 - ?f791"/><draw:equation draw:name="f793" draw:formula="cos(?f792)"/><draw:equation draw:name="f794" draw:formula="0 - ?f793"/><draw:equation draw:name="f795" draw:formula="?f794 * 5333"/><draw:equation draw:name="f796" draw:formula="sin(?f792)"/><draw:equation draw:name="f797" draw:formula="0 - ?f796"/><draw:equation draw:name="f798" draw:formula="?f797 * 7273"/><draw:equation draw:name="f799" draw:formula="sqrt(?f795 * ?f795 + ?f798 * ?f798 + 0 * 0)"/><draw:equation draw:name="f800" draw:formula="5333 * 7273 / ?f799"/><draw:equation draw:name="f801" draw:formula="?f797 * ?f800"/><draw:equation draw:name="f802" draw:formula="41798 - ?f801"/><draw:equation draw:name="f803" draw:formula="?f794 * ?f800"/><draw:equation draw:name="f804" draw:formula="15354 - ?f803"/><draw:equation draw:name="f805" draw:formula="?f802 - 5333"/><draw:equation draw:name="f806" draw:formula="?f804 - 7273"/><draw:equation draw:name="f807" draw:formula="?f802 + 5333"/><draw:equation draw:name="f808" draw:formula="?f804 + 7273"/><draw:equation draw:name="f809" draw:formula="?f789 + ?f1"/><draw:equation draw:name="f810" draw:formula="?f809 * ?f12 / ?f0"/><draw:equation draw:name="f811" draw:formula="0 - ?f810"/><draw:equation draw:name="f812" draw:formula="cos(?f811)"/><draw:equation draw:name="f813" draw:formula="0 - ?f812"/><draw:equation draw:name="f814" draw:formula="?f813 * 5333"/><draw:equation draw:name="f815" draw:formula="sin(?f811)"/><draw:equation draw:name="f816" draw:formula="0 - ?f815"/><draw:equation draw:name="f817" draw:formula="?f816 * 7273"/><draw:equation draw:name="f818" draw:formula="sqrt(?f814 * ?f814 + ?f817 * ?f817 + 0 * 0)"/><draw:equation draw:name="f819" draw:formula="5333 * 7273 / ?f818"/><draw:equation draw:name="f820" draw:formula="?f816 * ?f819"/><draw:equation draw:name="f821" draw:formula="?f802 + ?f820"/><draw:equation draw:name="f822" draw:formula="?f813 * ?f819"/><draw:equation draw:name="f823" draw:formula="?f804 + ?f822"/><draw:equation draw:name="f824" draw:formula="if(?f788, 41798, ?f805)"/><draw:equation draw:name="f825" draw:formula="if(?f788, 15354, ?f806)"/><draw:equation draw:name="f826" draw:formula="if(?f788, 41798, ?f807)"/><draw:equation draw:name="f827" draw:formula="if(?f788, 15354, ?f808)"/><draw:equation draw:name="f828" draw:formula="if(?f788, ?f805, ?f821)"/><draw:equation draw:name="f829" draw:formula="if(?f788, ?f806, ?f823)"/><draw:equation draw:name="f830" draw:formula="if(?f788, ?f807, ?f821)"/><draw:equation draw:name="f831" draw:formula="if(?f788, ?f808, ?f823)"/><draw:equation draw:name="f832" draw:formula="21550000 - 891534"/><draw:equation draw:name="f833" draw:formula="if(?f832, 891534, 21550000)"/><draw:equation draw:name="f834" draw:formula="-21550000 - ?f833"/><draw:equation draw:name="f835" draw:formula="if(?f834, -21550000, ?f833)"/><draw:equation draw:name="f836" draw:formula="-824660 + ?f835"/><draw:equation draw:name="f837" draw:formula="-824660 + ?f1"/><draw:equation draw:name="f838" draw:formula="?f837 * ?f12 / ?f0"/><draw:equation draw:name="f839" draw:formula="0 - ?f838"/><draw:equation draw:name="f840" draw:formula="cos(?f839)"/><draw:equation draw:name="f841" draw:formula="0 - ?f840"/><draw:equation draw:name="f842" draw:formula="?f841 * 4857"/><draw:equation draw:name="f843" draw:formula="sin(?f839)"/><draw:equation draw:name="f844" draw:formula="0 - ?f843"/><draw:equation draw:name="f845" draw:formula="?f844 * 6595"/><draw:equation draw:name="f846" draw:formula="sqrt(?f842 * ?f842 + ?f845 * ?f845 + 0 * 0)"/><draw:equation draw:name="f847" draw:formula="4857 * 6595 / ?f846"/><draw:equation draw:name="f848" draw:formula="?f844 * ?f847"/><draw:equation draw:name="f849" draw:formula="38324 - ?f848"/><draw:equation draw:name="f850" draw:formula="?f841 * ?f847"/><draw:equation draw:name="f851" draw:formula="5426 - ?f850"/><draw:equation draw:name="f852" draw:formula="?f849 - 4857"/><draw:equation draw:name="f853" draw:formula="?f851 - 6595"/><draw:equation draw:name="f854" draw:formula="?f849 + 4857"/><draw:equation draw:name="f855" draw:formula="?f851 + 6595"/><draw:equation draw:name="f856" draw:formula="?f836 + ?f1"/><draw:equation draw:name="f857" draw:formula="?f856 * ?f12 / ?f0"/><draw:equation draw:name="f858" draw:formula="0 - ?f857"/><draw:equation draw:name="f859" draw:formula="cos(?f858)"/><draw:equation draw:name="f860" draw:formula="0 - ?f859"/><draw:equation draw:name="f861" draw:formula="?f860 * 4857"/><draw:equation draw:name="f862" draw:formula="sin(?f858)"/><draw:equation draw:name="f863" draw:formula="0 - ?f862"/><draw:equation draw:name="f864" draw:formula="?f863 * 6595"/><draw:equation draw:name="f865" draw:formula="sqrt(?f861 * ?f861 + ?f864 * ?f864 + 0 * 0)"/><draw:equation draw:name="f866" draw:formula="4857 * 6595 / ?f865"/><draw:equation draw:name="f867" draw:formula="?f863 * ?f866"/><draw:equation draw:name="f868" draw:formula="?f849 + ?f867"/><draw:equation draw:name="f869" draw:formula="?f860 * ?f866"/><draw:equation draw:name="f870" draw:formula="?f851 + ?f869"/><draw:equation draw:name="f871" draw:formula="if(?f835, 38324, ?f852)"/><draw:equation draw:name="f872" draw:formula="if(?f835, 5426, ?f853)"/><draw:equation draw:name="f873" draw:formula="if(?f835, 38324, ?f854)"/><draw:equation draw:name="f874" draw:formula="if(?f835, 5426, ?f855)"/><draw:equation draw:name="f875" draw:formula="if(?f835, ?f852, ?f868)"/><draw:equation draw:name="f876" draw:formula="if(?f835, ?f853, ?f870)"/><draw:equation draw:name="f877" draw:formula="if(?f835, ?f854, ?f868)"/><draw:equation draw:name="f878" draw:formula="if(?f835, ?f855, ?f870)"/><draw:equation draw:name="f879" draw:formula="21550000 - 1091722"/><draw:equation draw:name="f880" draw:formula="if(?f879, 1091722, 21550000)"/><draw:equation draw:name="f881" draw:formula="-21550000 - ?f880"/><draw:equation draw:name="f882" draw:formula="if(?f881, -21550000, ?f880)"/><draw:equation draw:name="f883" draw:formula="-8950887 + ?f882"/><draw:equation draw:name="f884" draw:formula="-8950887 + ?f1"/><draw:equation draw:name="f885" draw:formula="?f884 * ?f12 / ?f0"/><draw:equation draw:name="f886" draw:formula="0 - ?f885"/><draw:equation draw:name="f887" draw:formula="cos(?f886)"/><draw:equation draw:name="f888" draw:formula="0 - ?f887"/><draw:equation draw:name="f889" draw:formula="?f888 * 4857"/><draw:equation draw:name="f890" draw:formula="sin(?f886)"/><draw:equation draw:name="f891" draw:formula="0 - ?f890"/><draw:equation draw:name="f892" draw:formula="?f891 * 6595"/><draw:equation draw:name="f893" draw:formula="sqrt(?f889 * ?f889 + ?f892 * ?f892 + 0 * 0)"/><draw:equation draw:name="f894" draw:formula="4857 * 6595 / ?f893"/><draw:equation draw:name="f895" draw:formula="?f891 * ?f894"/><draw:equation draw:name="f896" draw:formula="29078 - ?f895"/><draw:equation draw:name="f897" draw:formula="?f888 * ?f894"/><draw:equation draw:name="f898" draw:formula="3952 - ?f897"/><draw:equation draw:name="f899" draw:formula="?f896 - 4857"/><draw:equation draw:name="f900" draw:formula="?f898 - 6595"/><draw:equation draw:name="f901" draw:formula="?f896 + 4857"/><draw:equation draw:name="f902" draw:formula="?f898 + 6595"/><draw:equation draw:name="f903" draw:formula="?f883 + ?f1"/><draw:equation draw:name="f904" draw:formula="?f903 * ?f12 / ?f0"/><draw:equation draw:name="f905" draw:formula="0 - ?f904"/><draw:equation draw:name="f906" draw:formula="cos(?f905)"/><draw:equation draw:name="f907" draw:formula="0 - ?f906"/><draw:equation draw:name="f908" draw:formula="?f907 * 4857"/><draw:equation draw:name="f909" draw:formula="sin(?f905)"/><draw:equation draw:name="f910" draw:formula="0 - ?f909"/><draw:equation draw:name="f911" draw:formula="?f910 * 6595"/><draw:equation draw:name="f912" draw:formula="sqrt(?f908 * ?f908 + ?f911 * ?f911 + 0 * 0)"/><draw:equation draw:name="f913" draw:formula="4857 * 6595 / ?f912"/><draw:equation draw:name="f914" draw:formula="?f910 * ?f913"/><draw:equation draw:name="f915" draw:formula="?f896 + ?f914"/><draw:equation draw:name="f916" draw:formula="?f907 * ?f913"/><draw:equation draw:name="f917" draw:formula="?f898 + ?f916"/><draw:equation draw:name="f918" draw:formula="if(?f882, 29078, ?f899)"/><draw:equation draw:name="f919" draw:formula="if(?f882, 3952, ?f900)"/><draw:equation draw:name="f920" draw:formula="if(?f882, 29078, ?f901)"/><draw:equation draw:name="f921" draw:formula="if(?f882, 3952, ?f902)"/><draw:equation draw:name="f922" draw:formula="if(?f882, ?f899, ?f915)"/><draw:equation draw:name="f923" draw:formula="if(?f882, ?f900, ?f917)"/><draw:equation draw:name="f924" draw:formula="if(?f882, ?f901, ?f915)"/><draw:equation draw:name="f925" draw:formula="if(?f882, ?f902, ?f917)"/><draw:equation draw:name="f926" draw:formula="21550000 - 1061181"/><draw:equation draw:name="f927" draw:formula="if(?f926, 1061181, 21550000)"/><draw:equation draw:name="f928" draw:formula="-21550000 - ?f927"/><draw:equation draw:name="f929" draw:formula="if(?f928, -21550000, ?f927)"/><draw:equation draw:name="f930" draw:formula="-9809656 + ?f929"/><draw:equation draw:name="f931" draw:formula="-9809656 + ?f1"/><draw:equation draw:name="f932" draw:formula="?f931 * ?f12 / ?f0"/><draw:equation draw:name="f933" draw:formula="0 - ?f932"/><draw:equation draw:name="f934" draw:formula="cos(?f933)"/><draw:equation draw:name="f935" draw:formula="0 - ?f934"/><draw:equation draw:name="f936" draw:formula="?f935 * 4365"/><draw:equation draw:name="f937" draw:formula="sin(?f933)"/><draw:equation draw:name="f938" draw:formula="0 - ?f937"/><draw:equation draw:name="f939" draw:formula="?f938 * 5945"/><draw:equation draw:name="f940" draw:formula="sqrt(?f936 * ?f936 + ?f939 * ?f939 + 0 * 0)"/><draw:equation draw:name="f941" draw:formula="4365 * 5945 / ?f940"/><draw:equation draw:name="f942" draw:formula="?f938 * ?f941"/><draw:equation draw:name="f943" draw:formula="22141 - ?f942"/><draw:equation draw:name="f944" draw:formula="?f935 * ?f941"/><draw:equation draw:name="f945" draw:formula="4720 - ?f944"/><draw:equation draw:name="f946" draw:formula="?f943 - 4365"/><draw:equation draw:name="f947" draw:formula="?f945 - 5945"/><draw:equation draw:name="f948" draw:formula="?f943 + 4365"/><draw:equation draw:name="f949" draw:formula="?f945 + 5945"/><draw:equation draw:name="f950" draw:formula="?f930 + ?f1"/><draw:equation draw:name="f951" draw:formula="?f950 * ?f12 / ?f0"/><draw:equation draw:name="f952" draw:formula="0 - ?f951"/><draw:equation draw:name="f953" draw:formula="cos(?f952)"/><draw:equation draw:name="f954" draw:formula="0 - ?f953"/><draw:equation draw:name="f955" draw:formula="?f954 * 4365"/><draw:equation draw:name="f956" draw:formula="sin(?f952)"/><draw:equation draw:name="f957" draw:formula="0 - ?f956"/><draw:equation draw:name="f958" draw:formula="?f957 * 5945"/><draw:equation draw:name="f959" draw:formula="sqrt(?f955 * ?f955 + ?f958 * ?f958 + 0 * 0)"/><draw:equation draw:name="f960" draw:formula="4365 * 5945 / ?f959"/><draw:equation draw:name="f961" draw:formula="?f957 * ?f960"/><draw:equation draw:name="f962" draw:formula="?f943 + ?f961"/><draw:equation draw:name="f963" draw:formula="?f954 * ?f960"/><draw:equation draw:name="f964" draw:formula="?f945 + ?f963"/><draw:equation draw:name="f965" draw:formula="if(?f929, 22141, ?f946)"/><draw:equation draw:name="f966" draw:formula="if(?f929, 4720, ?f947)"/><draw:equation draw:name="f967" draw:formula="if(?f929, 22141, ?f948)"/><draw:equation draw:name="f968" draw:formula="if(?f929, 4720, ?f949)"/><draw:equation draw:name="f969" draw:formula="if(?f929, ?f946, ?f962)"/><draw:equation draw:name="f970" draw:formula="if(?f929, ?f947, ?f964)"/><draw:equation draw:name="f971" draw:formula="if(?f929, ?f948, ?f962)"/><draw:equation draw:name="f972" draw:formula="if(?f929, ?f949, ?f964)"/><draw:equation draw:name="f973" draw:formula="21550000 - 739161"/><draw:equation draw:name="f974" draw:formula="if(?f973, 739161, 21550000)"/><draw:equation draw:name="f975" draw:formula="-21550000 - ?f974"/><draw:equation draw:name="f976" draw:formula="if(?f975, -21550000, ?f974)"/><draw:equation draw:name="f977" draw:formula="-4002417 + ?f976"/><draw:equation draw:name="f978" draw:formula="-4002417 + ?f1"/><draw:equation draw:name="f979" draw:formula="?f978 * ?f12 / ?f0"/><draw:equation draw:name="f980" draw:formula="0 - ?f979"/><draw:equation draw:name="f981" draw:formula="cos(?f980)"/><draw:equation draw:name="f982" draw:formula="0 - ?f981"/><draw:equation draw:name="f983" draw:formula="?f982 * 6753"/><draw:equation draw:name="f984" draw:formula="sin(?f980)"/><draw:equation draw:name="f985" draw:formula="0 - ?f984"/><draw:equation draw:name="f986" draw:formula="?f985 * 9190"/><draw:equation draw:name="f987" draw:formula="sqrt(?f983 * ?f983 + ?f986 * ?f986 + 0 * 0)"/><draw:equation draw:name="f988" draw:formula="6753 * 9190 / ?f987"/><draw:equation draw:name="f989" draw:formula="?f985 * ?f988"/><draw:equation draw:name="f990" draw:formula="14000 - ?f989"/><draw:equation draw:name="f991" draw:formula="?f982 * ?f988"/><draw:equation draw:name="f992" draw:formula="5192 - ?f991"/><draw:equation draw:name="f993" draw:formula="?f990 - 6753"/><draw:equation draw:name="f994" draw:formula="?f992 - 9190"/><draw:equation draw:name="f995" draw:formula="?f990 + 6753"/><draw:equation draw:name="f996" draw:formula="?f992 + 9190"/><draw:equation draw:name="f997" draw:formula="?f977 + ?f1"/><draw:equation draw:name="f998" draw:formula="?f997 * ?f12 / ?f0"/><draw:equation draw:name="f999" draw:formula="0 - ?f998"/><draw:equation draw:name="f1000" draw:formula="cos(?f999)"/><draw:equation draw:name="f1001" draw:formula="0 - ?f1000"/><draw:equation draw:name="f1002" draw:formula="?f1001 * 6753"/><draw:equation draw:name="f1003" draw:formula="sin(?f999)"/><draw:equation draw:name="f1004" draw:formula="0 - ?f1003"/><draw:equation draw:name="f1005" draw:formula="?f1004 * 9190"/><draw:equation draw:name="f1006" draw:formula="sqrt(?f1002 * ?f1002 + ?f1005 * ?f1005 + 0 * 0)"/><draw:equation draw:name="f1007" draw:formula="6753 * 9190 / ?f1006"/><draw:equation draw:name="f1008" draw:formula="?f1004 * ?f1007"/><draw:equation draw:name="f1009" draw:formula="?f990 + ?f1008"/><draw:equation draw:name="f1010" draw:formula="?f1001 * ?f1007"/><draw:equation draw:name="f1011" draw:formula="?f992 + ?f1010"/><draw:equation draw:name="f1012" draw:formula="if(?f976, 14000, ?f993)"/><draw:equation draw:name="f1013" draw:formula="if(?f976, 5192, ?f994)"/><draw:equation draw:name="f1014" draw:formula="if(?f976, 14000, ?f995)"/><draw:equation draw:name="f1015" draw:formula="if(?f976, 5192, ?f996)"/><draw:equation draw:name="f1016" draw:formula="if(?f976, ?f993, ?f1009)"/><draw:equation draw:name="f1017" draw:formula="if(?f976, ?f994, ?f1011)"/><draw:equation draw:name="f1018" draw:formula="if(?f976, ?f995, ?f1009)"/><draw:equation draw:name="f1019" draw:formula="if(?f976, ?f996, ?f1011)"/><draw:equation draw:name="f1020" draw:formula="21550000 - 711490"/><draw:equation draw:name="f1021" draw:formula="if(?f1020, 711490, 21550000)"/><draw:equation draw:name="f1022" draw:formula="-21550000 - ?f1021"/><draw:equation draw:name="f1023" draw:formula="if(?f1022, -21550000, ?f1021)"/><draw:equation draw:name="f1024" draw:formula="9459261 + ?f1023"/><draw:equation draw:name="f1025" draw:formula="9459261 + ?f1"/><draw:equation draw:name="f1026" draw:formula="?f1025 * ?f12 / ?f0"/><draw:equation draw:name="f1027" draw:formula="0 - ?f1026"/><draw:equation draw:name="f1028" draw:formula="cos(?f1027)"/><draw:equation draw:name="f1029" draw:formula="0 - ?f1028"/><draw:equation draw:name="f1030" draw:formula="?f1029 * 6753"/><draw:equation draw:name="f1031" draw:formula="sin(?f1027)"/><draw:equation draw:name="f1032" draw:formula="0 - ?f1031"/><draw:equation draw:name="f1033" draw:formula="?f1032 * 9190"/><draw:equation draw:name="f1034" draw:formula="sqrt(?f1030 * ?f1030 + ?f1033 * ?f1033 + 0 * 0)"/><draw:equation draw:name="f1035" draw:formula="6753 * 9190 / ?f1034"/><draw:equation draw:name="f1036" draw:formula="?f1032 * ?f1035"/><draw:equation draw:name="f1037" draw:formula="4127 - ?f1036"/><draw:equation draw:name="f1038" draw:formula="?f1029 * ?f1035"/><draw:equation draw:name="f1039" draw:formula="15789 - ?f1038"/><draw:equation draw:name="f1040" draw:formula="?f1037 - 6753"/><draw:equation draw:name="f1041" draw:formula="?f1039 - 9190"/><draw:equation draw:name="f1042" draw:formula="?f1037 + 6753"/><draw:equation draw:name="f1043" draw:formula="?f1039 + 9190"/><draw:equation draw:name="f1044" draw:formula="?f1024 + ?f1"/><draw:equation draw:name="f1045" draw:formula="?f1044 * ?f12 / ?f0"/><draw:equation draw:name="f1046" draw:formula="0 - ?f1045"/><draw:equation draw:name="f1047" draw:formula="cos(?f1046)"/><draw:equation draw:name="f1048" draw:formula="0 - ?f1047"/><draw:equation draw:name="f1049" draw:formula="?f1048 * 6753"/><draw:equation draw:name="f1050" draw:formula="sin(?f1046)"/><draw:equation draw:name="f1051" draw:formula="0 - ?f1050"/><draw:equation draw:name="f1052" draw:formula="?f1051 * 9190"/><draw:equation draw:name="f1053" draw:formula="sqrt(?f1049 * ?f1049 + ?f1052 * ?f1052 + 0 * 0)"/><draw:equation draw:name="f1054" draw:formula="6753 * 9190 / ?f1053"/><draw:equation draw:name="f1055" draw:formula="?f1051 * ?f1054"/><draw:equation draw:name="f1056" draw:formula="?f1037 + ?f1055"/><draw:equation draw:name="f1057" draw:formula="?f1048 * ?f1054"/><draw:equation draw:name="f1058" draw:formula="?f1039 + ?f1057"/><draw:equation draw:name="f1059" draw:formula="if(?f1023, 4127, ?f1040)"/><draw:equation draw:name="f1060" draw:formula="if(?f1023, 15789, ?f1041)"/><draw:equation draw:name="f1061" draw:formula="if(?f1023, 4127, ?f1042)"/><draw:equation draw:name="f1062" draw:formula="if(?f1023, 15789, ?f1043)"/><draw:equation draw:name="f1063" draw:formula="if(?f1023, ?f1040, ?f1056)"/><draw:equation draw:name="f1064" draw:formula="if(?f1023, ?f1041, ?f1058)"/><draw:equation draw:name="f1065" draw:formula="if(?f1023, ?f1042, ?f1056)"/><draw:equation draw:name="f1066" draw:formula="if(?f1023, ?f1043, ?f1058)"/></draw:enhanced-geometry></draw:custom-shape><draw:custom-shape svg:x="0.60278in" svg:y="1.40692in" svg:width="1.35417in" svg:height="0.39583in" draw:id="id5" draw:style-name="a5" draw:name="Rectangle: Rounded Corners 8"><svg:title/><svg:desc/><text:p text:style-name="P8">Ingest process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68643in" svg:y="1.40721in" svg:width="1.35347in" svg:height="0.39514in" draw:id="id6" draw:style-name="a6" draw:name="Rectangle: Rounded Corners 9"><svg:title/><svg:desc/><text:p text:style-name="P9"><text:span text:style-name="T10">Extract buildings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4.81143in" svg:y="1.40719in" svg:width="1.35347in" svg:height="0.39514in" draw:id="id7" draw:style-name="a7" draw:name="Rectangle: Rounded Corners 10"><svg:title/><svg:desc/><text:p text:style-name="P11"><text:span text:style-name="T12">Ingest process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82218in" svg:y="2.15619in" svg:width="0.91667in" svg:height="0.7604in" draw:id="id8" draw:style-name="a8" draw:name="Cylinder 11"><svg:title/><svg:desc/><text:p text:style-name="P13">NAIP 2016</text:p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draw:custom-shape svg:x="2.65607in" svg:y="2.17702in" svg:width="6.12518in" svg:height="0.75in" draw:id="id9" draw:style-name="a9" draw:name="Cylinder 12"><svg:title/><svg:desc/><text:p text:style-name="P14">Database</text:p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draw:custom-shape svg:x="7.17602in" svg:y="0.31974in" svg:width="1.83264in" svg:height="0.82222in" draw:id="id10" draw:style-name="a10" draw:name="Cloud 15"><svg:title/><svg:desc/><text:p text:style-name="P15"><text:span text:style-name="T16">Other Source Data</text:span></text:p><draw:enhanced-geometry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?f9 / 43200"/><draw:equation draw:name="f14" draw:formula="?f6 / 43200"/><draw:equation draw:name="f15" draw:formula="?f9 * 2977 / 21600"/><draw:equation draw:name="f16" draw:formula="?f6 * 3262 / 21600"/><draw:equation draw:name="f17" draw:formula="?f9 * 17087 / 21600"/><draw:equation draw:name="f18" draw:formula="?f6 * 17337 / 21600"/><draw:equation draw:name="f19" draw:formula="?f9 * 67 / 21600"/><draw:equation draw:name="f20" draw:formula="?f6 * 21577 / 21600"/><draw:equation draw:name="f21" draw:formula="?f9 * 21582 / 21600"/><draw:equation draw:name="f22" draw:formula="?f6 * 1235 / 21600"/><draw:equation draw:name="f23" draw:formula="?f21 / ?f13"/><draw:equation draw:name="f24" draw:formula="?f8 / ?f14"/><draw:equation draw:name="f25" draw:formula="?f11 / ?f13"/><draw:equation draw:name="f26" draw:formula="?f20 / ?f14"/><draw:equation draw:name="f27" draw:formula="?f19 / ?f13"/><draw:equation draw:name="f28" draw:formula="?f22 / ?f14"/><draw:equation draw:name="f29" draw:formula="?f15 / ?f13"/><draw:equation draw:name="f30" draw:formula="?f17 / ?f13"/><draw:equation draw:name="f31" draw:formula="?f16 / ?f14"/><draw:equation draw:name="f32" draw:formula="?f18 / ?f14"/><draw:equation draw:name="f33" draw:formula="21550000 - 7426832"/><draw:equation draw:name="f34" draw:formula="if(?f33, 7426832, 21550000)"/><draw:equation draw:name="f35" draw:formula="-21550000 - ?f34"/><draw:equation draw:name="f36" draw:formula="if(?f35, -21550000, ?f34)"/><draw:equation draw:name="f37" draw:formula="-11429249 + ?f36"/><draw:equation draw:name="f38" draw:formula="-11429249 + ?f1"/><draw:equation draw:name="f39" draw:formula="?f38 * ?f12 / ?f0"/><draw:equation draw:name="f40" draw:formula="0 - ?f39"/><draw:equation draw:name="f41" draw:formula="cos(?f40)"/><draw:equation draw:name="f42" draw:formula="0 - ?f41"/><draw:equation draw:name="f43" draw:formula="?f42 * 6753"/><draw:equation draw:name="f44" draw:formula="sin(?f40)"/><draw:equation draw:name="f45" draw:formula="0 - ?f44"/><draw:equation draw:name="f46" draw:formula="?f45 * 9190"/><draw:equation draw:name="f47" draw:formula="sqrt(?f43 * ?f43 + ?f46 * ?f46 + 0 * 0)"/><draw:equation draw:name="f48" draw:formula="6753 * 9190 / ?f47"/><draw:equation draw:name="f49" draw:formula="?f45 * ?f48"/><draw:equation draw:name="f50" draw:formula="3900 - ?f49"/><draw:equation draw:name="f51" draw:formula="?f42 * ?f48"/><draw:equation draw:name="f52" draw:formula="14370 - ?f51"/><draw:equation draw:name="f53" draw:formula="?f50 - 6753"/><draw:equation draw:name="f54" draw:formula="?f52 - 9190"/><draw:equation draw:name="f55" draw:formula="?f50 + 6753"/><draw:equation draw:name="f56" draw:formula="?f52 + 9190"/><draw:equation draw:name="f57" draw:formula="?f37 + ?f1"/><draw:equation draw:name="f58" draw:formula="?f57 * ?f12 / ?f0"/><draw:equation draw:name="f59" draw:formula="0 - ?f58"/><draw:equation draw:name="f60" draw:formula="cos(?f59)"/><draw:equation draw:name="f61" draw:formula="0 - ?f60"/><draw:equation draw:name="f62" draw:formula="?f61 * 6753"/><draw:equation draw:name="f63" draw:formula="sin(?f59)"/><draw:equation draw:name="f64" draw:formula="0 - ?f63"/><draw:equation draw:name="f65" draw:formula="?f64 * 9190"/><draw:equation draw:name="f66" draw:formula="sqrt(?f62 * ?f62 + ?f65 * ?f65 + 0 * 0)"/><draw:equation draw:name="f67" draw:formula="6753 * 9190 / ?f66"/><draw:equation draw:name="f68" draw:formula="?f64 * ?f67"/><draw:equation draw:name="f69" draw:formula="?f50 + ?f68"/><draw:equation draw:name="f70" draw:formula="?f61 * ?f67"/><draw:equation draw:name="f71" draw:formula="?f52 + ?f70"/><draw:equation draw:name="f72" draw:formula="if(?f36, 3900, ?f53)"/><draw:equation draw:name="f73" draw:formula="if(?f36, 14370, ?f54)"/><draw:equation draw:name="f74" draw:formula="if(?f36, 3900, ?f55)"/><draw:equation draw:name="f75" draw:formula="if(?f36, 14370, ?f56)"/><draw:equation draw:name="f76" draw:formula="if(?f36, ?f53, ?f69)"/><draw:equation draw:name="f77" draw:formula="if(?f36, ?f54, ?f71)"/><draw:equation draw:name="f78" draw:formula="if(?f36, ?f55, ?f69)"/><draw:equation draw:name="f79" draw:formula="if(?f36, ?f56, ?f71)"/><draw:equation draw:name="f80" draw:formula="21550000 - 5396714"/><draw:equation draw:name="f81" draw:formula="if(?f80, 5396714, 21550000)"/><draw:equation draw:name="f82" draw:formula="-21550000 - ?f81"/><draw:equation draw:name="f83" draw:formula="if(?f82, -21550000, ?f81)"/><draw:equation draw:name="f84" draw:formula="-8646143 + ?f83"/><draw:equation draw:name="f85" draw:formula="-8646143 + ?f1"/><draw:equation draw:name="f86" draw:formula="?f85 * ?f12 / ?f0"/><draw:equation draw:name="f87" draw:formula="0 - ?f86"/><draw:equation draw:name="f88" draw:formula="cos(?f87)"/><draw:equation draw:name="f89" draw:formula="0 - ?f88"/><draw:equation draw:name="f90" draw:formula="?f89 * 5333"/><draw:equation draw:name="f91" draw:formula="sin(?f87)"/><draw:equation draw:name="f92" draw:formula="0 - ?f91"/><draw:equation draw:name="f93" draw:formula="?f92 * 7267"/><draw:equation draw:name="f94" draw:formula="sqrt(?f90 * ?f90 + ?f93 * ?f93 + 0 * 0)"/><draw:equation draw:name="f95" draw:formula="5333 * 7267 / ?f94"/><draw:equation draw:name="f96" draw:formula="?f92 * ?f95"/><draw:equation draw:name="f97" draw:formula="?f69 - ?f96"/><draw:equation draw:name="f98" draw:formula="?f89 * ?f95"/><draw:equation draw:name="f99" draw:formula="?f71 - ?f98"/><draw:equation draw:name="f100" draw:formula="?f97 - 5333"/><draw:equation draw:name="f101" draw:formula="?f99 - 7267"/><draw:equation draw:name="f102" draw:formula="?f97 + 5333"/><draw:equation draw:name="f103" draw:formula="?f99 + 7267"/><draw:equation draw:name="f104" draw:formula="?f84 + ?f1"/><draw:equation draw:name="f105" draw:formula="?f104 * ?f12 / ?f0"/><draw:equation draw:name="f106" draw:formula="0 - ?f105"/><draw:equation draw:name="f107" draw:formula="cos(?f106)"/><draw:equation draw:name="f108" draw:formula="0 - ?f107"/><draw:equation draw:name="f109" draw:formula="?f108 * 5333"/><draw:equation draw:name="f110" draw:formula="sin(?f106)"/><draw:equation draw:name="f111" draw:formula="0 - ?f110"/><draw:equation draw:name="f112" draw:formula="?f111 * 7267"/><draw:equation draw:name="f113" draw:formula="sqrt(?f109 * ?f109 + ?f112 * ?f112 + 0 * 0)"/><draw:equation draw:name="f114" draw:formula="5333 * 7267 / ?f113"/><draw:equation draw:name="f115" draw:formula="?f111 * ?f114"/><draw:equation draw:name="f116" draw:formula="?f97 + ?f115"/><draw:equation draw:name="f117" draw:formula="?f108 * ?f114"/><draw:equation draw:name="f118" draw:formula="?f99 + ?f117"/><draw:equation draw:name="f119" draw:formula="if(?f83, ?f69, ?f100)"/><draw:equation draw:name="f120" draw:formula="if(?f83, ?f71, ?f101)"/><draw:equation draw:name="f121" draw:formula="if(?f83, ?f69, ?f102)"/><draw:equation draw:name="f122" draw:formula="if(?f83, ?f71, ?f103)"/><draw:equation draw:name="f123" draw:formula="if(?f83, ?f100, ?f116)"/><draw:equation draw:name="f124" draw:formula="if(?f83, ?f101, ?f118)"/><draw:equation draw:name="f125" draw:formula="if(?f83, ?f102, ?f116)"/><draw:equation draw:name="f126" draw:formula="if(?f83, ?f103, ?f118)"/><draw:equation draw:name="f127" draw:formula="21550000 - 5983381"/><draw:equation draw:name="f128" draw:formula="if(?f127, 5983381, 21550000)"/><draw:equation draw:name="f129" draw:formula="-21550000 - ?f128"/><draw:equation draw:name="f130" draw:formula="if(?f129, -21550000, ?f128)"/><draw:equation draw:name="f131" draw:formula="-8748475 + ?f130"/><draw:equation draw:name="f132" draw:formula="-8748475 + ?f1"/><draw:equation draw:name="f133" draw:formula="?f132 * ?f12 / ?f0"/><draw:equation draw:name="f134" draw:formula="0 - ?f133"/><draw:equation draw:name="f135" draw:formula="cos(?f134)"/><draw:equation draw:name="f136" draw:formula="0 - ?f135"/><draw:equation draw:name="f137" draw:formula="?f136 * 4365"/><draw:equation draw:name="f138" draw:formula="sin(?f134)"/><draw:equation draw:name="f139" draw:formula="0 - ?f138"/><draw:equation draw:name="f140" draw:formula="?f139 * 5945"/><draw:equation draw:name="f141" draw:formula="sqrt(?f137 * ?f137 + ?f140 * ?f140 + 0 * 0)"/><draw:equation draw:name="f142" draw:formula="4365 * 5945 / ?f141"/><draw:equation draw:name="f143" draw:formula="?f139 * ?f142"/><draw:equation draw:name="f144" draw:formula="?f116 - ?f143"/><draw:equation draw:name="f145" draw:formula="?f136 * ?f142"/><draw:equation draw:name="f146" draw:formula="?f118 - ?f145"/><draw:equation draw:name="f147" draw:formula="?f144 - 4365"/><draw:equation draw:name="f148" draw:formula="?f146 - 5945"/><draw:equation draw:name="f149" draw:formula="?f144 + 4365"/><draw:equation draw:name="f150" draw:formula="?f146 + 5945"/><draw:equation draw:name="f151" draw:formula="?f131 + ?f1"/><draw:equation draw:name="f152" draw:formula="?f151 * ?f12 / ?f0"/><draw:equation draw:name="f153" draw:formula="0 - ?f152"/><draw:equation draw:name="f154" draw:formula="cos(?f153)"/><draw:equation draw:name="f155" draw:formula="0 - ?f154"/><draw:equation draw:name="f156" draw:formula="?f155 * 4365"/><draw:equation draw:name="f157" draw:formula="sin(?f153)"/><draw:equation draw:name="f158" draw:formula="0 - ?f157"/><draw:equation draw:name="f159" draw:formula="?f158 * 5945"/><draw:equation draw:name="f160" draw:formula="sqrt(?f156 * ?f156 + ?f159 * ?f159 + 0 * 0)"/><draw:equation draw:name="f161" draw:formula="4365 * 594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0, ?f116, ?f147)"/><draw:equation draw:name="f167" draw:formula="if(?f130, ?f118, ?f148)"/><draw:equation draw:name="f168" draw:formula="if(?f130, ?f116, ?f149)"/><draw:equation draw:name="f169" draw:formula="if(?f130, ?f118, ?f150)"/><draw:equation draw:name="f170" draw:formula="if(?f130, ?f147, ?f163)"/><draw:equation draw:name="f171" draw:formula="if(?f130, ?f148, ?f165)"/><draw:equation draw:name="f172" draw:formula="if(?f130, ?f149, ?f163)"/><draw:equation draw:name="f173" draw:formula="if(?f130, ?f150, ?f165)"/><draw:equation draw:name="f174" draw:formula="21550000 - 7034504"/><draw:equation draw:name="f175" draw:formula="if(?f174, 7034504, 21550000)"/><draw:equation draw:name="f176" draw:formula="-21550000 - ?f175"/><draw:equation draw:name="f177" draw:formula="if(?f176, -21550000, ?f175)"/><draw:equation draw:name="f178" draw:formula="-7859163 + ?f177"/><draw:equation draw:name="f179" draw:formula="-7859163 + ?f1"/><draw:equation draw:name="f180" draw:formula="?f179 * ?f12 / ?f0"/><draw:equation draw:name="f181" draw:formula="0 - ?f180"/><draw:equation draw:name="f182" draw:formula="cos(?f181)"/><draw:equation draw:name="f183" draw:formula="0 - ?f182"/><draw:equation draw:name="f184" draw:formula="?f183 * 4857"/><draw:equation draw:name="f185" draw:formula="sin(?f181)"/><draw:equation draw:name="f186" draw:formula="0 - ?f185"/><draw:equation draw:name="f187" draw:formula="?f186 * 6595"/><draw:equation draw:name="f188" draw:formula="sqrt(?f184 * ?f184 + ?f187 * ?f187 + 0 * 0)"/><draw:equation draw:name="f189" draw:formula="4857 * 6595 / ?f188"/><draw:equation draw:name="f190" draw:formula="?f186 * ?f189"/><draw:equation draw:name="f191" draw:formula="?f163 - ?f190"/><draw:equation draw:name="f192" draw:formula="?f183 * ?f189"/><draw:equation draw:name="f193" draw:formula="?f165 - ?f192"/><draw:equation draw:name="f194" draw:formula="?f191 - 4857"/><draw:equation draw:name="f195" draw:formula="?f193 - 6595"/><draw:equation draw:name="f196" draw:formula="?f191 + 4857"/><draw:equation draw:name="f197" draw:formula="?f193 + 6595"/><draw:equation draw:name="f198" draw:formula="?f178 + ?f1"/><draw:equation draw:name="f199" draw:formula="?f198 * ?f12 / ?f0"/><draw:equation draw:name="f200" draw:formula="0 - ?f199"/><draw:equation draw:name="f201" draw:formula="cos(?f200)"/><draw:equation draw:name="f202" draw:formula="0 - ?f201"/><draw:equation draw:name="f203" draw:formula="?f202 * 4857"/><draw:equation draw:name="f204" draw:formula="sin(?f200)"/><draw:equation draw:name="f205" draw:formula="0 - ?f204"/><draw:equation draw:name="f206" draw:formula="?f205 * 6595"/><draw:equation draw:name="f207" draw:formula="sqrt(?f203 * ?f203 + ?f206 * ?f206 + 0 * 0)"/><draw:equation draw:name="f208" draw:formula="4857 * 6595 / ?f207"/><draw:equation draw:name="f209" draw:formula="?f205 * ?f208"/><draw:equation draw:name="f210" draw:formula="?f191 + ?f209"/><draw:equation draw:name="f211" draw:formula="?f202 * ?f208"/><draw:equation draw:name="f212" draw:formula="?f193 + ?f211"/><draw:equation draw:name="f213" draw:formula="if(?f177, ?f163, ?f194)"/><draw:equation draw:name="f214" draw:formula="if(?f177, ?f165, ?f195)"/><draw:equation draw:name="f215" draw:formula="if(?f177, ?f163, ?f196)"/><draw:equation draw:name="f216" draw:formula="if(?f177, ?f165, ?f197)"/><draw:equation draw:name="f217" draw:formula="if(?f177, ?f194, ?f210)"/><draw:equation draw:name="f218" draw:formula="if(?f177, ?f195, ?f212)"/><draw:equation draw:name="f219" draw:formula="if(?f177, ?f196, ?f210)"/><draw:equation draw:name="f220" draw:formula="if(?f177, ?f197, ?f212)"/><draw:equation draw:name="f221" draw:formula="21550000 - 6541615"/><draw:equation draw:name="f222" draw:formula="if(?f221, 6541615, 21550000)"/><draw:equation draw:name="f223" draw:formula="-21550000 - ?f222"/><draw:equation draw:name="f224" draw:formula="if(?f223, -21550000, ?f222)"/><draw:equation draw:name="f225" draw:formula="-4722533 + ?f224"/><draw:equation draw:name="f226" draw:formula="-4722533 + ?f1"/><draw:equation draw:name="f227" draw:formula="?f226 * ?f12 / ?f0"/><draw:equation draw:name="f228" draw:formula="0 - ?f227"/><draw:equation draw:name="f229" draw:formula="cos(?f228)"/><draw:equation draw:name="f230" draw:formula="0 - ?f229"/><draw:equation draw:name="f231" draw:formula="?f230 * 5333"/><draw:equation draw:name="f232" draw:formula="sin(?f228)"/><draw:equation draw:name="f233" draw:formula="0 - ?f232"/><draw:equation draw:name="f234" draw:formula="?f233 * 7273"/><draw:equation draw:name="f235" draw:formula="sqrt(?f231 * ?f231 + ?f234 * ?f234 + 0 * 0)"/><draw:equation draw:name="f236" draw:formula="5333 * 7273 / ?f235"/><draw:equation draw:name="f237" draw:formula="?f233 * ?f236"/><draw:equation draw:name="f238" draw:formula="?f210 - ?f237"/><draw:equation draw:name="f239" draw:formula="?f230 * ?f236"/><draw:equation draw:name="f240" draw:formula="?f212 - ?f239"/><draw:equation draw:name="f241" draw:formula="?f238 - 5333"/><draw:equation draw:name="f242" draw:formula="?f240 - 7273"/><draw:equation draw:name="f243" draw:formula="?f238 + 5333"/><draw:equation draw:name="f244" draw:formula="?f240 + 7273"/><draw:equation draw:name="f245" draw:formula="?f225 + ?f1"/><draw:equation draw:name="f246" draw:formula="?f245 * ?f12 / ?f0"/><draw:equation draw:name="f247" draw:formula="0 - ?f246"/><draw:equation draw:name="f248" draw:formula="cos(?f247)"/><draw:equation draw:name="f249" draw:formula="0 - ?f248"/><draw:equation draw:name="f250" draw:formula="?f249 * 5333"/><draw:equation draw:name="f251" draw:formula="sin(?f247)"/><draw:equation draw:name="f252" draw:formula="0 - ?f251"/><draw:equation draw:name="f253" draw:formula="?f252 * 7273"/><draw:equation draw:name="f254" draw:formula="sqrt(?f250 * ?f250 + ?f253 * ?f253 + 0 * 0)"/><draw:equation draw:name="f255" draw:formula="5333 * 7273 / ?f254"/><draw:equation draw:name="f256" draw:formula="?f252 * ?f255"/><draw:equation draw:name="f257" draw:formula="?f238 + ?f256"/><draw:equation draw:name="f258" draw:formula="?f249 * ?f255"/><draw:equation draw:name="f259" draw:formula="?f240 + ?f258"/><draw:equation draw:name="f260" draw:formula="if(?f224, ?f210, ?f241)"/><draw:equation draw:name="f261" draw:formula="if(?f224, ?f212, ?f242)"/><draw:equation draw:name="f262" draw:formula="if(?f224, ?f210, ?f243)"/><draw:equation draw:name="f263" draw:formula="if(?f224, ?f212, ?f244)"/><draw:equation draw:name="f264" draw:formula="if(?f224, ?f241, ?f257)"/><draw:equation draw:name="f265" draw:formula="if(?f224, ?f242, ?f259)"/><draw:equation draw:name="f266" draw:formula="if(?f224, ?f243, ?f257)"/><draw:equation draw:name="f267" draw:formula="if(?f224, ?f244, ?f259)"/><draw:equation draw:name="f268" draw:formula="21550000 - 7816140"/><draw:equation draw:name="f269" draw:formula="if(?f268, 7816140, 21550000)"/><draw:equation draw:name="f270" draw:formula="-21550000 - ?f269"/><draw:equation draw:name="f271" draw:formula="if(?f270, -21550000, ?f269)"/><draw:equation draw:name="f272" draw:formula="-2776035 + ?f271"/><draw:equation draw:name="f273" draw:formula="-2776035 + ?f1"/><draw:equation draw:name="f274" draw:formula="?f273 * ?f12 / ?f0"/><draw:equation draw:name="f275" draw:formula="0 - ?f274"/><draw:equation draw:name="f276" draw:formula="cos(?f275)"/><draw:equation draw:name="f277" draw:formula="0 - ?f276"/><draw:equation draw:name="f278" draw:formula="?f277 * 6775"/><draw:equation draw:name="f279" draw:formula="sin(?f275)"/><draw:equation draw:name="f280" draw:formula="0 - ?f279"/><draw:equation draw:name="f281" draw:formula="?f280 * 9220"/><draw:equation draw:name="f282" draw:formula="sqrt(?f278 * ?f278 + ?f281 * ?f281 + 0 * 0)"/><draw:equation draw:name="f283" draw:formula="6775 * 9220 / ?f282"/><draw:equation draw:name="f284" draw:formula="?f280 * ?f283"/><draw:equation draw:name="f285" draw:formula="?f257 - ?f284"/><draw:equation draw:name="f286" draw:formula="?f277 * ?f283"/><draw:equation draw:name="f287" draw:formula="?f259 - ?f286"/><draw:equation draw:name="f288" draw:formula="?f285 - 6775"/><draw:equation draw:name="f289" draw:formula="?f287 - 9220"/><draw:equation draw:name="f290" draw:formula="?f285 + 6775"/><draw:equation draw:name="f291" draw:formula="?f287 + 9220"/><draw:equation draw:name="f292" draw:formula="?f272 + ?f1"/><draw:equation draw:name="f293" draw:formula="?f292 * ?f12 / ?f0"/><draw:equation draw:name="f294" draw:formula="0 - ?f293"/><draw:equation draw:name="f295" draw:formula="cos(?f294)"/><draw:equation draw:name="f296" draw:formula="0 - ?f295"/><draw:equation draw:name="f297" draw:formula="?f296 * 6775"/><draw:equation draw:name="f298" draw:formula="sin(?f294)"/><draw:equation draw:name="f299" draw:formula="0 - ?f298"/><draw:equation draw:name="f300" draw:formula="?f299 * 9220"/><draw:equation draw:name="f301" draw:formula="sqrt(?f297 * ?f297 + ?f300 * ?f300 + 0 * 0)"/><draw:equation draw:name="f302" draw:formula="6775 * 9220 / ?f301"/><draw:equation draw:name="f303" draw:formula="?f299 * ?f302"/><draw:equation draw:name="f304" draw:formula="?f285 + ?f303"/><draw:equation draw:name="f305" draw:formula="?f296 * ?f302"/><draw:equation draw:name="f306" draw:formula="?f287 + ?f305"/><draw:equation draw:name="f307" draw:formula="if(?f271, ?f257, ?f288)"/><draw:equation draw:name="f308" draw:formula="if(?f271, ?f259, ?f289)"/><draw:equation draw:name="f309" draw:formula="if(?f271, ?f257, ?f290)"/><draw:equation draw:name="f310" draw:formula="if(?f271, ?f259, ?f291)"/><draw:equation draw:name="f311" draw:formula="if(?f271, ?f288, ?f304)"/><draw:equation draw:name="f312" draw:formula="if(?f271, ?f289, ?f306)"/><draw:equation draw:name="f313" draw:formula="if(?f271, ?f290, ?f304)"/><draw:equation draw:name="f314" draw:formula="if(?f271, ?f291, ?f306)"/><draw:equation draw:name="f315" draw:formula="21550000 - 6842000"/><draw:equation draw:name="f316" draw:formula="if(?f315, 6842000, 21550000)"/><draw:equation draw:name="f317" draw:formula="-21550000 - ?f316"/><draw:equation draw:name="f318" draw:formula="if(?f317, -21550000, ?f316)"/><draw:equation draw:name="f319" draw:formula="37501 + ?f318"/><draw:equation draw:name="f320" draw:formula="37501 + ?f1"/><draw:equation draw:name="f321" draw:formula="?f320 * ?f12 / ?f0"/><draw:equation draw:name="f322" draw:formula="0 - ?f321"/><draw:equation draw:name="f323" draw:formula="cos(?f322)"/><draw:equation draw:name="f324" draw:formula="0 - ?f323"/><draw:equation draw:name="f325" draw:formula="?f324 * 5785"/><draw:equation draw:name="f326" draw:formula="sin(?f322)"/><draw:equation draw:name="f327" draw:formula="0 - ?f326"/><draw:equation draw:name="f328" draw:formula="?f327 * 7867"/><draw:equation draw:name="f329" draw:formula="sqrt(?f325 * ?f325 + ?f328 * ?f328 + 0 * 0)"/><draw:equation draw:name="f330" draw:formula="5785 * 7867 / ?f329"/><draw:equation draw:name="f331" draw:formula="?f327 * ?f330"/><draw:equation draw:name="f332" draw:formula="?f304 - ?f331"/><draw:equation draw:name="f333" draw:formula="?f324 * ?f330"/><draw:equation draw:name="f334" draw:formula="?f306 - ?f333"/><draw:equation draw:name="f335" draw:formula="?f332 - 5785"/><draw:equation draw:name="f336" draw:formula="?f334 - 7867"/><draw:equation draw:name="f337" draw:formula="?f332 + 5785"/><draw:equation draw:name="f338" draw:formula="?f334 + 7867"/><draw:equation draw:name="f339" draw:formula="?f319 + ?f1"/><draw:equation draw:name="f340" draw:formula="?f339 * ?f12 / ?f0"/><draw:equation draw:name="f341" draw:formula="0 - ?f340"/><draw:equation draw:name="f342" draw:formula="cos(?f341)"/><draw:equation draw:name="f343" draw:formula="0 - ?f342"/><draw:equation draw:name="f344" draw:formula="?f343 * 5785"/><draw:equation draw:name="f345" draw:formula="sin(?f341)"/><draw:equation draw:name="f346" draw:formula="0 - ?f345"/><draw:equation draw:name="f347" draw:formula="?f346 * 7867"/><draw:equation draw:name="f348" draw:formula="sqrt(?f344 * ?f344 + ?f347 * ?f347 + 0 * 0)"/><draw:equation draw:name="f349" draw:formula="5785 * 7867 / ?f348"/><draw:equation draw:name="f350" draw:formula="?f346 * ?f349"/><draw:equation draw:name="f351" draw:formula="?f332 + ?f350"/><draw:equation draw:name="f352" draw:formula="?f343 * ?f349"/><draw:equation draw:name="f353" draw:formula="?f334 + ?f352"/><draw:equation draw:name="f354" draw:formula="if(?f318, ?f304, ?f335)"/><draw:equation draw:name="f355" draw:formula="if(?f318, ?f306, ?f336)"/><draw:equation draw:name="f356" draw:formula="if(?f318, ?f304, ?f337)"/><draw:equation draw:name="f357" draw:formula="if(?f318, ?f306, ?f338)"/><draw:equation draw:name="f358" draw:formula="if(?f318, ?f335, ?f351)"/><draw:equation draw:name="f359" draw:formula="if(?f318, ?f336, ?f353)"/><draw:equation draw:name="f360" draw:formula="if(?f318, ?f337, ?f351)"/><draw:equation draw:name="f361" draw:formula="if(?f318, ?f338, ?f353)"/><draw:equation draw:name="f362" draw:formula="21550000 - 6910353"/><draw:equation draw:name="f363" draw:formula="if(?f362, 6910353, 21550000)"/><draw:equation draw:name="f364" draw:formula="-21550000 - ?f363"/><draw:equation draw:name="f365" draw:formula="if(?f364, -21550000, ?f363)"/><draw:equation draw:name="f366" draw:formula="1347096 + ?f365"/><draw:equation draw:name="f367" draw:formula="1347096 + ?f1"/><draw:equation draw:name="f368" draw:formula="?f367 * ?f12 / ?f0"/><draw:equation draw:name="f369" draw:formula="0 - ?f368"/><draw:equation draw:name="f370" draw:formula="cos(?f369)"/><draw:equation draw:name="f371" draw:formula="0 - ?f370"/><draw:equation draw:name="f372" draw:formula="?f371 * 6752"/><draw:equation draw:name="f373" draw:formula="sin(?f369)"/><draw:equation draw:name="f374" draw:formula="0 - ?f373"/><draw:equation draw:name="f375" draw:formula="?f374 * 9215"/><draw:equation draw:name="f376" draw:formula="sqrt(?f372 * ?f372 + ?f375 * ?f375 + 0 * 0)"/><draw:equation draw:name="f377" draw:formula="6752 * 9215 / ?f376"/><draw:equation draw:name="f378" draw:formula="?f374 * ?f377"/><draw:equation draw:name="f379" draw:formula="?f351 - ?f378"/><draw:equation draw:name="f380" draw:formula="?f371 * ?f377"/><draw:equation draw:name="f381" draw:formula="?f353 - ?f380"/><draw:equation draw:name="f382" draw:formula="?f379 - 6752"/><draw:equation draw:name="f383" draw:formula="?f381 - 9215"/><draw:equation draw:name="f384" draw:formula="?f379 + 6752"/><draw:equation draw:name="f385" draw:formula="?f381 + 9215"/><draw:equation draw:name="f386" draw:formula="?f366 + ?f1"/><draw:equation draw:name="f387" draw:formula="?f386 * ?f12 / ?f0"/><draw:equation draw:name="f388" draw:formula="0 - ?f387"/><draw:equation draw:name="f389" draw:formula="cos(?f388)"/><draw:equation draw:name="f390" draw:formula="0 - ?f389"/><draw:equation draw:name="f391" draw:formula="?f390 * 6752"/><draw:equation draw:name="f392" draw:formula="sin(?f388)"/><draw:equation draw:name="f393" draw:formula="0 - ?f392"/><draw:equation draw:name="f394" draw:formula="?f393 * 9215"/><draw:equation draw:name="f395" draw:formula="sqrt(?f391 * ?f391 + ?f394 * ?f394 + 0 * 0)"/><draw:equation draw:name="f396" draw:formula="6752 * 9215 / ?f395"/><draw:equation draw:name="f397" draw:formula="?f393 * ?f396"/><draw:equation draw:name="f398" draw:formula="?f379 + ?f397"/><draw:equation draw:name="f399" draw:formula="?f390 * ?f396"/><draw:equation draw:name="f400" draw:formula="?f381 + ?f399"/><draw:equation draw:name="f401" draw:formula="if(?f365, ?f351, ?f382)"/><draw:equation draw:name="f402" draw:formula="if(?f365, ?f353, ?f383)"/><draw:equation draw:name="f403" draw:formula="if(?f365, ?f351, ?f384)"/><draw:equation draw:name="f404" draw:formula="if(?f365, ?f353, ?f385)"/><draw:equation draw:name="f405" draw:formula="if(?f365, ?f382, ?f398)"/><draw:equation draw:name="f406" draw:formula="if(?f365, ?f383, ?f400)"/><draw:equation draw:name="f407" draw:formula="if(?f365, ?f384, ?f398)"/><draw:equation draw:name="f408" draw:formula="if(?f365, ?f385, ?f400)"/><draw:equation draw:name="f409" draw:formula="21550000 - 4542661"/><draw:equation draw:name="f410" draw:formula="if(?f409, 4542661, 21550000)"/><draw:equation draw:name="f411" draw:formula="-21550000 - ?f410"/><draw:equation draw:name="f412" draw:formula="if(?f411, -21550000, ?f410)"/><draw:equation draw:name="f413" draw:formula="3974558 + ?f412"/><draw:equation draw:name="f414" draw:formula="3974558 + ?f1"/><draw:equation draw:name="f415" draw:formula="?f414 * ?f12 / ?f0"/><draw:equation draw:name="f416" draw:formula="0 - ?f415"/><draw:equation draw:name="f417" draw:formula="cos(?f416)"/><draw:equation draw:name="f418" draw:formula="0 - ?f417"/><draw:equation draw:name="f419" draw:formula="?f418 * 7720"/><draw:equation draw:name="f420" draw:formula="sin(?f416)"/><draw:equation draw:name="f421" draw:formula="0 - ?f420"/><draw:equation draw:name="f422" draw:formula="?f421 * 10543"/><draw:equation draw:name="f423" draw:formula="sqrt(?f419 * ?f419 + ?f422 * ?f422 + 0 * 0)"/><draw:equation draw:name="f424" draw:formula="7720 * 10543 / ?f423"/><draw:equation draw:name="f425" draw:formula="?f421 * ?f424"/><draw:equation draw:name="f426" draw:formula="?f398 - ?f425"/><draw:equation draw:name="f427" draw:formula="?f418 * ?f424"/><draw:equation draw:name="f428" draw:formula="?f400 - ?f427"/><draw:equation draw:name="f429" draw:formula="?f426 - 7720"/><draw:equation draw:name="f430" draw:formula="?f428 - 10543"/><draw:equation draw:name="f431" draw:formula="?f426 + 7720"/><draw:equation draw:name="f432" draw:formula="?f428 + 10543"/><draw:equation draw:name="f433" draw:formula="?f413 + ?f1"/><draw:equation draw:name="f434" draw:formula="?f433 * ?f12 / ?f0"/><draw:equation draw:name="f435" draw:formula="0 - ?f434"/><draw:equation draw:name="f436" draw:formula="cos(?f435)"/><draw:equation draw:name="f437" draw:formula="0 - ?f436"/><draw:equation draw:name="f438" draw:formula="?f437 * 7720"/><draw:equation draw:name="f439" draw:formula="sin(?f435)"/><draw:equation draw:name="f440" draw:formula="0 - ?f439"/><draw:equation draw:name="f441" draw:formula="?f440 * 10543"/><draw:equation draw:name="f442" draw:formula="sqrt(?f438 * ?f438 + ?f441 * ?f441 + 0 * 0)"/><draw:equation draw:name="f443" draw:formula="7720 * 10543 / ?f442"/><draw:equation draw:name="f444" draw:formula="?f440 * ?f443"/><draw:equation draw:name="f445" draw:formula="?f426 + ?f444"/><draw:equation draw:name="f446" draw:formula="?f437 * ?f443"/><draw:equation draw:name="f447" draw:formula="?f428 + ?f446"/><draw:equation draw:name="f448" draw:formula="if(?f412, ?f398, ?f429)"/><draw:equation draw:name="f449" draw:formula="if(?f412, ?f400, ?f430)"/><draw:equation draw:name="f450" draw:formula="if(?f412, ?f398, ?f431)"/><draw:equation draw:name="f451" draw:formula="if(?f412, ?f400, ?f432)"/><draw:equation draw:name="f452" draw:formula="if(?f412, ?f429, ?f445)"/><draw:equation draw:name="f453" draw:formula="if(?f412, ?f430, ?f447)"/><draw:equation draw:name="f454" draw:formula="if(?f412, ?f431, ?f445)"/><draw:equation draw:name="f455" draw:formula="if(?f412, ?f432, ?f447)"/><draw:equation draw:name="f456" draw:formula="21550000 - 8804134"/><draw:equation draw:name="f457" draw:formula="if(?f456, 8804134, 21550000)"/><draw:equation draw:name="f458" draw:formula="-21550000 - ?f457"/><draw:equation draw:name="f459" draw:formula="if(?f458, -21550000, ?f457)"/><draw:equation draw:name="f460" draw:formula="-16496525 + ?f459"/><draw:equation draw:name="f461" draw:formula="-16496525 + ?f1"/><draw:equation draw:name="f462" draw:formula="?f461 * ?f12 / ?f0"/><draw:equation draw:name="f463" draw:formula="0 - ?f462"/><draw:equation draw:name="f464" draw:formula="cos(?f463)"/><draw:equation draw:name="f465" draw:formula="0 - ?f464"/><draw:equation draw:name="f466" draw:formula="?f465 * 4360"/><draw:equation draw:name="f467" draw:formula="sin(?f463)"/><draw:equation draw:name="f468" draw:formula="0 - ?f467"/><draw:equation draw:name="f469" draw:formula="?f468 * 5918"/><draw:equation draw:name="f470" draw:formula="sqrt(?f466 * ?f466 + ?f469 * ?f469 + 0 * 0)"/><draw:equation draw:name="f471" draw:formula="4360 * 5918 / ?f470"/><draw:equation draw:name="f472" draw:formula="?f468 * ?f471"/><draw:equation draw:name="f473" draw:formula="?f445 - ?f472"/><draw:equation draw:name="f474" draw:formula="?f465 * ?f471"/><draw:equation draw:name="f475" draw:formula="?f447 - ?f474"/><draw:equation draw:name="f476" draw:formula="?f473 - 4360"/><draw:equation draw:name="f477" draw:formula="?f475 - 5918"/><draw:equation draw:name="f478" draw:formula="?f473 + 4360"/><draw:equation draw:name="f479" draw:formula="?f475 + 5918"/><draw:equation draw:name="f480" draw:formula="?f460 + ?f1"/><draw:equation draw:name="f481" draw:formula="?f480 * ?f12 / ?f0"/><draw:equation draw:name="f482" draw:formula="0 - ?f481"/><draw:equation draw:name="f483" draw:formula="cos(?f482)"/><draw:equation draw:name="f484" draw:formula="0 - ?f483"/><draw:equation draw:name="f485" draw:formula="?f484 * 4360"/><draw:equation draw:name="f486" draw:formula="sin(?f482)"/><draw:equation draw:name="f487" draw:formula="0 - ?f486"/><draw:equation draw:name="f488" draw:formula="?f487 * 5918"/><draw:equation draw:name="f489" draw:formula="sqrt(?f485 * ?f485 + ?f488 * ?f488 + 0 * 0)"/><draw:equation draw:name="f490" draw:formula="4360 * 5918 / ?f489"/><draw:equation draw:name="f491" draw:formula="?f487 * ?f490"/><draw:equation draw:name="f492" draw:formula="?f473 + ?f491"/><draw:equation draw:name="f493" draw:formula="?f484 * ?f490"/><draw:equation draw:name="f494" draw:formula="?f475 + ?f493"/><draw:equation draw:name="f495" draw:formula="if(?f459, ?f445, ?f476)"/><draw:equation draw:name="f496" draw:formula="if(?f459, ?f447, ?f477)"/><draw:equation draw:name="f497" draw:formula="if(?f459, ?f445, ?f478)"/><draw:equation draw:name="f498" draw:formula="if(?f459, ?f447, ?f479)"/><draw:equation draw:name="f499" draw:formula="if(?f459, ?f476, ?f492)"/><draw:equation draw:name="f500" draw:formula="if(?f459, ?f477, ?f494)"/><draw:equation draw:name="f501" draw:formula="if(?f459, ?f478, ?f492)"/><draw:equation draw:name="f502" draw:formula="if(?f459, ?f479, ?f494)"/><draw:equation draw:name="f503" draw:formula="21550000 - 9151131"/><draw:equation draw:name="f504" draw:formula="if(?f503, 9151131, 21550000)"/><draw:equation draw:name="f505" draw:formula="-21550000 - ?f504"/><draw:equation draw:name="f506" draw:formula="if(?f505, -21550000, ?f504)"/><draw:equation draw:name="f507" draw:formula="-14809710 + ?f506"/><draw:equation draw:name="f508" draw:formula="-14809710 + ?f1"/><draw:equation draw:name="f509" draw:formula="?f508 * ?f12 / ?f0"/><draw:equation draw:name="f510" draw:formula="0 - ?f509"/><draw:equation draw:name="f511" draw:formula="cos(?f510)"/><draw:equation draw:name="f512" draw:formula="0 - ?f511"/><draw:equation draw:name="f513" draw:formula="?f512 * 4345"/><draw:equation draw:name="f514" draw:formula="sin(?f510)"/><draw:equation draw:name="f515" draw:formula="0 - ?f514"/><draw:equation draw:name="f516" draw:formula="?f515 * 5945"/><draw:equation draw:name="f517" draw:formula="sqrt(?f513 * ?f513 + ?f516 * ?f516 + 0 * 0)"/><draw:equation draw:name="f518" draw:formula="4345 * 5945 / ?f517"/><draw:equation draw:name="f519" draw:formula="?f515 * ?f518"/><draw:equation draw:name="f520" draw:formula="?f492 - ?f519"/><draw:equation draw:name="f521" draw:formula="?f512 * ?f518"/><draw:equation draw:name="f522" draw:formula="?f494 - ?f521"/><draw:equation draw:name="f523" draw:formula="?f520 - 4345"/><draw:equation draw:name="f524" draw:formula="?f522 - 5945"/><draw:equation draw:name="f525" draw:formula="?f520 + 4345"/><draw:equation draw:name="f526" draw:formula="?f522 + 5945"/><draw:equation draw:name="f527" draw:formula="?f507 + ?f1"/><draw:equation draw:name="f528" draw:formula="?f527 * ?f12 / ?f0"/><draw:equation draw:name="f529" draw:formula="0 - ?f528"/><draw:equation draw:name="f530" draw:formula="cos(?f529)"/><draw:equation draw:name="f531" draw:formula="0 - ?f530"/><draw:equation draw:name="f532" draw:formula="?f531 * 4345"/><draw:equation draw:name="f533" draw:formula="sin(?f529)"/><draw:equation draw:name="f534" draw:formula="0 - ?f533"/><draw:equation draw:name="f535" draw:formula="?f534 * 5945"/><draw:equation draw:name="f536" draw:formula="sqrt(?f532 * ?f532 + ?f535 * ?f535 + 0 * 0)"/><draw:equation draw:name="f537" draw:formula="4345 * 5945 / ?f536"/><draw:equation draw:name="f538" draw:formula="?f534 * ?f537"/><draw:equation draw:name="f539" draw:formula="?f520 + ?f538"/><draw:equation draw:name="f540" draw:formula="?f531 * ?f537"/><draw:equation draw:name="f541" draw:formula="?f522 + ?f540"/><draw:equation draw:name="f542" draw:formula="if(?f506, ?f492, ?f523)"/><draw:equation draw:name="f543" draw:formula="if(?f506, ?f494, ?f524)"/><draw:equation draw:name="f544" draw:formula="if(?f506, ?f492, ?f525)"/><draw:equation draw:name="f545" draw:formula="if(?f506, ?f494, ?f526)"/><draw:equation draw:name="f546" draw:formula="if(?f506, ?f523, ?f539)"/><draw:equation draw:name="f547" draw:formula="if(?f506, ?f524, ?f541)"/><draw:equation draw:name="f548" draw:formula="if(?f506, ?f525, ?f539)"/><draw:equation draw:name="f549" draw:formula="if(?f506, ?f526, ?f541)"/><draw:equation draw:name="f550" draw:formula="21550000 - 1585770"/><draw:equation draw:name="f551" draw:formula="if(?f550, 1585770, 21550000)"/><draw:equation draw:name="f552" draw:formula="-21550000 - ?f551"/><draw:equation draw:name="f553" draw:formula="if(?f552, -21550000, ?f551)"/><draw:equation draw:name="f554" draw:formula="5204520 + ?f553"/><draw:equation draw:name="f555" draw:formula="5204520 + ?f1"/><draw:equation draw:name="f556" draw:formula="?f555 * ?f12 / ?f0"/><draw:equation draw:name="f557" draw:formula="0 - ?f556"/><draw:equation draw:name="f558" draw:formula="cos(?f557)"/><draw:equation draw:name="f559" draw:formula="0 - ?f558"/><draw:equation draw:name="f560" draw:formula="?f559 * 4345"/><draw:equation draw:name="f561" draw:formula="sin(?f557)"/><draw:equation draw:name="f562" draw:formula="0 - ?f561"/><draw:equation draw:name="f563" draw:formula="?f562 * 5945"/><draw:equation draw:name="f564" draw:formula="sqrt(?f560 * ?f560 + ?f563 * ?f563 + 0 * 0)"/><draw:equation draw:name="f565" draw:formula="4345 * 5945 / ?f564"/><draw:equation draw:name="f566" draw:formula="?f562 * ?f565"/><draw:equation draw:name="f567" draw:formula="4693 - ?f566"/><draw:equation draw:name="f568" draw:formula="?f559 * ?f565"/><draw:equation draw:name="f569" draw:formula="26177 - ?f568"/><draw:equation draw:name="f570" draw:formula="?f567 - 4345"/><draw:equation draw:name="f571" draw:formula="?f569 - 5945"/><draw:equation draw:name="f572" draw:formula="?f567 + 4345"/><draw:equation draw:name="f573" draw:formula="?f569 + 5945"/><draw:equation draw:name="f574" draw:formula="?f554 + ?f1"/><draw:equation draw:name="f575" draw:formula="?f574 * ?f12 / ?f0"/><draw:equation draw:name="f576" draw:formula="0 - ?f575"/><draw:equation draw:name="f577" draw:formula="cos(?f576)"/><draw:equation draw:name="f578" draw:formula="0 - ?f577"/><draw:equation draw:name="f579" draw:formula="?f578 * 4345"/><draw:equation draw:name="f580" draw:formula="sin(?f576)"/><draw:equation draw:name="f581" draw:formula="0 - ?f580"/><draw:equation draw:name="f582" draw:formula="?f581 * 5945"/><draw:equation draw:name="f583" draw:formula="sqrt(?f579 * ?f579 + ?f582 * ?f582 + 0 * 0)"/><draw:equation draw:name="f584" draw:formula="4345 * 5945 / ?f583"/><draw:equation draw:name="f585" draw:formula="?f581 * ?f584"/><draw:equation draw:name="f586" draw:formula="?f567 + ?f585"/><draw:equation draw:name="f587" draw:formula="?f578 * ?f584"/><draw:equation draw:name="f588" draw:formula="?f569 + ?f587"/><draw:equation draw:name="f589" draw:formula="if(?f553, 4693, ?f570)"/><draw:equation draw:name="f590" draw:formula="if(?f553, 26177, ?f571)"/><draw:equation draw:name="f591" draw:formula="if(?f553, 4693, ?f572)"/><draw:equation draw:name="f592" draw:formula="if(?f553, 26177, ?f573)"/><draw:equation draw:name="f593" draw:formula="if(?f553, ?f570, ?f586)"/><draw:equation draw:name="f594" draw:formula="if(?f553, ?f571, ?f588)"/><draw:equation draw:name="f595" draw:formula="if(?f553, ?f572, ?f586)"/><draw:equation draw:name="f596" draw:formula="if(?f553, ?f573, ?f588)"/><draw:equation draw:name="f597" draw:formula="21550000 - 686848"/><draw:equation draw:name="f598" draw:formula="if(?f597, 686848, 21550000)"/><draw:equation draw:name="f599" draw:formula="-21550000 - ?f598"/><draw:equation draw:name="f600" draw:formula="if(?f599, -21550000, ?f598)"/><draw:equation draw:name="f601" draw:formula="4416628 + ?f600"/><draw:equation draw:name="f602" draw:formula="4416628 + ?f1"/><draw:equation draw:name="f603" draw:formula="?f602 * ?f12 / ?f0"/><draw:equation draw:name="f604" draw:formula="0 - ?f603"/><draw:equation draw:name="f605" draw:formula="cos(?f604)"/><draw:equation draw:name="f606" draw:formula="0 - ?f605"/><draw:equation draw:name="f607" draw:formula="?f606 * 4360"/><draw:equation draw:name="f608" draw:formula="sin(?f604)"/><draw:equation draw:name="f609" draw:formula="0 - ?f608"/><draw:equation draw:name="f610" draw:formula="?f609 * 5918"/><draw:equation draw:name="f611" draw:formula="sqrt(?f607 * ?f607 + ?f610 * ?f610 + 0 * 0)"/><draw:equation draw:name="f612" draw:formula="4360 * 5918 / ?f611"/><draw:equation draw:name="f613" draw:formula="?f609 * ?f612"/><draw:equation draw:name="f614" draw:formula="6928 - ?f613"/><draw:equation draw:name="f615" draw:formula="?f606 * ?f612"/><draw:equation draw:name="f616" draw:formula="34899 - ?f615"/><draw:equation draw:name="f617" draw:formula="?f614 - 4360"/><draw:equation draw:name="f618" draw:formula="?f616 - 5918"/><draw:equation draw:name="f619" draw:formula="?f614 + 4360"/><draw:equation draw:name="f620" draw:formula="?f616 + 5918"/><draw:equation draw:name="f621" draw:formula="?f601 + ?f1"/><draw:equation draw:name="f622" draw:formula="?f621 * ?f12 / ?f0"/><draw:equation draw:name="f623" draw:formula="0 - ?f622"/><draw:equation draw:name="f624" draw:formula="cos(?f623)"/><draw:equation draw:name="f625" draw:formula="0 - ?f624"/><draw:equation draw:name="f626" draw:formula="?f625 * 4360"/><draw:equation draw:name="f627" draw:formula="sin(?f623)"/><draw:equation draw:name="f628" draw:formula="0 - ?f627"/><draw:equation draw:name="f629" draw:formula="?f628 * 5918"/><draw:equation draw:name="f630" draw:formula="sqrt(?f626 * ?f626 + ?f629 * ?f629 + 0 * 0)"/><draw:equation draw:name="f631" draw:formula="4360 * 5918 / ?f630"/><draw:equation draw:name="f632" draw:formula="?f628 * ?f631"/><draw:equation draw:name="f633" draw:formula="?f614 + ?f632"/><draw:equation draw:name="f634" draw:formula="?f625 * ?f631"/><draw:equation draw:name="f635" draw:formula="?f616 + ?f634"/><draw:equation draw:name="f636" draw:formula="if(?f600, 6928, ?f617)"/><draw:equation draw:name="f637" draw:formula="if(?f600, 34899, ?f618)"/><draw:equation draw:name="f638" draw:formula="if(?f600, 6928, ?f619)"/><draw:equation draw:name="f639" draw:formula="if(?f600, 34899, ?f620)"/><draw:equation draw:name="f640" draw:formula="if(?f600, ?f617, ?f633)"/><draw:equation draw:name="f641" draw:formula="if(?f600, ?f618, ?f635)"/><draw:equation draw:name="f642" draw:formula="if(?f600, ?f619, ?f633)"/><draw:equation draw:name="f643" draw:formula="if(?f600, ?f620, ?f635)"/><draw:equation draw:name="f644" draw:formula="21550000 - 844866"/><draw:equation draw:name="f645" draw:formula="if(?f644, 844866, 21550000)"/><draw:equation draw:name="f646" draw:formula="-21550000 - ?f645"/><draw:equation draw:name="f647" draw:formula="if(?f646, -21550000, ?f645)"/><draw:equation draw:name="f648" draw:formula="8257448 + ?f647"/><draw:equation draw:name="f649" draw:formula="8257448 + ?f1"/><draw:equation draw:name="f650" draw:formula="?f649 * ?f12 / ?f0"/><draw:equation draw:name="f651" draw:formula="0 - ?f650"/><draw:equation draw:name="f652" draw:formula="cos(?f651)"/><draw:equation draw:name="f653" draw:formula="0 - ?f652"/><draw:equation draw:name="f654" draw:formula="?f653 * 6752"/><draw:equation draw:name="f655" draw:formula="sin(?f651)"/><draw:equation draw:name="f656" draw:formula="0 - ?f655"/><draw:equation draw:name="f657" draw:formula="?f656 * 9215"/><draw:equation draw:name="f658" draw:formula="sqrt(?f654 * ?f654 + ?f657 * ?f657 + 0 * 0)"/><draw:equation draw:name="f659" draw:formula="6752 * 9215 / ?f658"/><draw:equation draw:name="f660" draw:formula="?f656 * ?f659"/><draw:equation draw:name="f661" draw:formula="16478 - ?f660"/><draw:equation draw:name="f662" draw:formula="?f653 * ?f659"/><draw:equation draw:name="f663" draw:formula="39090 - ?f662"/><draw:equation draw:name="f664" draw:formula="?f661 - 6752"/><draw:equation draw:name="f665" draw:formula="?f663 - 9215"/><draw:equation draw:name="f666" draw:formula="?f661 + 6752"/><draw:equation draw:name="f667" draw:formula="?f663 + 9215"/><draw:equation draw:name="f668" draw:formula="?f648 + ?f1"/><draw:equation draw:name="f669" draw:formula="?f668 * ?f12 / ?f0"/><draw:equation draw:name="f670" draw:formula="0 - ?f669"/><draw:equation draw:name="f671" draw:formula="cos(?f670)"/><draw:equation draw:name="f672" draw:formula="0 - ?f671"/><draw:equation draw:name="f673" draw:formula="?f672 * 6752"/><draw:equation draw:name="f674" draw:formula="sin(?f670)"/><draw:equation draw:name="f675" draw:formula="0 - ?f674"/><draw:equation draw:name="f676" draw:formula="?f675 * 9215"/><draw:equation draw:name="f677" draw:formula="sqrt(?f673 * ?f673 + ?f676 * ?f676 + 0 * 0)"/><draw:equation draw:name="f678" draw:formula="6752 * 9215 / ?f677"/><draw:equation draw:name="f679" draw:formula="?f675 * ?f678"/><draw:equation draw:name="f680" draw:formula="?f661 + ?f679"/><draw:equation draw:name="f681" draw:formula="?f672 * ?f678"/><draw:equation draw:name="f682" draw:formula="?f663 + ?f681"/><draw:equation draw:name="f683" draw:formula="if(?f647, 16478, ?f664)"/><draw:equation draw:name="f684" draw:formula="if(?f647, 39090, ?f665)"/><draw:equation draw:name="f685" draw:formula="if(?f647, 16478, ?f666)"/><draw:equation draw:name="f686" draw:formula="if(?f647, 39090, ?f667)"/><draw:equation draw:name="f687" draw:formula="if(?f647, ?f664, ?f680)"/><draw:equation draw:name="f688" draw:formula="if(?f647, ?f665, ?f682)"/><draw:equation draw:name="f689" draw:formula="if(?f647, ?f666, ?f680)"/><draw:equation draw:name="f690" draw:formula="if(?f647, ?f667, ?f682)"/><draw:equation draw:name="f691" draw:formula="21550000 - 959901"/><draw:equation draw:name="f692" draw:formula="if(?f691, 959901, 21550000)"/><draw:equation draw:name="f693" draw:formula="-21550000 - ?f692"/><draw:equation draw:name="f694" draw:formula="if(?f693, -21550000, ?f692)"/><draw:equation draw:name="f695" draw:formula="387196 + ?f694"/><draw:equation draw:name="f696" draw:formula="387196 + ?f1"/><draw:equation draw:name="f697" draw:formula="?f696 * ?f12 / ?f0"/><draw:equation draw:name="f698" draw:formula="0 - ?f697"/><draw:equation draw:name="f699" draw:formula="cos(?f698)"/><draw:equation draw:name="f700" draw:formula="0 - ?f699"/><draw:equation draw:name="f701" draw:formula="?f700 * 6752"/><draw:equation draw:name="f702" draw:formula="sin(?f698)"/><draw:equation draw:name="f703" draw:formula="0 - ?f702"/><draw:equation draw:name="f704" draw:formula="?f703 * 9215"/><draw:equation draw:name="f705" draw:formula="sqrt(?f701 * ?f701 + ?f704 * ?f704 + 0 * 0)"/><draw:equation draw:name="f706" draw:formula="6752 * 9215 / ?f705"/><draw:equation draw:name="f707" draw:formula="?f703 * ?f706"/><draw:equation draw:name="f708" draw:formula="28827 - ?f707"/><draw:equation draw:name="f709" draw:formula="?f700 * ?f706"/><draw:equation draw:name="f710" draw:formula="34751 - ?f709"/><draw:equation draw:name="f711" draw:formula="?f708 - 6752"/><draw:equation draw:name="f712" draw:formula="?f710 - 9215"/><draw:equation draw:name="f713" draw:formula="?f708 + 6752"/><draw:equation draw:name="f714" draw:formula="?f710 + 9215"/><draw:equation draw:name="f715" draw:formula="?f695 + ?f1"/><draw:equation draw:name="f716" draw:formula="?f715 * ?f12 / ?f0"/><draw:equation draw:name="f717" draw:formula="0 - ?f716"/><draw:equation draw:name="f718" draw:formula="cos(?f717)"/><draw:equation draw:name="f719" draw:formula="0 - ?f718"/><draw:equation draw:name="f720" draw:formula="?f719 * 6752"/><draw:equation draw:name="f721" draw:formula="sin(?f717)"/><draw:equation draw:name="f722" draw:formula="0 - ?f721"/><draw:equation draw:name="f723" draw:formula="?f722 * 9215"/><draw:equation draw:name="f724" draw:formula="sqrt(?f720 * ?f720 + ?f723 * ?f723 + 0 * 0)"/><draw:equation draw:name="f725" draw:formula="6752 * 9215 / ?f724"/><draw:equation draw:name="f726" draw:formula="?f722 * ?f725"/><draw:equation draw:name="f727" draw:formula="?f708 + ?f726"/><draw:equation draw:name="f728" draw:formula="?f719 * ?f725"/><draw:equation draw:name="f729" draw:formula="?f710 + ?f728"/><draw:equation draw:name="f730" draw:formula="if(?f694, 28827, ?f711)"/><draw:equation draw:name="f731" draw:formula="if(?f694, 34751, ?f712)"/><draw:equation draw:name="f732" draw:formula="if(?f694, 28827, ?f713)"/><draw:equation draw:name="f733" draw:formula="if(?f694, 34751, ?f714)"/><draw:equation draw:name="f734" draw:formula="if(?f694, ?f711, ?f727)"/><draw:equation draw:name="f735" draw:formula="if(?f694, ?f712, ?f729)"/><draw:equation draw:name="f736" draw:formula="if(?f694, ?f713, ?f727)"/><draw:equation draw:name="f737" draw:formula="if(?f694, ?f714, ?f729)"/><draw:equation draw:name="f738" draw:formula="21550000 - 4255042"/><draw:equation draw:name="f739" draw:formula="if(?f738, 4255042, 21550000)"/><draw:equation draw:name="f740" draw:formula="-21550000 - ?f739"/><draw:equation draw:name="f741" draw:formula="if(?f740, -21550000, ?f739)"/><draw:equation draw:name="f742" draw:formula="-4217541 + ?f741"/><draw:equation draw:name="f743" draw:formula="-4217541 + ?f1"/><draw:equation draw:name="f744" draw:formula="?f743 * ?f12 / ?f0"/><draw:equation draw:name="f745" draw:formula="0 - ?f744"/><draw:equation draw:name="f746" draw:formula="cos(?f745)"/><draw:equation draw:name="f747" draw:formula="0 - ?f746"/><draw:equation draw:name="f748" draw:formula="?f747 * 5785"/><draw:equation draw:name="f749" draw:formula="sin(?f745)"/><draw:equation draw:name="f750" draw:formula="0 - ?f749"/><draw:equation draw:name="f751" draw:formula="?f750 * 7867"/><draw:equation draw:name="f752" draw:formula="sqrt(?f748 * ?f748 + ?f751 * ?f751 + 0 * 0)"/><draw:equation draw:name="f753" draw:formula="5785 * 7867 / ?f752"/><draw:equation draw:name="f754" draw:formula="?f750 * ?f753"/><draw:equation draw:name="f755" draw:formula="34129 - ?f754"/><draw:equation draw:name="f756" draw:formula="?f747 * ?f753"/><draw:equation draw:name="f757" draw:formula="22954 - ?f756"/><draw:equation draw:name="f758" draw:formula="?f755 - 5785"/><draw:equation draw:name="f759" draw:formula="?f757 - 7867"/><draw:equation draw:name="f760" draw:formula="?f755 + 5785"/><draw:equation draw:name="f761" draw:formula="?f757 + 7867"/><draw:equation draw:name="f762" draw:formula="?f742 + ?f1"/><draw:equation draw:name="f763" draw:formula="?f762 * ?f12 / ?f0"/><draw:equation draw:name="f764" draw:formula="0 - ?f763"/><draw:equation draw:name="f765" draw:formula="cos(?f764)"/><draw:equation draw:name="f766" draw:formula="0 - ?f765"/><draw:equation draw:name="f767" draw:formula="?f766 * 5785"/><draw:equation draw:name="f768" draw:formula="sin(?f764)"/><draw:equation draw:name="f769" draw:formula="0 - ?f768"/><draw:equation draw:name="f770" draw:formula="?f769 * 7867"/><draw:equation draw:name="f771" draw:formula="sqrt(?f767 * ?f767 + ?f770 * ?f770 + 0 * 0)"/><draw:equation draw:name="f772" draw:formula="5785 * 7867 / ?f771"/><draw:equation draw:name="f773" draw:formula="?f769 * ?f772"/><draw:equation draw:name="f774" draw:formula="?f755 + ?f773"/><draw:equation draw:name="f775" draw:formula="?f766 * ?f772"/><draw:equation draw:name="f776" draw:formula="?f757 + ?f775"/><draw:equation draw:name="f777" draw:formula="if(?f741, 34129, ?f758)"/><draw:equation draw:name="f778" draw:formula="if(?f741, 22954, ?f759)"/><draw:equation draw:name="f779" draw:formula="if(?f741, 34129, ?f760)"/><draw:equation draw:name="f780" draw:formula="if(?f741, 22954, ?f761)"/><draw:equation draw:name="f781" draw:formula="if(?f741, ?f758, ?f774)"/><draw:equation draw:name="f782" draw:formula="if(?f741, ?f759, ?f776)"/><draw:equation draw:name="f783" draw:formula="if(?f741, ?f760, ?f774)"/><draw:equation draw:name="f784" draw:formula="if(?f741, ?f761, ?f776)"/><draw:equation draw:name="f785" draw:formula="21550000 - 1665090"/><draw:equation draw:name="f786" draw:formula="if(?f785, 1665090, 21550000)"/><draw:equation draw:name="f787" draw:formula="-21550000 - ?f786"/><draw:equation draw:name="f788" draw:formula="if(?f787, -21550000, ?f786)"/><draw:equation draw:name="f789" draw:formula="1819082 + ?f788"/><draw:equation draw:name="f790" draw:formula="1819082 + ?f1"/><draw:equation draw:name="f791" draw:formula="?f790 * ?f12 / ?f0"/><draw:equation draw:name="f792" draw:formula="0 - ?f791"/><draw:equation draw:name="f793" draw:formula="cos(?f792)"/><draw:equation draw:name="f794" draw:formula="0 - ?f793"/><draw:equation draw:name="f795" draw:formula="?f794 * 5333"/><draw:equation draw:name="f796" draw:formula="sin(?f792)"/><draw:equation draw:name="f797" draw:formula="0 - ?f796"/><draw:equation draw:name="f798" draw:formula="?f797 * 7273"/><draw:equation draw:name="f799" draw:formula="sqrt(?f795 * ?f795 + ?f798 * ?f798 + 0 * 0)"/><draw:equation draw:name="f800" draw:formula="5333 * 7273 / ?f799"/><draw:equation draw:name="f801" draw:formula="?f797 * ?f800"/><draw:equation draw:name="f802" draw:formula="41798 - ?f801"/><draw:equation draw:name="f803" draw:formula="?f794 * ?f800"/><draw:equation draw:name="f804" draw:formula="15354 - ?f803"/><draw:equation draw:name="f805" draw:formula="?f802 - 5333"/><draw:equation draw:name="f806" draw:formula="?f804 - 7273"/><draw:equation draw:name="f807" draw:formula="?f802 + 5333"/><draw:equation draw:name="f808" draw:formula="?f804 + 7273"/><draw:equation draw:name="f809" draw:formula="?f789 + ?f1"/><draw:equation draw:name="f810" draw:formula="?f809 * ?f12 / ?f0"/><draw:equation draw:name="f811" draw:formula="0 - ?f810"/><draw:equation draw:name="f812" draw:formula="cos(?f811)"/><draw:equation draw:name="f813" draw:formula="0 - ?f812"/><draw:equation draw:name="f814" draw:formula="?f813 * 5333"/><draw:equation draw:name="f815" draw:formula="sin(?f811)"/><draw:equation draw:name="f816" draw:formula="0 - ?f815"/><draw:equation draw:name="f817" draw:formula="?f816 * 7273"/><draw:equation draw:name="f818" draw:formula="sqrt(?f814 * ?f814 + ?f817 * ?f817 + 0 * 0)"/><draw:equation draw:name="f819" draw:formula="5333 * 7273 / ?f818"/><draw:equation draw:name="f820" draw:formula="?f816 * ?f819"/><draw:equation draw:name="f821" draw:formula="?f802 + ?f820"/><draw:equation draw:name="f822" draw:formula="?f813 * ?f819"/><draw:equation draw:name="f823" draw:formula="?f804 + ?f822"/><draw:equation draw:name="f824" draw:formula="if(?f788, 41798, ?f805)"/><draw:equation draw:name="f825" draw:formula="if(?f788, 15354, ?f806)"/><draw:equation draw:name="f826" draw:formula="if(?f788, 41798, ?f807)"/><draw:equation draw:name="f827" draw:formula="if(?f788, 15354, ?f808)"/><draw:equation draw:name="f828" draw:formula="if(?f788, ?f805, ?f821)"/><draw:equation draw:name="f829" draw:formula="if(?f788, ?f806, ?f823)"/><draw:equation draw:name="f830" draw:formula="if(?f788, ?f807, ?f821)"/><draw:equation draw:name="f831" draw:formula="if(?f788, ?f808, ?f823)"/><draw:equation draw:name="f832" draw:formula="21550000 - 891534"/><draw:equation draw:name="f833" draw:formula="if(?f832, 891534, 21550000)"/><draw:equation draw:name="f834" draw:formula="-21550000 - ?f833"/><draw:equation draw:name="f835" draw:formula="if(?f834, -21550000, ?f833)"/><draw:equation draw:name="f836" draw:formula="-824660 + ?f835"/><draw:equation draw:name="f837" draw:formula="-824660 + ?f1"/><draw:equation draw:name="f838" draw:formula="?f837 * ?f12 / ?f0"/><draw:equation draw:name="f839" draw:formula="0 - ?f838"/><draw:equation draw:name="f840" draw:formula="cos(?f839)"/><draw:equation draw:name="f841" draw:formula="0 - ?f840"/><draw:equation draw:name="f842" draw:formula="?f841 * 4857"/><draw:equation draw:name="f843" draw:formula="sin(?f839)"/><draw:equation draw:name="f844" draw:formula="0 - ?f843"/><draw:equation draw:name="f845" draw:formula="?f844 * 6595"/><draw:equation draw:name="f846" draw:formula="sqrt(?f842 * ?f842 + ?f845 * ?f845 + 0 * 0)"/><draw:equation draw:name="f847" draw:formula="4857 * 6595 / ?f846"/><draw:equation draw:name="f848" draw:formula="?f844 * ?f847"/><draw:equation draw:name="f849" draw:formula="38324 - ?f848"/><draw:equation draw:name="f850" draw:formula="?f841 * ?f847"/><draw:equation draw:name="f851" draw:formula="5426 - ?f850"/><draw:equation draw:name="f852" draw:formula="?f849 - 4857"/><draw:equation draw:name="f853" draw:formula="?f851 - 6595"/><draw:equation draw:name="f854" draw:formula="?f849 + 4857"/><draw:equation draw:name="f855" draw:formula="?f851 + 6595"/><draw:equation draw:name="f856" draw:formula="?f836 + ?f1"/><draw:equation draw:name="f857" draw:formula="?f856 * ?f12 / ?f0"/><draw:equation draw:name="f858" draw:formula="0 - ?f857"/><draw:equation draw:name="f859" draw:formula="cos(?f858)"/><draw:equation draw:name="f860" draw:formula="0 - ?f859"/><draw:equation draw:name="f861" draw:formula="?f860 * 4857"/><draw:equation draw:name="f862" draw:formula="sin(?f858)"/><draw:equation draw:name="f863" draw:formula="0 - ?f862"/><draw:equation draw:name="f864" draw:formula="?f863 * 6595"/><draw:equation draw:name="f865" draw:formula="sqrt(?f861 * ?f861 + ?f864 * ?f864 + 0 * 0)"/><draw:equation draw:name="f866" draw:formula="4857 * 6595 / ?f865"/><draw:equation draw:name="f867" draw:formula="?f863 * ?f866"/><draw:equation draw:name="f868" draw:formula="?f849 + ?f867"/><draw:equation draw:name="f869" draw:formula="?f860 * ?f866"/><draw:equation draw:name="f870" draw:formula="?f851 + ?f869"/><draw:equation draw:name="f871" draw:formula="if(?f835, 38324, ?f852)"/><draw:equation draw:name="f872" draw:formula="if(?f835, 5426, ?f853)"/><draw:equation draw:name="f873" draw:formula="if(?f835, 38324, ?f854)"/><draw:equation draw:name="f874" draw:formula="if(?f835, 5426, ?f855)"/><draw:equation draw:name="f875" draw:formula="if(?f835, ?f852, ?f868)"/><draw:equation draw:name="f876" draw:formula="if(?f835, ?f853, ?f870)"/><draw:equation draw:name="f877" draw:formula="if(?f835, ?f854, ?f868)"/><draw:equation draw:name="f878" draw:formula="if(?f835, ?f855, ?f870)"/><draw:equation draw:name="f879" draw:formula="21550000 - 1091722"/><draw:equation draw:name="f880" draw:formula="if(?f879, 1091722, 21550000)"/><draw:equation draw:name="f881" draw:formula="-21550000 - ?f880"/><draw:equation draw:name="f882" draw:formula="if(?f881, -21550000, ?f880)"/><draw:equation draw:name="f883" draw:formula="-8950887 + ?f882"/><draw:equation draw:name="f884" draw:formula="-8950887 + ?f1"/><draw:equation draw:name="f885" draw:formula="?f884 * ?f12 / ?f0"/><draw:equation draw:name="f886" draw:formula="0 - ?f885"/><draw:equation draw:name="f887" draw:formula="cos(?f886)"/><draw:equation draw:name="f888" draw:formula="0 - ?f887"/><draw:equation draw:name="f889" draw:formula="?f888 * 4857"/><draw:equation draw:name="f890" draw:formula="sin(?f886)"/><draw:equation draw:name="f891" draw:formula="0 - ?f890"/><draw:equation draw:name="f892" draw:formula="?f891 * 6595"/><draw:equation draw:name="f893" draw:formula="sqrt(?f889 * ?f889 + ?f892 * ?f892 + 0 * 0)"/><draw:equation draw:name="f894" draw:formula="4857 * 6595 / ?f893"/><draw:equation draw:name="f895" draw:formula="?f891 * ?f894"/><draw:equation draw:name="f896" draw:formula="29078 - ?f895"/><draw:equation draw:name="f897" draw:formula="?f888 * ?f894"/><draw:equation draw:name="f898" draw:formula="3952 - ?f897"/><draw:equation draw:name="f899" draw:formula="?f896 - 4857"/><draw:equation draw:name="f900" draw:formula="?f898 - 6595"/><draw:equation draw:name="f901" draw:formula="?f896 + 4857"/><draw:equation draw:name="f902" draw:formula="?f898 + 6595"/><draw:equation draw:name="f903" draw:formula="?f883 + ?f1"/><draw:equation draw:name="f904" draw:formula="?f903 * ?f12 / ?f0"/><draw:equation draw:name="f905" draw:formula="0 - ?f904"/><draw:equation draw:name="f906" draw:formula="cos(?f905)"/><draw:equation draw:name="f907" draw:formula="0 - ?f906"/><draw:equation draw:name="f908" draw:formula="?f907 * 4857"/><draw:equation draw:name="f909" draw:formula="sin(?f905)"/><draw:equation draw:name="f910" draw:formula="0 - ?f909"/><draw:equation draw:name="f911" draw:formula="?f910 * 6595"/><draw:equation draw:name="f912" draw:formula="sqrt(?f908 * ?f908 + ?f911 * ?f911 + 0 * 0)"/><draw:equation draw:name="f913" draw:formula="4857 * 6595 / ?f912"/><draw:equation draw:name="f914" draw:formula="?f910 * ?f913"/><draw:equation draw:name="f915" draw:formula="?f896 + ?f914"/><draw:equation draw:name="f916" draw:formula="?f907 * ?f913"/><draw:equation draw:name="f917" draw:formula="?f898 + ?f916"/><draw:equation draw:name="f918" draw:formula="if(?f882, 29078, ?f899)"/><draw:equation draw:name="f919" draw:formula="if(?f882, 3952, ?f900)"/><draw:equation draw:name="f920" draw:formula="if(?f882, 29078, ?f901)"/><draw:equation draw:name="f921" draw:formula="if(?f882, 3952, ?f902)"/><draw:equation draw:name="f922" draw:formula="if(?f882, ?f899, ?f915)"/><draw:equation draw:name="f923" draw:formula="if(?f882, ?f900, ?f917)"/><draw:equation draw:name="f924" draw:formula="if(?f882, ?f901, ?f915)"/><draw:equation draw:name="f925" draw:formula="if(?f882, ?f902, ?f917)"/><draw:equation draw:name="f926" draw:formula="21550000 - 1061181"/><draw:equation draw:name="f927" draw:formula="if(?f926, 1061181, 21550000)"/><draw:equation draw:name="f928" draw:formula="-21550000 - ?f927"/><draw:equation draw:name="f929" draw:formula="if(?f928, -21550000, ?f927)"/><draw:equation draw:name="f930" draw:formula="-9809656 + ?f929"/><draw:equation draw:name="f931" draw:formula="-9809656 + ?f1"/><draw:equation draw:name="f932" draw:formula="?f931 * ?f12 / ?f0"/><draw:equation draw:name="f933" draw:formula="0 - ?f932"/><draw:equation draw:name="f934" draw:formula="cos(?f933)"/><draw:equation draw:name="f935" draw:formula="0 - ?f934"/><draw:equation draw:name="f936" draw:formula="?f935 * 4365"/><draw:equation draw:name="f937" draw:formula="sin(?f933)"/><draw:equation draw:name="f938" draw:formula="0 - ?f937"/><draw:equation draw:name="f939" draw:formula="?f938 * 5945"/><draw:equation draw:name="f940" draw:formula="sqrt(?f936 * ?f936 + ?f939 * ?f939 + 0 * 0)"/><draw:equation draw:name="f941" draw:formula="4365 * 5945 / ?f940"/><draw:equation draw:name="f942" draw:formula="?f938 * ?f941"/><draw:equation draw:name="f943" draw:formula="22141 - ?f942"/><draw:equation draw:name="f944" draw:formula="?f935 * ?f941"/><draw:equation draw:name="f945" draw:formula="4720 - ?f944"/><draw:equation draw:name="f946" draw:formula="?f943 - 4365"/><draw:equation draw:name="f947" draw:formula="?f945 - 5945"/><draw:equation draw:name="f948" draw:formula="?f943 + 4365"/><draw:equation draw:name="f949" draw:formula="?f945 + 5945"/><draw:equation draw:name="f950" draw:formula="?f930 + ?f1"/><draw:equation draw:name="f951" draw:formula="?f950 * ?f12 / ?f0"/><draw:equation draw:name="f952" draw:formula="0 - ?f951"/><draw:equation draw:name="f953" draw:formula="cos(?f952)"/><draw:equation draw:name="f954" draw:formula="0 - ?f953"/><draw:equation draw:name="f955" draw:formula="?f954 * 4365"/><draw:equation draw:name="f956" draw:formula="sin(?f952)"/><draw:equation draw:name="f957" draw:formula="0 - ?f956"/><draw:equation draw:name="f958" draw:formula="?f957 * 5945"/><draw:equation draw:name="f959" draw:formula="sqrt(?f955 * ?f955 + ?f958 * ?f958 + 0 * 0)"/><draw:equation draw:name="f960" draw:formula="4365 * 5945 / ?f959"/><draw:equation draw:name="f961" draw:formula="?f957 * ?f960"/><draw:equation draw:name="f962" draw:formula="?f943 + ?f961"/><draw:equation draw:name="f963" draw:formula="?f954 * ?f960"/><draw:equation draw:name="f964" draw:formula="?f945 + ?f963"/><draw:equation draw:name="f965" draw:formula="if(?f929, 22141, ?f946)"/><draw:equation draw:name="f966" draw:formula="if(?f929, 4720, ?f947)"/><draw:equation draw:name="f967" draw:formula="if(?f929, 22141, ?f948)"/><draw:equation draw:name="f968" draw:formula="if(?f929, 4720, ?f949)"/><draw:equation draw:name="f969" draw:formula="if(?f929, ?f946, ?f962)"/><draw:equation draw:name="f970" draw:formula="if(?f929, ?f947, ?f964)"/><draw:equation draw:name="f971" draw:formula="if(?f929, ?f948, ?f962)"/><draw:equation draw:name="f972" draw:formula="if(?f929, ?f949, ?f964)"/><draw:equation draw:name="f973" draw:formula="21550000 - 739161"/><draw:equation draw:name="f974" draw:formula="if(?f973, 739161, 21550000)"/><draw:equation draw:name="f975" draw:formula="-21550000 - ?f974"/><draw:equation draw:name="f976" draw:formula="if(?f975, -21550000, ?f974)"/><draw:equation draw:name="f977" draw:formula="-4002417 + ?f976"/><draw:equation draw:name="f978" draw:formula="-4002417 + ?f1"/><draw:equation draw:name="f979" draw:formula="?f978 * ?f12 / ?f0"/><draw:equation draw:name="f980" draw:formula="0 - ?f979"/><draw:equation draw:name="f981" draw:formula="cos(?f980)"/><draw:equation draw:name="f982" draw:formula="0 - ?f981"/><draw:equation draw:name="f983" draw:formula="?f982 * 6753"/><draw:equation draw:name="f984" draw:formula="sin(?f980)"/><draw:equation draw:name="f985" draw:formula="0 - ?f984"/><draw:equation draw:name="f986" draw:formula="?f985 * 9190"/><draw:equation draw:name="f987" draw:formula="sqrt(?f983 * ?f983 + ?f986 * ?f986 + 0 * 0)"/><draw:equation draw:name="f988" draw:formula="6753 * 9190 / ?f987"/><draw:equation draw:name="f989" draw:formula="?f985 * ?f988"/><draw:equation draw:name="f990" draw:formula="14000 - ?f989"/><draw:equation draw:name="f991" draw:formula="?f982 * ?f988"/><draw:equation draw:name="f992" draw:formula="5192 - ?f991"/><draw:equation draw:name="f993" draw:formula="?f990 - 6753"/><draw:equation draw:name="f994" draw:formula="?f992 - 9190"/><draw:equation draw:name="f995" draw:formula="?f990 + 6753"/><draw:equation draw:name="f996" draw:formula="?f992 + 9190"/><draw:equation draw:name="f997" draw:formula="?f977 + ?f1"/><draw:equation draw:name="f998" draw:formula="?f997 * ?f12 / ?f0"/><draw:equation draw:name="f999" draw:formula="0 - ?f998"/><draw:equation draw:name="f1000" draw:formula="cos(?f999)"/><draw:equation draw:name="f1001" draw:formula="0 - ?f1000"/><draw:equation draw:name="f1002" draw:formula="?f1001 * 6753"/><draw:equation draw:name="f1003" draw:formula="sin(?f999)"/><draw:equation draw:name="f1004" draw:formula="0 - ?f1003"/><draw:equation draw:name="f1005" draw:formula="?f1004 * 9190"/><draw:equation draw:name="f1006" draw:formula="sqrt(?f1002 * ?f1002 + ?f1005 * ?f1005 + 0 * 0)"/><draw:equation draw:name="f1007" draw:formula="6753 * 9190 / ?f1006"/><draw:equation draw:name="f1008" draw:formula="?f1004 * ?f1007"/><draw:equation draw:name="f1009" draw:formula="?f990 + ?f1008"/><draw:equation draw:name="f1010" draw:formula="?f1001 * ?f1007"/><draw:equation draw:name="f1011" draw:formula="?f992 + ?f1010"/><draw:equation draw:name="f1012" draw:formula="if(?f976, 14000, ?f993)"/><draw:equation draw:name="f1013" draw:formula="if(?f976, 5192, ?f994)"/><draw:equation draw:name="f1014" draw:formula="if(?f976, 14000, ?f995)"/><draw:equation draw:name="f1015" draw:formula="if(?f976, 5192, ?f996)"/><draw:equation draw:name="f1016" draw:formula="if(?f976, ?f993, ?f1009)"/><draw:equation draw:name="f1017" draw:formula="if(?f976, ?f994, ?f1011)"/><draw:equation draw:name="f1018" draw:formula="if(?f976, ?f995, ?f1009)"/><draw:equation draw:name="f1019" draw:formula="if(?f976, ?f996, ?f1011)"/><draw:equation draw:name="f1020" draw:formula="21550000 - 711490"/><draw:equation draw:name="f1021" draw:formula="if(?f1020, 711490, 21550000)"/><draw:equation draw:name="f1022" draw:formula="-21550000 - ?f1021"/><draw:equation draw:name="f1023" draw:formula="if(?f1022, -21550000, ?f1021)"/><draw:equation draw:name="f1024" draw:formula="9459261 + ?f1023"/><draw:equation draw:name="f1025" draw:formula="9459261 + ?f1"/><draw:equation draw:name="f1026" draw:formula="?f1025 * ?f12 / ?f0"/><draw:equation draw:name="f1027" draw:formula="0 - ?f1026"/><draw:equation draw:name="f1028" draw:formula="cos(?f1027)"/><draw:equation draw:name="f1029" draw:formula="0 - ?f1028"/><draw:equation draw:name="f1030" draw:formula="?f1029 * 6753"/><draw:equation draw:name="f1031" draw:formula="sin(?f1027)"/><draw:equation draw:name="f1032" draw:formula="0 - ?f1031"/><draw:equation draw:name="f1033" draw:formula="?f1032 * 9190"/><draw:equation draw:name="f1034" draw:formula="sqrt(?f1030 * ?f1030 + ?f1033 * ?f1033 + 0 * 0)"/><draw:equation draw:name="f1035" draw:formula="6753 * 9190 / ?f1034"/><draw:equation draw:name="f1036" draw:formula="?f1032 * ?f1035"/><draw:equation draw:name="f1037" draw:formula="4127 - ?f1036"/><draw:equation draw:name="f1038" draw:formula="?f1029 * ?f1035"/><draw:equation draw:name="f1039" draw:formula="15789 - ?f1038"/><draw:equation draw:name="f1040" draw:formula="?f1037 - 6753"/><draw:equation draw:name="f1041" draw:formula="?f1039 - 9190"/><draw:equation draw:name="f1042" draw:formula="?f1037 + 6753"/><draw:equation draw:name="f1043" draw:formula="?f1039 + 9190"/><draw:equation draw:name="f1044" draw:formula="?f1024 + ?f1"/><draw:equation draw:name="f1045" draw:formula="?f1044 * ?f12 / ?f0"/><draw:equation draw:name="f1046" draw:formula="0 - ?f1045"/><draw:equation draw:name="f1047" draw:formula="cos(?f1046)"/><draw:equation draw:name="f1048" draw:formula="0 - ?f1047"/><draw:equation draw:name="f1049" draw:formula="?f1048 * 6753"/><draw:equation draw:name="f1050" draw:formula="sin(?f1046)"/><draw:equation draw:name="f1051" draw:formula="0 - ?f1050"/><draw:equation draw:name="f1052" draw:formula="?f1051 * 9190"/><draw:equation draw:name="f1053" draw:formula="sqrt(?f1049 * ?f1049 + ?f1052 * ?f1052 + 0 * 0)"/><draw:equation draw:name="f1054" draw:formula="6753 * 9190 / ?f1053"/><draw:equation draw:name="f1055" draw:formula="?f1051 * ?f1054"/><draw:equation draw:name="f1056" draw:formula="?f1037 + ?f1055"/><draw:equation draw:name="f1057" draw:formula="?f1048 * ?f1054"/><draw:equation draw:name="f1058" draw:formula="?f1039 + ?f1057"/><draw:equation draw:name="f1059" draw:formula="if(?f1023, 4127, ?f1040)"/><draw:equation draw:name="f1060" draw:formula="if(?f1023, 15789, ?f1041)"/><draw:equation draw:name="f1061" draw:formula="if(?f1023, 4127, ?f1042)"/><draw:equation draw:name="f1062" draw:formula="if(?f1023, 15789, ?f1043)"/><draw:equation draw:name="f1063" draw:formula="if(?f1023, ?f1040, ?f1056)"/><draw:equation draw:name="f1064" draw:formula="if(?f1023, ?f1041, ?f1058)"/><draw:equation draw:name="f1065" draw:formula="if(?f1023, ?f1042, ?f1056)"/><draw:equation draw:name="f1066" draw:formula="if(?f1023, ?f1043, ?f1058)"/></draw:enhanced-geometry></draw:custom-shape><draw:custom-shape svg:x="7.4156in" svg:y="1.40794in" svg:width="1.35278in" svg:height="0.39444in" draw:id="id11" draw:style-name="a11" draw:name="Rectangle: Rounded Corners 16"><svg:title/><svg:desc/><text:p text:style-name="P17"><text:span text:style-name="T18">Ingest process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onnector draw:type="line" svg:x1="1.2801in" svg:y1="1.14176in" draw:start-shape="id2" draw:start-glue-point="5" svg:x2="1.27978in" svg:y2="1.40689in" draw:end-shape="id5" draw:end-glue-point="0" draw:id="id12" draw:style-name="a13" draw:name="Straight Arrow Connector 17"><svg:title/><svg:desc/></draw:connector><draw:connector draw:type="line" svg:x1="1.27978in" svg:y1="1.80272in" draw:start-shape="id5" draw:start-glue-point="2" svg:x2="1.28043in" svg:y2="2.15615in" draw:end-shape="id8" draw:end-glue-point="0" draw:id="id13" draw:style-name="a15" draw:name="Straight Arrow Connector 18"><svg:title/><svg:desc/></draw:connector><draw:connector draw:type="line" svg:x1="3.36329in" svg:y1="1.14176in" draw:start-shape="id3" draw:start-glue-point="5" svg:x2="3.36294in" svg:y2="1.40719in" draw:end-shape="id6" draw:end-glue-point="0" draw:id="id14" draw:style-name="a17" draw:name="Straight Arrow Connector 19"><svg:title/><svg:desc/></draw:connector><draw:connector draw:type="line" svg:x1="5.48813in" svg:y1="1.14177in" draw:start-shape="id4" draw:start-glue-point="5" svg:x2="5.48779in" svg:y2="1.40717in" draw:end-shape="id7" draw:end-glue-point="0" draw:id="id15" draw:style-name="a19" draw:name="Straight Arrow Connector 20"><svg:title/><svg:desc/></draw:connector><draw:connector draw:type="line" svg:x1="8.09177in" svg:y1="1.14107in" draw:start-shape="id10" draw:start-glue-point="5" svg:x2="8.09142in" svg:y2="1.40791in" draw:end-shape="id11" draw:end-glue-point="0" draw:id="id16" draw:style-name="a21" draw:name="Straight Arrow Connector 21"><svg:title/><svg:desc/></draw:connector><draw:connector draw:type="line" svg:x1="3.36294in" svg:y1="1.80232in" draw:start-shape="id6" draw:start-glue-point="2" svg:x2="3.65625in" svg:y2="2.21872in" draw:id="id17" draw:style-name="a23" draw:name="Straight Arrow Connector 22"><svg:title/><svg:desc/></draw:connector><draw:connector draw:type="line" svg:x1="8.09142in" svg:y1="1.80235in" draw:start-shape="id11" draw:start-glue-point="2" svg:x2="7.78125in" svg:y2="2.26039in" draw:id="id18" draw:style-name="a25" draw:name="Straight Arrow Connector 23"><svg:title/><svg:desc/></draw:connector><draw:connector draw:type="line" svg:x1="5.48779in" svg:y1="1.8023in" draw:start-shape="id7" draw:start-glue-point="2" svg:x2="5.48775in" svg:y2="2.22914in" draw:id="id19" draw:style-name="a27" draw:name="Straight Arrow Connector 24"><svg:title/><svg:desc/></draw:connector></draw:g><draw:custom-shape svg:x="0in" svg:y="3.04138in" svg:width="9.56875in" svg:height="1.89525in" draw:id="id21" draw:style-name="a28" draw:name="Rectangle 27"><svg:title/><svg:desc/><draw:enhanced-geometry draw:type="non-primitive" svg:viewBox="0 0 21600 21600" draw:enhanced-path="M 0 0 L 21600 0 21600 21600 0 21600 Z N"/></draw:custom-shape><draw:custom-shape svg:x="0.02153in" svg:y="4.93664in" svg:width="9.56806in" svg:height="2.05977in" draw:id="id22" draw:style-name="a29" draw:name="Rectangle 28"><svg:title/><svg:desc/><draw:enhanced-geometry draw:type="non-primitive" svg:viewBox="0 0 21600 21600" draw:enhanced-path="M 0 0 L 21600 0 21600 21600 0 21600 Z N"/></draw:custom-shape><draw:custom-shape svg:x="1.42954in" svg:y="3.33036in" svg:width="1.32153in" svg:height="0.80962in" draw:id="id23" draw:style-name="a30" draw:name="Rectangle: Rounded Corners 29"><svg:title/><svg:desc/><text:p text:style-name="P19">Extract Imagery<text:s/>Training<text:s/>Area<text:s/><text:s/><text:span text:style-name="T20">tile-area.py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3.04167in" svg:y="3.22879in" svg:width="1.43857in" svg:height="1.01328in" draw:id="id24" draw:style-name="a31" draw:name="Rectangle: Rounded Corners 30"><svg:title/><svg:desc/><text:p text:style-name="P21">Segment Imagery into Polygons<text:s/><text:span text:style-name="T22">segment-dir.py load-seg-data.py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4.69792in" svg:y="3.23902in" svg:width="1.48958in" svg:height="0.99224in" draw:id="id25" draw:style-name="a32" draw:name="Rectangle: Rounded Corners 31"><svg:title/><svg:desc/><text:p text:style-name="P23">Assign Building Relevance to Polygons<text:s/>-<text:s/><text:span text:style-name="T24">prep-relevance.py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6.45972in" svg:y="3.35458in" svg:width="1.32153in" svg:height="0.76115in" draw:id="id26" draw:style-name="a33" draw:name="Rectangle: Rounded Corners 32"><svg:title/><svg:desc/><text:p text:style-name="P25">Train ML Using Polygons<text:s/>- train-<text:span text:style-name="T26">segments.py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8.40625in" svg:y="3.34453in" svg:width="0.875in" svg:height="0.78162in" draw:id="id27" draw:style-name="a34" draw:name="Cylinder 33"><svg:title/><svg:desc/><text:p text:style-name="P27">Training Data</text:p><draw:enhanced-geometry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0"/><draw:equation draw:name="f13" draw:formula="?f10 * ?f12 / 200000"/><draw:equation draw:name="f14" draw:formula="?f13 + ?f13"/><draw:equation draw:name="f15" draw:formula="?f5 - ?f13"/><draw:equation draw:name="f16" draw:formula="21550000 - -10800000"/><draw:equation draw:name="f17" draw:formula="if(?f16, -10800000, 21550000)"/><draw:equation draw:name="f18" draw:formula="-21550000 - ?f17"/><draw:equation draw:name="f19" draw:formula="if(?f18, -21550000, ?f17)"/><draw:equation draw:name="f20" draw:formula="?f0 + ?f19"/><draw:equation draw:name="f21" draw:formula="?f0 + ?f1"/><draw:equation draw:name="f22" draw:formula="?f21 * ?f11 / ?f0"/><draw:equation draw:name="f23" draw:formula="0 - ?f22"/><draw:equation draw:name="f24" draw:formula="cos(?f23)"/><draw:equation draw:name="f25" draw:formula="0 - ?f24"/><draw:equation draw:name="f26" draw:formula="?f25 * ?f8"/><draw:equation draw:name="f27" draw:formula="sin(?f23)"/><draw:equation draw:name="f28" draw:formula="0 - ?f27"/><draw:equation draw:name="f29" draw:formula="?f28 * ?f13"/><draw:equation draw:name="f30" draw:formula="sqrt(?f26 * ?f26 + ?f29 * ?f29 + 0 * 0)"/><draw:equation draw:name="f31" draw:formula="?f8 * ?f13 / ?f30"/><draw:equation draw:name="f32" draw:formula="?f28 * ?f31"/><draw:equation draw:name="f33" draw:formula="?f2 - ?f32"/><draw:equation draw:name="f34" draw:formula="?f25 * ?f31"/><draw:equation draw:name="f35" draw:formula="?f13 - ?f34"/><draw:equation draw:name="f36" draw:formula="?f33 - ?f8"/><draw:equation draw:name="f37" draw:formula="?f35 - ?f13"/><draw:equation draw:name="f38" draw:formula="?f33 + ?f8"/><draw:equation draw:name="f39" draw:formula="?f35 + ?f13"/><draw:equation draw:name="f40" draw:formula="?f20 + ?f1"/><draw:equation draw:name="f41" draw:formula="?f40 * ?f11 / ?f0"/><draw:equation draw:name="f42" draw:formula="0 - ?f41"/><draw:equation draw:name="f43" draw:formula="cos(?f42)"/><draw:equation draw:name="f44" draw:formula="0 - ?f43"/><draw:equation draw:name="f45" draw:formula="?f44 * ?f8"/><draw:equation draw:name="f46" draw:formula="sin(?f42)"/><draw:equation draw:name="f47" draw:formula="0 - ?f46"/><draw:equation draw:name="f48" draw:formula="?f47 * ?f13"/><draw:equation draw:name="f49" draw:formula="sqrt(?f45 * ?f45 + ?f48 * ?f48 + 0 * 0)"/><draw:equation draw:name="f50" draw:formula="?f8 * ?f13 / ?f49"/><draw:equation draw:name="f51" draw:formula="?f47 * ?f50"/><draw:equation draw:name="f52" draw:formula="?f33 + ?f51"/><draw:equation draw:name="f53" draw:formula="?f44 * ?f50"/><draw:equation draw:name="f54" draw:formula="?f35 + ?f53"/><draw:equation draw:name="f55" draw:formula="if(?f19, ?f2, ?f36)"/><draw:equation draw:name="f56" draw:formula="if(?f19, ?f13, ?f37)"/><draw:equation draw:name="f57" draw:formula="if(?f19, ?f2, ?f38)"/><draw:equation draw:name="f58" draw:formula="if(?f19, ?f13, ?f39)"/><draw:equation draw:name="f59" draw:formula="if(?f19, ?f36, ?f52)"/><draw:equation draw:name="f60" draw:formula="if(?f19, ?f37, ?f54)"/><draw:equation draw:name="f61" draw:formula="if(?f19, ?f38, ?f52)"/><draw:equation draw:name="f62" draw:formula="if(?f19, ?f39, ?f54)"/><draw:equation draw:name="f63" draw:formula="21550000 - ?f0"/><draw:equation draw:name="f64" draw:formula="if(?f63, ?f0, 21550000)"/><draw:equation draw:name="f65" draw:formula="-21550000 - ?f64"/><draw:equation draw:name="f66" draw:formula="if(?f65, -21550000, ?f64)"/><draw:equation draw:name="f67" draw:formula="0 + ?f66"/><draw:equation draw:name="f68" draw:formula="0 + ?f1"/><draw:equation draw:name="f69" draw:formula="?f68 * ?f11 / ?f0"/><draw:equation draw:name="f70" draw:formula="0 - ?f69"/><draw:equation draw:name="f71" draw:formula="cos(?f70)"/><draw:equation draw:name="f72" draw:formula="0 - ?f71"/><draw:equation draw:name="f73" draw:formula="?f72 * ?f8"/><draw:equation draw:name="f74" draw:formula="sin(?f70)"/><draw:equation draw:name="f75" draw:formula="0 - ?f74"/><draw:equation draw:name="f76" draw:formula="?f75 * ?f13"/><draw:equation draw:name="f77" draw:formula="sqrt(?f73 * ?f73 + ?f76 * ?f76 + 0 * 0)"/><draw:equation draw:name="f78" draw:formula="?f8 * ?f13 / ?f77"/><draw:equation draw:name="f79" draw:formula="?f75 * ?f78"/><draw:equation draw:name="f80" draw:formula="?f3 - ?f79"/><draw:equation draw:name="f81" draw:formula="?f72 * ?f78"/><draw:equation draw:name="f82" draw:formula="?f15 - ?f81"/><draw:equation draw:name="f83" draw:formula="?f80 - ?f8"/><draw:equation draw:name="f84" draw:formula="?f82 - ?f13"/><draw:equation draw:name="f85" draw:formula="?f80 + ?f8"/><draw:equation draw:name="f86" draw:formula="?f82 + ?f13"/><draw:equation draw:name="f87" draw:formula="?f67 + ?f1"/><draw:equation draw:name="f88" draw:formula="?f87 * ?f11 / ?f0"/><draw:equation draw:name="f89" draw:formula="0 - ?f88"/><draw:equation draw:name="f90" draw:formula="cos(?f89)"/><draw:equation draw:name="f91" draw:formula="0 - ?f90"/><draw:equation draw:name="f92" draw:formula="?f91 * ?f8"/><draw:equation draw:name="f93" draw:formula="sin(?f89)"/><draw:equation draw:name="f94" draw:formula="0 - ?f93"/><draw:equation draw:name="f95" draw:formula="?f94 * ?f13"/><draw:equation draw:name="f96" draw:formula="sqrt(?f92 * ?f92 + ?f95 * ?f95 + 0 * 0)"/><draw:equation draw:name="f97" draw:formula="?f8 * ?f13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66, ?f3, ?f83)"/><draw:equation draw:name="f103" draw:formula="if(?f66, ?f15, ?f84)"/><draw:equation draw:name="f104" draw:formula="if(?f66, ?f3, ?f85)"/><draw:equation draw:name="f105" draw:formula="if(?f66, ?f15, ?f86)"/><draw:equation draw:name="f106" draw:formula="if(?f66, ?f83, ?f99)"/><draw:equation draw:name="f107" draw:formula="if(?f66, ?f84, ?f101)"/><draw:equation draw:name="f108" draw:formula="if(?f66, ?f85, ?f99)"/><draw:equation draw:name="f109" draw:formula="if(?f66, ?f86, ?f101)"/><draw:equation draw:name="f110" draw:formula="21550000 - 21600000"/><draw:equation draw:name="f111" draw:formula="if(?f110, 21600000, 21550000)"/><draw:equation draw:name="f112" draw:formula="-21550000 - ?f111"/><draw:equation draw:name="f113" draw:formula="if(?f112, -21550000, ?f111)"/><draw:equation draw:name="f114" draw:formula="?f0 + ?f113"/><draw:equation draw:name="f115" draw:formula="?f114 + ?f1"/><draw:equation draw:name="f116" draw:formula="?f115 * ?f11 / ?f0"/><draw:equation draw:name="f117" draw:formula="0 - ?f116"/><draw:equation draw:name="f118" draw:formula="cos(?f117)"/><draw:equation draw:name="f119" draw:formula="0 - ?f118"/><draw:equation draw:name="f120" draw:formula="?f119 * ?f8"/><draw:equation draw:name="f121" draw:formula="sin(?f117)"/><draw:equation draw:name="f122" draw:formula="0 - ?f121"/><draw:equation draw:name="f123" draw:formula="?f122 * ?f13"/><draw:equation draw:name="f124" draw:formula="sqrt(?f120 * ?f120 + ?f123 * ?f123 + 0 * 0)"/><draw:equation draw:name="f125" draw:formula="?f8 * ?f13 / ?f124"/><draw:equation draw:name="f126" draw:formula="?f122 * ?f125"/><draw:equation draw:name="f127" draw:formula="?f33 + ?f126"/><draw:equation draw:name="f128" draw:formula="?f119 * ?f125"/><draw:equation draw:name="f129" draw:formula="?f35 + ?f128"/><draw:equation draw:name="f130" draw:formula="if(?f113, ?f2, ?f36)"/><draw:equation draw:name="f131" draw:formula="if(?f113, ?f13, ?f37)"/><draw:equation draw:name="f132" draw:formula="if(?f113, ?f2, ?f38)"/><draw:equation draw:name="f133" draw:formula="if(?f113, ?f13, ?f39)"/><draw:equation draw:name="f134" draw:formula="if(?f113, ?f36, ?f127)"/><draw:equation draw:name="f135" draw:formula="if(?f113, ?f37, ?f129)"/><draw:equation draw:name="f136" draw:formula="if(?f113, ?f38, ?f127)"/><draw:equation draw:name="f137" draw:formula="if(?f113, ?f39, ?f129)"/><draw:equation draw:name="f138" draw:formula="0 + ?f113"/><draw:equation draw:name="f139" draw:formula="?f13 - ?f81"/><draw:equation draw:name="f140" draw:formula="?f139 - ?f13"/><draw:equation draw:name="f141" draw:formula="?f139 + ?f13"/><draw:equation draw:name="f142" draw:formula="?f138 + ?f1"/><draw:equation draw:name="f143" draw:formula="?f142 * ?f11 / ?f0"/><draw:equation draw:name="f144" draw:formula="0 - ?f143"/><draw:equation draw:name="f145" draw:formula="cos(?f144)"/><draw:equation draw:name="f146" draw:formula="0 - ?f145"/><draw:equation draw:name="f147" draw:formula="?f146 * ?f8"/><draw:equation draw:name="f148" draw:formula="sin(?f144)"/><draw:equation draw:name="f149" draw:formula="0 - ?f148"/><draw:equation draw:name="f150" draw:formula="?f149 * ?f13"/><draw:equation draw:name="f151" draw:formula="sqrt(?f147 * ?f147 + ?f150 * ?f150 + 0 * 0)"/><draw:equation draw:name="f152" draw:formula="?f8 * ?f13 / ?f151"/><draw:equation draw:name="f153" draw:formula="?f149 * ?f152"/><draw:equation draw:name="f154" draw:formula="?f80 + ?f153"/><draw:equation draw:name="f155" draw:formula="?f146 * ?f152"/><draw:equation draw:name="f156" draw:formula="?f139 + ?f155"/><draw:equation draw:name="f157" draw:formula="if(?f113, ?f3, ?f83)"/><draw:equation draw:name="f158" draw:formula="if(?f113, ?f13, ?f140)"/><draw:equation draw:name="f159" draw:formula="if(?f113, ?f3, ?f85)"/><draw:equation draw:name="f160" draw:formula="if(?f113, ?f13, ?f141)"/><draw:equation draw:name="f161" draw:formula="if(?f113, ?f83, ?f154)"/><draw:equation draw:name="f162" draw:formula="if(?f113, ?f140, ?f156)"/><draw:equation draw:name="f163" draw:formula="if(?f113, ?f85, ?f154)"/><draw:equation draw:name="f164" draw:formula="if(?f113, ?f141, ?f156)"/></draw:enhanced-geometry></draw:custom-shape><draw:connector draw:type="line" svg:x1="2.75107in" svg:y1="3.73495in" draw:start-shape="id23" draw:start-glue-point="1" svg:x2="3.04167in" svg:y2="3.73521in" draw:end-shape="id24" draw:end-glue-point="3" draw:id="id28" draw:style-name="a36" draw:name="Straight Arrow Connector 34"><svg:title/><svg:desc/></draw:connector><draw:connector draw:type="line" svg:x1="4.48024in" svg:y1="3.74008in" svg:x2="4.69792in" svg:y2="3.73492in" draw:end-shape="id25" draw:end-glue-point="3" draw:id="id29" draw:style-name="a38" draw:name="Straight Arrow Connector 35"><svg:title/><svg:desc/></draw:connector><draw:connector draw:type="line" svg:x1="6.1875in" svg:y1="3.73492in" draw:start-shape="id25" draw:start-glue-point="1" svg:x2="6.45972in" svg:y2="3.73494in" draw:end-shape="id26" draw:end-glue-point="3" draw:id="id30" draw:style-name="a40" draw:name="Straight Arrow Connector 36"><svg:title/><svg:desc/></draw:connector><draw:connector draw:type="line" svg:x1="7.78125in" svg:y1="3.73978in" svg:x2="8.40625in" svg:y2="3.73512in" draw:id="id31" draw:style-name="a42" draw:name="Straight Arrow Connector 37"><svg:title/><svg:desc/></draw:connector><draw:connector draw:type="standard" svg:x1="7.78125in" svg:y1="3.73516in" draw:start-shape="id26" draw:start-glue-point="1" svg:x2="3.76095in" svg:y2="4.24207in" draw:end-shape="id24" draw:end-glue-point="2" draw:id="id32" draw:style-name="a44" draw:name="Connector: Elbow 38"><svg:title/><svg:desc/></draw:connector><draw:connector draw:type="line" svg:x1="1.28051in" svg:y1="2.91642in" draw:start-shape="id8" draw:start-glue-point="2" svg:x2="2.0903in" svg:y2="3.33036in" draw:end-shape="id23" draw:end-glue-point="0" draw:id="id33" draw:style-name="a46" draw:name="Straight Arrow Connector 39"><svg:title/><svg:desc/></draw:connector><draw:connector draw:type="line" svg:x1="5.44271in" svg:y1="3.23883in" draw:start-shape="id25" draw:start-glue-point="0" svg:x2="5.44271in" svg:y2="2.93733in" draw:id="id34" draw:style-name="a49" draw:name="Straight Arrow Connector 41"><svg:title/><svg:desc/></draw:connector><draw:connector draw:type="line" svg:x1="3.76095in" svg:y1="3.2286in" draw:start-shape="id24" draw:start-glue-point="0" svg:x2="3.76106in" svg:y2="2.91558in" draw:id="id35" draw:style-name="a52" draw:name="Straight Arrow Connector 42"><svg:title/><svg:desc/></draw:connector><draw:connector draw:type="line" svg:x1="7.11458in" svg:y1="2.76928in" svg:x2="7.12049in" svg:y2="3.35438in" draw:end-shape="id26" draw:end-glue-point="0" draw:id="id36" draw:style-name="a54" draw:name="Straight Arrow Connector 43"><svg:title/><svg:desc/></draw:connector><draw:custom-shape svg:x="0.65518in" svg:y="5.51009in" svg:width="1.32153in" svg:height="0.7826in" draw:id="id37" draw:style-name="a55" draw:name="Rectangle: Rounded Corners 45"><svg:title/><svg:desc/><text:p text:style-name="P28"><text:span text:style-name="T29">Extract Imagery Target Area</text:span><text:span text:style-name="T30"><text:s/></text:span><text:span text:style-name="T31"><text:s/></text:span><text:span text:style-name="T32">tile-area.py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3.06282in" svg:y="5.4351in" svg:width="1.39653in" svg:height="0.93153in" draw:id="id38" draw:style-name="a56" draw:name="Rectangle: Rounded Corners 47"><svg:title/><svg:desc/><text:p text:style-name="P33"><text:span text:style-name="T34">Segment Imagery into Polygons</text:span><text:span text:style-name="T35"><text:s/></text:span><text:span text:style-name="T36">segment-dir.py load-seg-data.py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5.5in" svg:y="5.53098in" svg:width="1.65625in" svg:height="0.74024in" draw:id="id39" draw:style-name="a57" draw:name="Rectangle: Rounded Corners 48"><svg:title/><svg:desc/><text:p text:style-name="P37"><text:span text:style-name="T38">Classify</text:span><text:span text:style-name="T39"><text:s/>Polygons</text:span><text:span text:style-name="T40"><text:s/></text:span><text:span text:style-name="T41">predict-segments.py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onnector draw:type="line" svg:x1="1.29167in" svg:y1="2.81332in" svg:x2="1.31595in" svg:y2="5.51009in" draw:end-shape="id37" draw:end-glue-point="0" draw:id="id40" draw:style-name="a59" draw:name="Straight Arrow Connector 44"><svg:title/><svg:desc/></draw:connector><draw:connector draw:type="line" svg:x1="1.97671in" svg:y1="5.89616in" svg:x2="3.06282in" svg:y2="5.90661in" draw:id="id41" draw:style-name="a61" draw:name="Straight Arrow Connector 49"><svg:title/><svg:desc/></draw:connector><draw:connector draw:type="standard" svg:x1="2.04189in" svg:y1="4.57077in" draw:start-shape="id38" draw:start-glue-point="0" svg:x2="4.62547in" svg:y2="3.71601in" draw:id="id42" draw:style-name="a64" draw:transform="translate(-3.33368in -4.14339in) rotate(-4.71239) translate(3.33368in 4.14339in)" draw:name="Connector: Elbow 50"><svg:title/><svg:desc/></draw:connector><draw:connector draw:type="line" svg:x1="4.45935in" svg:y1="5.89654in" svg:x2="5.5in" svg:y2="5.90561in" draw:id="id43" draw:style-name="a66" draw:name="Straight Arrow Connector 51"><svg:title/><svg:desc/></draw:connector><draw:connector draw:type="line" svg:x1="6.32813in" svg:y1="5.53098in" draw:start-shape="id39" draw:start-glue-point="0" svg:x2="6.3125in" svg:y2="2.84005in" draw:id="id44" draw:style-name="a69" draw:name="Straight Arrow Connector 52"><svg:title/><svg:desc/></draw:connector><draw:custom-shape svg:x="7.59268in" svg:y="5.5209in" svg:width="1.32153in" svg:height="0.76107in" draw:id="id45" draw:style-name="a70" draw:name="Rectangle: Rounded Corners 54"><svg:title/><svg:desc/><text:p text:style-name="P42"><text:span text:style-name="T43">Evaluate Results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onnector draw:type="standard" svg:x1="6.88348in" svg:y1="3.57082in" draw:start-shape="id27" draw:start-glue-point="2" svg:x2="8.28839in" svg:y2="6.0863in" draw:end-shape="id39" draw:end-glue-point="0" draw:id="id46" draw:style-name="a72" draw:transform="translate(-7.58594in -4.82856in) rotate(-1.5708) translate(7.58594in 4.82856in)" draw:name="Connector: Elbow 53"><svg:title/><svg:desc/></draw:connector><draw:connector draw:type="line" svg:x1="7.15625in" svg:y1="5.90075in" draw:start-shape="id39" draw:start-glue-point="1" svg:x2="7.59268in" svg:y2="5.90109in" draw:id="id47" draw:style-name="a74" draw:name="Straight Arrow Connector 55"><svg:title/><svg:desc/></draw:connector><draw:frame draw:id="id48" draw:style-name="a75" draw:name="Text Box 56" svg:x="0.14583in" svg:y="1.86436in" svg:width="0.78125in" svg:height="0.31244in" style:rel-width="scale" style:rel-height="scale"><draw:text-box><text:p text:style-name="P44">PREPARE</text:p></draw:text-box><svg:title/><svg:desc/></draw:frame><draw:frame draw:id="id49" draw:style-name="a76" draw:name="Text Box 56" svg:x="0.1031in" svg:y="3.76955in" svg:width="0.78125in" svg:height="0.31179in" style:rel-width="scale" style:rel-height="scale"><draw:text-box><text:p text:style-name="P45"><text:span text:style-name="T46">TRAIN</text:span></text:p></draw:text-box><svg:title/><svg:desc/></draw:frame><draw:frame draw:id="id50" draw:style-name="a77" draw:name="Text Box 56" svg:x="0.1031in" svg:y="5.15488in" svg:width="0.78125in" svg:height="0.31179in" style:rel-width="scale" style:rel-height="scale"><draw:text-box><text:p text:style-name="P47"><text:span text:style-name="T48">PREDICT</text:span></text:p></draw:text-box><svg:title/><svg:desc/></draw:fram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1" svg:viewBox="0 0 20 30" svg:d="m10 0-10 30h20z"/>
    <draw:marker draw:name="a53" svg:viewBox="0 0 20 30" svg:d="m10 0-10 30h20z"/>
    <draw:marker draw:name="a20" svg:viewBox="0 0 20 30" svg:d="m10 0-10 30h20z"/>
    <draw:marker draw:name="a58" svg:viewBox="0 0 20 30" svg:d="m10 0-10 30h20z"/>
    <draw:marker draw:name="a22" svg:viewBox="0 0 20 30" svg:d="m10 0-10 30h20z"/>
    <draw:marker draw:name="a24" svg:viewBox="0 0 20 30" svg:d="m10 0-10 30h20z"/>
    <draw:marker draw:name="a26" svg:viewBox="0 0 20 30" svg:d="m10 0-10 30h20z"/>
    <draw:marker draw:name="a71" svg:viewBox="0 0 20 30" svg:d="m10 0-10 30h20z"/>
    <draw:marker draw:name="a73" svg:viewBox="0 0 20 30" svg:d="m10 0-10 30h20z"/>
    <draw:marker draw:name="a41" svg:viewBox="0 0 20 30" svg:d="m10 0-10 30h20z"/>
    <draw:marker draw:name="a43" svg:viewBox="0 0 20 30" svg:d="m10 0-10 30h20z"/>
    <draw:marker draw:name="a45" svg:viewBox="0 0 20 30" svg:d="m10 0-10 30h20z"/>
    <draw:marker draw:name="a47" svg:viewBox="0 0 20 30" svg:d="m10 0-10 30h20z"/>
    <draw:marker draw:name="a48" svg:viewBox="0 0 20 30" svg:d="m10 0-10 30h20z"/>
    <draw:marker draw:name="a12" svg:viewBox="0 0 20 30" svg:d="m10 0-10 30h20z"/>
    <draw:marker draw:name="a14" svg:viewBox="0 0 20 30" svg:d="m10 0-10 30h20z"/>
    <draw:marker draw:name="a16" svg:viewBox="0 0 20 30" svg:d="m10 0-10 30h20z"/>
    <draw:marker draw:name="a60" svg:viewBox="0 0 20 30" svg:d="m10 0-10 30h20z"/>
    <draw:marker draw:name="a18" svg:viewBox="0 0 20 30" svg:d="m10 0-10 30h20z"/>
    <draw:marker draw:name="a62" svg:viewBox="0 0 20 30" svg:d="m10 0-10 30h20z"/>
    <draw:marker draw:name="a63" svg:viewBox="0 0 20 30" svg:d="m10 0-10 30h20z"/>
    <draw:marker draw:name="a65" svg:viewBox="0 0 20 30" svg:d="m10 0-10 30h20z"/>
    <draw:marker draw:name="a67" svg:viewBox="0 0 20 30" svg:d="m10 0-10 30h20z"/>
    <draw:marker draw:name="a68" svg:viewBox="0 0 20 30" svg:d="m10 0-10 30h20z"/>
    <draw:marker draw:name="a35" svg:viewBox="0 0 20 30" svg:d="m10 0-10 30h20z"/>
    <draw:marker draw:name="a37" svg:viewBox="0 0 20 30" svg:d="m10 0-10 30h20z"/>
    <draw:marker draw:name="a39" svg:viewBox="0 0 20 30" svg:d="m10 0-10 30h20z"/>
    <draw:marker draw:name="a50" svg:viewBox="0 0 20 30" svg:d="m10 0-10 30h20z"/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phen Woodbridge</meta:initial-creator>
    <dc:creator>Stephen Woodbridge</dc:creator>
    <meta:creation-date>2017-03-13T20:38:00Z</meta:creation-date>
    <dc:date>2017-03-13T20:38:00Z</dc:date>
    <meta:template xlink:href="Normal.dotm" xlink:type="simple"/>
    <meta:editing-cycles>2</meta:editing-cycles>
    <meta:editing-duration>PT60S</meta:editing-duration>
    <meta:document-statistic meta:page-count="1" meta:paragraph-count="1" meta:word-count="0" meta:character-count="2" meta:row-count="1" meta:non-whitespace-character-count="2"/>
  </office:meta>
</office:document-meta>
</file>